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0.45pt"/>
    </style:style>
    <style:style style:name="co2" style:family="table-column">
      <style:table-column-properties fo:break-before="auto" style:column-width="97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100.06pt"/>
    </style:style>
    <style:style style:name="co5" style:family="table-column">
      <style:table-column-properties fo:break-before="auto" style:column-width="132.35pt"/>
    </style:style>
    <style:style style:name="co6" style:family="table-column">
      <style:table-column-properties fo:break-before="auto" style:column-width="111.15pt"/>
    </style:style>
    <style:style style:name="co7" style:family="table-column">
      <style:table-column-properties fo:break-before="auto" style:column-width="143.46pt"/>
    </style:style>
    <style:style style:name="co8" style:family="table-column">
      <style:table-column-properties fo:break-before="auto" style:column-width="304.55pt"/>
    </style:style>
    <style:style style:name="co9" style:family="table-column">
      <style:table-column-properties fo:break-before="auto" style:column-width="53.09pt"/>
    </style:style>
    <style:style style:name="co10" style:family="table-column">
      <style:table-column-properties fo:break-before="auto" style:column-width="43.51pt"/>
    </style:style>
    <style:style style:name="co11" style:family="table-column">
      <style:table-column-properties fo:break-before="auto" style:column-width="128.35pt"/>
    </style:style>
    <style:style style:name="co12" style:family="table-column">
      <style:table-column-properties fo:break-before="auto" style:column-width="139.44pt"/>
    </style:style>
    <style:style style:name="co13" style:family="table-column">
      <style:table-column-properties fo:break-before="auto" style:column-width="89.94pt"/>
    </style:style>
    <style:style style:name="co14" style:family="table-column">
      <style:table-column-properties fo:break-before="auto" style:column-width="122.74pt"/>
    </style:style>
    <style:style style:name="co15" style:family="table-column">
      <style:table-column-properties fo:break-before="auto" style:column-width="133.91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am-NA1287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odec</text:p>
          </table:table-cell>
          <table:table-cell office:value-type="string" calcext:value-type="string">
            <text:p>uncompressed_size</text:p>
          </table:table-cell>
          <table:table-cell office:value-type="string" calcext:value-type="string">
            <text:p>compressed_size</text:p>
          </table:table-cell>
          <table:table-cell office:value-type="string" calcext:value-type="string">
            <text:p>compression_ratio</text:p>
          </table:table-cell>
          <table:table-cell office:value-type="string" calcext:value-type="string">
            <text:p>compression_time_s</text:p>
          </table:table-cell>
          <table:table-cell office:value-type="string" calcext:value-type="string">
            <text:p>compression_max_RSS_kB</text:p>
          </table:table-cell>
          <table:table-cell office:value-type="string" calcext:value-type="string">
            <text:p>decompression_time_s</text:p>
          </table:table-cell>
          <table:table-cell office:value-type="string" calcext:value-type="string">
            <text:p>decompression_max_RSS_kB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stream_id</text:p>
          </table:table-cell>
          <table:table-cell office:value-type="string" calcext:value-type="string">
            <text:p>test_set</text:p>
          </table:table-cell>
          <table:table-cell office:value-type="string" calcext:value-type="string">
            <text:p>compression_speed_MiB/s</text:p>
          </table:table-cell>
          <table:table-cell office:value-type="string" calcext:value-type="string">
            <text:p>decompression_speed_MiB/s</text:p>
          </table:table-cell>
          <table:table-cell office:value-type="string" calcext:value-type="string">
            <text:p>compression_rank</text:p>
          </table:table-cell>
          <table:table-cell office:value-type="string" calcext:value-type="string">
            <text:p>compression_speed_rank</text:p>
          </table:table-cell>
          <table:table-cell office:value-type="string" calcext:value-type="string">
            <text:p>decompression_speed_rank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85880216" calcext:value-type="float">
            <text:p>85880216</text:p>
          </table:table-cell>
          <table:table-cell table:formula="of:=[.C2]/[.B2]" office:value-type="float" office:value="0.409508781433105" calcext:value-type="float">
            <text:p>0.409508781433105</text:p>
          </table:table-cell>
          <table:table-cell office:value-type="float" office:value="94.98" calcext:value-type="float">
            <text:p>94.98</text:p>
          </table:table-cell>
          <table:table-cell office:value-type="float" office:value="1808" calcext:value-type="float">
            <text:p>1808</text:p>
          </table:table-cell>
          <table:table-cell office:value-type="float" office:value="3.88" calcext:value-type="float">
            <text:p>3.88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02_NA12878_S1.chr11.bam.cram_rawstreams.DS_QS.cropped</text:p>
          </table:table-cell>
          <table:table-cell office:value-type="string" calcext:value-type="string">
            <text:p>DS_QS</text:p>
          </table:table-cell>
          <table:table-cell office:value-type="float" office:value="2" calcext:value-type="float">
            <text:p>2</text:p>
          </table:table-cell>
          <table:table-cell office:value-type="float" office:value="2.105706465" calcext:value-type="float">
            <text:p>2.105706465</text:p>
          </table:table-cell>
          <table:table-cell office:value-type="float" office:value="21.10870007" calcext:value-type="float">
            <text:p>21.108700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76378063" calcext:value-type="float">
            <text:p>76378063</text:p>
          </table:table-cell>
          <table:table-cell table:formula="of:=[.C3]/[.B3]" office:value-type="float" office:value="0.364198985099792" calcext:value-type="float">
            <text:p>0.364198985099792</text:p>
          </table:table-cell>
          <table:table-cell office:value-type="float" office:value="21.72" calcext:value-type="float">
            <text:p>21.72</text:p>
          </table:table-cell>
          <table:table-cell office:value-type="float" office:value="9940" calcext:value-type="float">
            <text:p>9940</text:p>
          </table:table-cell>
          <table:table-cell office:value-type="float" office:value="14.76" calcext:value-type="float">
            <text:p>14.76</text:p>
          </table:table-cell>
          <table:table-cell office:value-type="float" office:value="6976" calcext:value-type="float">
            <text:p>6976</text:p>
          </table:table-cell>
          <table:table-cell office:value-type="string" calcext:value-type="string">
            <text:p>02_NA12878_S1.chr11.bam.cram_rawstreams.DS_QS.cropped</text:p>
          </table:table-cell>
          <table:table-cell office:value-type="string" calcext:value-type="string">
            <text:p>DS_QS</text:p>
          </table:table-cell>
          <table:table-cell office:value-type="float" office:value="2" calcext:value-type="float">
            <text:p>2</text:p>
          </table:table-cell>
          <table:table-cell office:value-type="float" office:value="9.208103131" calcext:value-type="float">
            <text:p>9.208103131</text:p>
          </table:table-cell>
          <table:table-cell office:value-type="float" office:value="4.934945598" calcext:value-type="float">
            <text:p>4.93494559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74822852" calcext:value-type="float">
            <text:p>74822852</text:p>
          </table:table-cell>
          <table:table-cell table:formula="of:=[.C4]/[.B4]" office:value-type="float" office:value="0.35678316116333" calcext:value-type="float">
            <text:p>0.35678316116333</text:p>
          </table:table-cell>
          <table:table-cell office:value-type="float" office:value="278.82" calcext:value-type="float">
            <text:p>278.82</text:p>
          </table:table-cell>
          <table:table-cell office:value-type="float" office:value="691416" calcext:value-type="float">
            <text:p>691416</text:p>
          </table:table-cell>
          <table:table-cell office:value-type="float" office:value="8.85" calcext:value-type="float">
            <text:p>8.85</text:p>
          </table:table-cell>
          <table:table-cell office:value-type="float" office:value="67876" calcext:value-type="float">
            <text:p>67876</text:p>
          </table:table-cell>
          <table:table-cell office:value-type="string" calcext:value-type="string">
            <text:p>02_NA12878_S1.chr11.bam.cram_rawstreams.DS_QS.cropped</text:p>
          </table:table-cell>
          <table:table-cell office:value-type="string" calcext:value-type="string">
            <text:p>DS_QS</text:p>
          </table:table-cell>
          <table:table-cell office:value-type="float" office:value="2" calcext:value-type="float">
            <text:p>2</text:p>
          </table:table-cell>
          <table:table-cell office:value-type="float" office:value="0.717308658" calcext:value-type="float">
            <text:p>0.717308658</text:p>
          </table:table-cell>
          <table:table-cell office:value-type="float" office:value="8.062896297" calcext:value-type="float">
            <text:p>8.06289629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100167070" calcext:value-type="float">
            <text:p>100167070</text:p>
          </table:table-cell>
          <table:table-cell table:formula="of:=[.C5]/[.B5]" office:value-type="float" office:value="0.477633810043335" calcext:value-type="float">
            <text:p>0.477633810043335</text:p>
          </table:table-cell>
          <table:table-cell office:value-type="float" office:value="4.72" calcext:value-type="float">
            <text:p>4.72</text:p>
          </table:table-cell>
          <table:table-cell office:value-type="float" office:value="4608" calcext:value-type="float">
            <text:p>4608</text:p>
          </table:table-cell>
          <table:table-cell office:value-type="float" office:value="4.78" calcext:value-type="float">
            <text:p>4.78</text:p>
          </table:table-cell>
          <table:table-cell office:value-type="float" office:value="4828" calcext:value-type="float">
            <text:p>4828</text:p>
          </table:table-cell>
          <table:table-cell office:value-type="string" calcext:value-type="string">
            <text:p>02_NA12878_S1.chr11.bam.cram_rawstreams.DS_QS.cropped</text:p>
          </table:table-cell>
          <table:table-cell office:value-type="string" calcext:value-type="string">
            <text:p>DS_QS</text:p>
          </table:table-cell>
          <table:table-cell office:value-type="float" office:value="2" calcext:value-type="float">
            <text:p>2</text:p>
          </table:table-cell>
          <table:table-cell office:value-type="float" office:value="42.37288136" calcext:value-type="float">
            <text:p>42.37288136</text:p>
          </table:table-cell>
          <table:table-cell office:value-type="float" office:value="19.98467824" calcext:value-type="float">
            <text:p>19.984678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71842283" calcext:value-type="float">
            <text:p>71842283</text:p>
          </table:table-cell>
          <table:table-cell table:formula="of:=[.C6]/[.B6]" office:value-type="float" office:value="0.342570700645447" calcext:value-type="float">
            <text:p>0.342570700645447</text:p>
          </table:table-cell>
          <table:table-cell office:value-type="float" office:value="5.43" calcext:value-type="float">
            <text:p>5.43</text:p>
          </table:table-cell>
          <table:table-cell office:value-type="float" office:value="4496" calcext:value-type="float">
            <text:p>4496</text:p>
          </table:table-cell>
          <table:table-cell office:value-type="float" office:value="5.95" calcext:value-type="float">
            <text:p>5.95</text:p>
          </table:table-cell>
          <table:table-cell office:value-type="float" office:value="5764" calcext:value-type="float">
            <text:p>5764</text:p>
          </table:table-cell>
          <table:table-cell office:value-type="string" calcext:value-type="string">
            <text:p>02_NA12878_S1.chr11.bam.cram_rawstreams.DS_QS.cropped</text:p>
          </table:table-cell>
          <table:table-cell office:value-type="string" calcext:value-type="string">
            <text:p>DS_QS</text:p>
          </table:table-cell>
          <table:table-cell office:value-type="float" office:value="2" calcext:value-type="float">
            <text:p>2</text:p>
          </table:table-cell>
          <table:table-cell office:value-type="float" office:value="36.83241252" calcext:value-type="float">
            <text:p>36.83241252</text:p>
          </table:table-cell>
          <table:table-cell office:value-type="float" office:value="11.51498153" calcext:value-type="float">
            <text:p>11.514981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78434581" calcext:value-type="float">
            <text:p>78434581</text:p>
          </table:table-cell>
          <table:table-cell table:formula="of:=[.C7]/[.B7]" office:value-type="float" office:value="0.374005227088928" calcext:value-type="float">
            <text:p>0.374005227088928</text:p>
          </table:table-cell>
          <table:table-cell office:value-type="float" office:value="15.69" calcext:value-type="float">
            <text:p>15.69</text:p>
          </table:table-cell>
          <table:table-cell office:value-type="float" office:value="1004980" calcext:value-type="float">
            <text:p>1004980</text:p>
          </table:table-cell>
          <table:table-cell office:value-type="float" office:value="11.34" calcext:value-type="float">
            <text:p>11.34</text:p>
          </table:table-cell>
          <table:table-cell office:value-type="float" office:value="1022828" calcext:value-type="float">
            <text:p>1022828</text:p>
          </table:table-cell>
          <table:table-cell office:value-type="string" calcext:value-type="string">
            <text:p>02_NA12878_S1.chr11.bam.cram_rawstreams.DS_QS.cropped</text:p>
          </table:table-cell>
          <table:table-cell office:value-type="string" calcext:value-type="string">
            <text:p>DS_QS</text:p>
          </table:table-cell>
          <table:table-cell office:value-type="float" office:value="2" calcext:value-type="float">
            <text:p>2</text:p>
          </table:table-cell>
          <table:table-cell office:value-type="float" office:value="12.74697259" calcext:value-type="float">
            <text:p>12.74697259</text:p>
          </table:table-cell>
          <table:table-cell office:value-type="float" office:value="6.596212118" calcext:value-type="float">
            <text:p>6.5962121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35897993" calcext:value-type="float">
            <text:p>35897993</text:p>
          </table:table-cell>
          <table:table-cell office:value-type="float" office:value="767392" calcext:value-type="float">
            <text:p>767392</text:p>
          </table:table-cell>
          <table:table-cell table:formula="of:=[.C8]/[.B8]" office:value-type="float" office:value="0.0213770168153969" calcext:value-type="float">
            <text:p>0.021377016815397</text:p>
          </table:table-cell>
          <table:table-cell office:value-type="float" office:value="2.75" calcext:value-type="float">
            <text:p>2.75</text:p>
          </table:table-cell>
          <table:table-cell office:value-type="float" office:value="1776" calcext:value-type="float">
            <text:p>1776</text:p>
          </table:table-cell>
          <table:table-cell office:value-type="float" office:value="0.52" calcext:value-type="float">
            <text:p>0.52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02_NA12878_S1.chr11.bam.cram_rawstreams.DS_NS</text:p>
          </table:table-cell>
          <table:table-cell office:value-type="string" calcext:value-type="string">
            <text:p>DS_NS</text:p>
          </table:table-cell>
          <table:table-cell office:value-type="float" office:value="2" calcext:value-type="float">
            <text:p>2</text:p>
          </table:table-cell>
          <table:table-cell office:value-type="float" office:value="12.4490887" calcext:value-type="float">
            <text:p>12.4490887</text:p>
          </table:table-cell>
          <table:table-cell office:value-type="float" office:value="1.40738854" calcext:value-type="float">
            <text:p>1.4073885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35897993" calcext:value-type="float">
            <text:p>35897993</text:p>
          </table:table-cell>
          <table:table-cell office:value-type="float" office:value="521488" calcext:value-type="float">
            <text:p>521488</text:p>
          </table:table-cell>
          <table:table-cell table:formula="of:=[.C9]/[.B9]" office:value-type="float" office:value="0.0145269402665492" calcext:value-type="float">
            <text:p>0.014526940266549</text:p>
          </table:table-cell>
          <table:table-cell office:value-type="float" office:value="0.37" calcext:value-type="float">
            <text:p>0.37</text:p>
          </table:table-cell>
          <table:table-cell office:value-type="float" office:value="9344" calcext:value-type="float">
            <text:p>9344</text:p>
          </table:table-cell>
          <table:table-cell office:value-type="float" office:value="0.55" calcext:value-type="float">
            <text:p>0.55</text:p>
          </table:table-cell>
          <table:table-cell office:value-type="float" office:value="6212" calcext:value-type="float">
            <text:p>6212</text:p>
          </table:table-cell>
          <table:table-cell office:value-type="string" calcext:value-type="string">
            <text:p>02_NA12878_S1.chr11.bam.cram_rawstreams.DS_NS</text:p>
          </table:table-cell>
          <table:table-cell office:value-type="string" calcext:value-type="string">
            <text:p>DS_NS</text:p>
          </table:table-cell>
          <table:table-cell office:value-type="float" office:value="2" calcext:value-type="float">
            <text:p>2</text:p>
          </table:table-cell>
          <table:table-cell office:value-type="float" office:value="92.52701063" calcext:value-type="float">
            <text:p>92.52701063</text:p>
          </table:table-cell>
          <table:table-cell office:value-type="float" office:value="0.90423584" calcext:value-type="float">
            <text:p>0.904235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35897993" calcext:value-type="float">
            <text:p>35897993</text:p>
          </table:table-cell>
          <table:table-cell office:value-type="float" office:value="858068" calcext:value-type="float">
            <text:p>858068</text:p>
          </table:table-cell>
          <table:table-cell table:formula="of:=[.C10]/[.B10]" office:value-type="float" office:value="0.0239029519004029" calcext:value-type="float">
            <text:p>0.023902951900403</text:p>
          </table:table-cell>
          <table:table-cell office:value-type="float" office:value="5.43" calcext:value-type="float">
            <text:p>5.43</text:p>
          </table:table-cell>
          <table:table-cell office:value-type="float" office:value="387240" calcext:value-type="float">
            <text:p>387240</text:p>
          </table:table-cell>
          <table:table-cell office:value-type="float" office:value="0.5" calcext:value-type="float">
            <text:p>0.5</text:p>
          </table:table-cell>
          <table:table-cell office:value-type="float" office:value="38424" calcext:value-type="float">
            <text:p>38424</text:p>
          </table:table-cell>
          <table:table-cell office:value-type="string" calcext:value-type="string">
            <text:p>02_NA12878_S1.chr11.bam.cram_rawstreams.DS_NS</text:p>
          </table:table-cell>
          <table:table-cell office:value-type="string" calcext:value-type="string">
            <text:p>DS_NS</text:p>
          </table:table-cell>
          <table:table-cell office:value-type="float" office:value="2" calcext:value-type="float">
            <text:p>2</text:p>
          </table:table-cell>
          <table:table-cell office:value-type="float" office:value="6.304787097" calcext:value-type="float">
            <text:p>6.304787097</text:p>
          </table:table-cell>
          <table:table-cell office:value-type="float" office:value="1.636634827" calcext:value-type="float">
            <text:p>1.6366348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35897993" calcext:value-type="float">
            <text:p>35897993</text:p>
          </table:table-cell>
          <table:table-cell office:value-type="float" office:value="529172" calcext:value-type="float">
            <text:p>529172</text:p>
          </table:table-cell>
          <table:table-cell table:formula="of:=[.C11]/[.B11]" office:value-type="float" office:value="0.0147409912303454" calcext:value-type="float">
            <text:p>0.014740991230345</text:p>
          </table:table-cell>
          <table:table-cell office:value-type="float" office:value="0.49" calcext:value-type="float">
            <text:p>0.49</text:p>
          </table:table-cell>
          <table:table-cell office:value-type="float" office:value="3020" calcext:value-type="float">
            <text:p>3020</text:p>
          </table:table-cell>
          <table:table-cell office:value-type="float" office:value="0.63" calcext:value-type="float">
            <text:p>0.63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02_NA12878_S1.chr11.bam.cram_rawstreams.DS_NS</text:p>
          </table:table-cell>
          <table:table-cell office:value-type="string" calcext:value-type="string">
            <text:p>DS_NS</text:p>
          </table:table-cell>
          <table:table-cell office:value-type="float" office:value="2" calcext:value-type="float">
            <text:p>2</text:p>
          </table:table-cell>
          <table:table-cell office:value-type="float" office:value="69.86733456" calcext:value-type="float">
            <text:p>69.86733456</text:p>
          </table:table-cell>
          <table:table-cell office:value-type="float" office:value="0.80104404" calcext:value-type="float">
            <text:p>0.801044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35897993" calcext:value-type="float">
            <text:p>35897993</text:p>
          </table:table-cell>
          <table:table-cell office:value-type="float" office:value="496846" calcext:value-type="float">
            <text:p>496846</text:p>
          </table:table-cell>
          <table:table-cell table:formula="of:=[.C12]/[.B12]" office:value-type="float" office:value="0.0138404952054005" calcext:value-type="float">
            <text:p>0.013840495205401</text:p>
          </table:table-cell>
          <table:table-cell office:value-type="float" office:value="0.65" calcext:value-type="float">
            <text:p>0.65</text:p>
          </table:table-cell>
          <table:table-cell office:value-type="float" office:value="3176" calcext:value-type="float">
            <text:p>3176</text:p>
          </table:table-cell>
          <table:table-cell office:value-type="float" office:value="0.77" calcext:value-type="float">
            <text:p>0.77</text:p>
          </table:table-cell>
          <table:table-cell office:value-type="float" office:value="4904" calcext:value-type="float">
            <text:p>4904</text:p>
          </table:table-cell>
          <table:table-cell office:value-type="string" calcext:value-type="string">
            <text:p>02_NA12878_S1.chr11.bam.cram_rawstreams.DS_NS</text:p>
          </table:table-cell>
          <table:table-cell office:value-type="string" calcext:value-type="string">
            <text:p>DS_NS</text:p>
          </table:table-cell>
          <table:table-cell office:value-type="float" office:value="2" calcext:value-type="float">
            <text:p>2</text:p>
          </table:table-cell>
          <table:table-cell office:value-type="float" office:value="52.66922144" calcext:value-type="float">
            <text:p>52.66922144</text:p>
          </table:table-cell>
          <table:table-cell office:value-type="float" office:value="0.615362688" calcext:value-type="float">
            <text:p>0.6153626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35897993" calcext:value-type="float">
            <text:p>35897993</text:p>
          </table:table-cell>
          <table:table-cell office:value-type="float" office:value="553206" calcext:value-type="float">
            <text:p>553206</text:p>
          </table:table-cell>
          <table:table-cell table:formula="of:=[.C13]/[.B13]" office:value-type="float" office:value="0.0154104994114852" calcext:value-type="float">
            <text:p>0.015410499411485</text:p>
          </table:table-cell>
          <table:table-cell office:value-type="float" office:value="1.88" calcext:value-type="float">
            <text:p>1.88</text:p>
          </table:table-cell>
          <table:table-cell office:value-type="float" office:value="810900" calcext:value-type="float">
            <text:p>810900</text:p>
          </table:table-cell>
          <table:table-cell office:value-type="float" office:value="1.74" calcext:value-type="float">
            <text:p>1.74</text:p>
          </table:table-cell>
          <table:table-cell office:value-type="float" office:value="812196" calcext:value-type="float">
            <text:p>812196</text:p>
          </table:table-cell>
          <table:table-cell office:value-type="string" calcext:value-type="string">
            <text:p>02_NA12878_S1.chr11.bam.cram_rawstreams.DS_NS</text:p>
          </table:table-cell>
          <table:table-cell office:value-type="string" calcext:value-type="string">
            <text:p>DS_NS</text:p>
          </table:table-cell>
          <table:table-cell office:value-type="float" office:value="2" calcext:value-type="float">
            <text:p>2</text:p>
          </table:table-cell>
          <table:table-cell office:value-type="float" office:value="18.21010316" calcext:value-type="float">
            <text:p>18.21010316</text:p>
          </table:table-cell>
          <table:table-cell office:value-type="float" office:value="0.303205951" calcext:value-type="float">
            <text:p>0.3032059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1816746" calcext:value-type="float">
            <text:p>21816746</text:p>
          </table:table-cell>
          <table:table-cell office:value-type="float" office:value="3606248" calcext:value-type="float">
            <text:p>3606248</text:p>
          </table:table-cell>
          <table:table-cell table:formula="of:=[.C14]/[.B14]" office:value-type="float" office:value="0.165297244602839" calcext:value-type="float">
            <text:p>0.165297244602839</text:p>
          </table:table-cell>
          <table:table-cell office:value-type="float" office:value="57.19" calcext:value-type="float">
            <text:p>57.19</text:p>
          </table:table-cell>
          <table:table-cell office:value-type="float" office:value="1768" calcext:value-type="float">
            <text:p>1768</text:p>
          </table:table-cell>
          <table:table-cell office:value-type="float" office:value="0.32" calcext:value-type="float">
            <text:p>0.32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02_NA12878_S1.chr11.bam.cram_rawstreams.DS_MQC</text:p>
          </table:table-cell>
          <table:table-cell office:value-type="string" calcext:value-type="string">
            <text:p>DS_MQC</text:p>
          </table:table-cell>
          <table:table-cell office:value-type="float" office:value="2" calcext:value-type="float">
            <text:p>2</text:p>
          </table:table-cell>
          <table:table-cell office:value-type="float" office:value="0.363806091" calcext:value-type="float">
            <text:p>0.363806091</text:p>
          </table:table-cell>
          <table:table-cell office:value-type="float" office:value="10.74745655" calcext:value-type="float">
            <text:p>10.7474565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1816746" calcext:value-type="float">
            <text:p>21816746</text:p>
          </table:table-cell>
          <table:table-cell office:value-type="float" office:value="3564954" calcext:value-type="float">
            <text:p>3564954</text:p>
          </table:table-cell>
          <table:table-cell table:formula="of:=[.C15]/[.B15]" office:value-type="float" office:value="0.163404478376381" calcext:value-type="float">
            <text:p>0.163404478376381</text:p>
          </table:table-cell>
          <table:table-cell office:value-type="float" office:value="1.86" calcext:value-type="float">
            <text:p>1.86</text:p>
          </table:table-cell>
          <table:table-cell office:value-type="float" office:value="9932" calcext:value-type="float">
            <text:p>9932</text:p>
          </table:table-cell>
          <table:table-cell office:value-type="float" office:value="0.98" calcext:value-type="float">
            <text:p>0.98</text:p>
          </table:table-cell>
          <table:table-cell office:value-type="float" office:value="6824" calcext:value-type="float">
            <text:p>6824</text:p>
          </table:table-cell>
          <table:table-cell office:value-type="string" calcext:value-type="string">
            <text:p>02_NA12878_S1.chr11.bam.cram_rawstreams.DS_MQC</text:p>
          </table:table-cell>
          <table:table-cell office:value-type="string" calcext:value-type="string">
            <text:p>DS_MQC</text:p>
          </table:table-cell>
          <table:table-cell office:value-type="float" office:value="2" calcext:value-type="float">
            <text:p>2</text:p>
          </table:table-cell>
          <table:table-cell office:value-type="float" office:value="11.18605932" calcext:value-type="float">
            <text:p>11.18605932</text:p>
          </table:table-cell>
          <table:table-cell office:value-type="float" office:value="3.469188846" calcext:value-type="float">
            <text:p>3.46918884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1816746" calcext:value-type="float">
            <text:p>21816746</text:p>
          </table:table-cell>
          <table:table-cell office:value-type="float" office:value="3141680" calcext:value-type="float">
            <text:p>3141680</text:p>
          </table:table-cell>
          <table:table-cell table:formula="of:=[.C16]/[.B16]" office:value-type="float" office:value="0.14400314327352" calcext:value-type="float">
            <text:p>0.14400314327352</text:p>
          </table:table-cell>
          <table:table-cell office:value-type="float" office:value="31.68" calcext:value-type="float">
            <text:p>31.68</text:p>
          </table:table-cell>
          <table:table-cell office:value-type="float" office:value="262904" calcext:value-type="float">
            <text:p>262904</text:p>
          </table:table-cell>
          <table:table-cell office:value-type="float" office:value="0.5" calcext:value-type="float">
            <text:p>0.5</text:p>
          </table:table-cell>
          <table:table-cell office:value-type="float" office:value="23852" calcext:value-type="float">
            <text:p>23852</text:p>
          </table:table-cell>
          <table:table-cell office:value-type="string" calcext:value-type="string">
            <text:p>02_NA12878_S1.chr11.bam.cram_rawstreams.DS_MQC</text:p>
          </table:table-cell>
          <table:table-cell office:value-type="string" calcext:value-type="string">
            <text:p>DS_MQC</text:p>
          </table:table-cell>
          <table:table-cell office:value-type="float" office:value="2" calcext:value-type="float">
            <text:p>2</text:p>
          </table:table-cell>
          <table:table-cell office:value-type="float" office:value="0.65675727" calcext:value-type="float">
            <text:p>0.65675727</text:p>
          </table:table-cell>
          <table:table-cell office:value-type="float" office:value="5.992279053" calcext:value-type="float">
            <text:p>5.9922790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1816746" calcext:value-type="float">
            <text:p>21816746</text:p>
          </table:table-cell>
          <table:table-cell office:value-type="float" office:value="3111285" calcext:value-type="float">
            <text:p>3111285</text:p>
          </table:table-cell>
          <table:table-cell table:formula="of:=[.C17]/[.B17]" office:value-type="float" office:value="0.142609947422957" calcext:value-type="float">
            <text:p>0.142609947422957</text:p>
          </table:table-cell>
          <table:table-cell office:value-type="float" office:value="0.43" calcext:value-type="float">
            <text:p>0.43</text:p>
          </table:table-cell>
          <table:table-cell office:value-type="float" office:value="3936" calcext:value-type="float">
            <text:p>3936</text:p>
          </table:table-cell>
          <table:table-cell office:value-type="float" office:value="0.47" calcext:value-type="float">
            <text:p>0.47</text:p>
          </table:table-cell>
          <table:table-cell office:value-type="float" office:value="4288" calcext:value-type="float">
            <text:p>4288</text:p>
          </table:table-cell>
          <table:table-cell office:value-type="string" calcext:value-type="string">
            <text:p>02_NA12878_S1.chr11.bam.cram_rawstreams.DS_MQC</text:p>
          </table:table-cell>
          <table:table-cell office:value-type="string" calcext:value-type="string">
            <text:p>DS_MQC</text:p>
          </table:table-cell>
          <table:table-cell office:value-type="float" office:value="2" calcext:value-type="float">
            <text:p>2</text:p>
          </table:table-cell>
          <table:table-cell office:value-type="float" office:value="48.38621006" calcext:value-type="float">
            <text:p>48.38621006</text:p>
          </table:table-cell>
          <table:table-cell office:value-type="float" office:value="6.313090629" calcext:value-type="float">
            <text:p>6.3130906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1816746" calcext:value-type="float">
            <text:p>21816746</text:p>
          </table:table-cell>
          <table:table-cell office:value-type="float" office:value="2897928" calcext:value-type="float">
            <text:p>2897928</text:p>
          </table:table-cell>
          <table:table-cell table:formula="of:=[.C18]/[.B18]" office:value-type="float" office:value="0.132830441349961" calcext:value-type="float">
            <text:p>0.132830441349961</text:p>
          </table:table-cell>
          <table:table-cell office:value-type="float" office:value="0.49" calcext:value-type="float">
            <text:p>0.49</text:p>
          </table:table-cell>
          <table:table-cell office:value-type="float" office:value="4172" calcext:value-type="float">
            <text:p>4172</text:p>
          </table:table-cell>
          <table:table-cell office:value-type="float" office:value="0.54" calcext:value-type="float">
            <text:p>0.54</text:p>
          </table:table-cell>
          <table:table-cell office:value-type="float" office:value="5568" calcext:value-type="float">
            <text:p>5568</text:p>
          </table:table-cell>
          <table:table-cell office:value-type="string" calcext:value-type="string">
            <text:p>02_NA12878_S1.chr11.bam.cram_rawstreams.DS_MQC</text:p>
          </table:table-cell>
          <table:table-cell office:value-type="string" calcext:value-type="string">
            <text:p>DS_MQC</text:p>
          </table:table-cell>
          <table:table-cell office:value-type="float" office:value="2" calcext:value-type="float">
            <text:p>2</text:p>
          </table:table-cell>
          <table:table-cell office:value-type="float" office:value="42.46136802" calcext:value-type="float">
            <text:p>42.46136802</text:p>
          </table:table-cell>
          <table:table-cell office:value-type="float" office:value="5.117925008" calcext:value-type="float">
            <text:p>5.1179250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1816746" calcext:value-type="float">
            <text:p>21816746</text:p>
          </table:table-cell>
          <table:table-cell office:value-type="float" office:value="2838891" calcext:value-type="float">
            <text:p>2838891</text:p>
          </table:table-cell>
          <table:table-cell table:formula="of:=[.C19]/[.B19]" office:value-type="float" office:value="0.130124400769941" calcext:value-type="float">
            <text:p>0.130124400769941</text:p>
          </table:table-cell>
          <table:table-cell office:value-type="float" office:value="1.48" calcext:value-type="float">
            <text:p>1.48</text:p>
          </table:table-cell>
          <table:table-cell office:value-type="float" office:value="471664" calcext:value-type="float">
            <text:p>471664</text:p>
          </table:table-cell>
          <table:table-cell office:value-type="float" office:value="1.58" calcext:value-type="float">
            <text:p>1.58</text:p>
          </table:table-cell>
          <table:table-cell office:value-type="float" office:value="441384" calcext:value-type="float">
            <text:p>441384</text:p>
          </table:table-cell>
          <table:table-cell office:value-type="string" calcext:value-type="string">
            <text:p>02_NA12878_S1.chr11.bam.cram_rawstreams.DS_MQC</text:p>
          </table:table-cell>
          <table:table-cell office:value-type="string" calcext:value-type="string">
            <text:p>DS_MQC</text:p>
          </table:table-cell>
          <table:table-cell office:value-type="float" office:value="2" calcext:value-type="float">
            <text:p>2</text:p>
          </table:table-cell>
          <table:table-cell office:value-type="float" office:value="14.05815563" calcext:value-type="float">
            <text:p>14.05815563</text:p>
          </table:table-cell>
          <table:table-cell office:value-type="float" office:value="1.713530021" calcext:value-type="float">
            <text:p>1.7135300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36382851" calcext:value-type="float">
            <text:p>36382851</text:p>
          </table:table-cell>
          <table:table-cell table:formula="of:=[.C20]/[.B20]" office:value-type="float" office:value="0.173486952781677" calcext:value-type="float">
            <text:p>0.173486952781677</text:p>
          </table:table-cell>
          <table:table-cell office:value-type="float" office:value="36.51" calcext:value-type="float">
            <text:p>36.51</text:p>
          </table:table-cell>
          <table:table-cell office:value-type="float" office:value="1756" calcext:value-type="float">
            <text:p>1756</text:p>
          </table:table-cell>
          <table:table-cell office:value-type="float" office:value="3.13" calcext:value-type="float">
            <text:p>3.13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02_NA12878_S1.chr11.bam.cram_rawstreams.DS_RN.cropped</text:p>
          </table:table-cell>
          <table:table-cell office:value-type="string" calcext:value-type="string">
            <text:p>DS_RN</text:p>
          </table:table-cell>
          <table:table-cell office:value-type="float" office:value="2" calcext:value-type="float">
            <text:p>2</text:p>
          </table:table-cell>
          <table:table-cell office:value-type="float" office:value="5.477951246" calcext:value-type="float">
            <text:p>5.477951246</text:p>
          </table:table-cell>
          <table:table-cell office:value-type="float" office:value="11.08542829" calcext:value-type="float">
            <text:p>11.085428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26580598" calcext:value-type="float">
            <text:p>26580598</text:p>
          </table:table-cell>
          <table:table-cell table:formula="of:=[.C21]/[.B21]" office:value-type="float" office:value="0.126746168136597" calcext:value-type="float">
            <text:p>0.126746168136597</text:p>
          </table:table-cell>
          <table:table-cell office:value-type="float" office:value="33.34" calcext:value-type="float">
            <text:p>33.34</text:p>
          </table:table-cell>
          <table:table-cell office:value-type="float" office:value="9792" calcext:value-type="float">
            <text:p>9792</text:p>
          </table:table-cell>
          <table:table-cell office:value-type="float" office:value="8.49" calcext:value-type="float">
            <text:p>8.49</text:p>
          </table:table-cell>
          <table:table-cell office:value-type="float" office:value="6952" calcext:value-type="float">
            <text:p>6952</text:p>
          </table:table-cell>
          <table:table-cell office:value-type="string" calcext:value-type="string">
            <text:p>02_NA12878_S1.chr11.bam.cram_rawstreams.DS_RN.cropped</text:p>
          </table:table-cell>
          <table:table-cell office:value-type="string" calcext:value-type="string">
            <text:p>DS_RN</text:p>
          </table:table-cell>
          <table:table-cell office:value-type="float" office:value="2" calcext:value-type="float">
            <text:p>2</text:p>
          </table:table-cell>
          <table:table-cell office:value-type="float" office:value="5.99880024" calcext:value-type="float">
            <text:p>5.99880024</text:p>
          </table:table-cell>
          <table:table-cell office:value-type="float" office:value="2.985775457" calcext:value-type="float">
            <text:p>2.9857754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24198660" calcext:value-type="float">
            <text:p>24198660</text:p>
          </table:table-cell>
          <table:table-cell table:formula="of:=[.C22]/[.B22]" office:value-type="float" office:value="0.115388202667236" calcext:value-type="float">
            <text:p>0.115388202667236</text:p>
          </table:table-cell>
          <table:table-cell office:value-type="float" office:value="189.45" calcext:value-type="float">
            <text:p>189.45</text:p>
          </table:table-cell>
          <table:table-cell office:value-type="float" office:value="691344" calcext:value-type="float">
            <text:p>691344</text:p>
          </table:table-cell>
          <table:table-cell office:value-type="float" office:value="4.74" calcext:value-type="float">
            <text:p>4.74</text:p>
          </table:table-cell>
          <table:table-cell office:value-type="float" office:value="67764" calcext:value-type="float">
            <text:p>67764</text:p>
          </table:table-cell>
          <table:table-cell office:value-type="string" calcext:value-type="string">
            <text:p>02_NA12878_S1.chr11.bam.cram_rawstreams.DS_RN.cropped</text:p>
          </table:table-cell>
          <table:table-cell office:value-type="string" calcext:value-type="string">
            <text:p>DS_RN</text:p>
          </table:table-cell>
          <table:table-cell office:value-type="float" office:value="2" calcext:value-type="float">
            <text:p>2</text:p>
          </table:table-cell>
          <table:table-cell office:value-type="float" office:value="1.055687516" calcext:value-type="float">
            <text:p>1.055687516</text:p>
          </table:table-cell>
          <table:table-cell office:value-type="float" office:value="4.868700534" calcext:value-type="float">
            <text:p>4.8687005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107691395" calcext:value-type="float">
            <text:p>107691395</text:p>
          </table:table-cell>
          <table:table-cell table:formula="of:=[.C23]/[.B23]" office:value-type="float" office:value="0.513512587547302" calcext:value-type="float">
            <text:p>0.513512587547302</text:p>
          </table:table-cell>
          <table:table-cell office:value-type="float" office:value="4.56" calcext:value-type="float">
            <text:p>4.56</text:p>
          </table:table-cell>
          <table:table-cell office:value-type="float" office:value="4516" calcext:value-type="float">
            <text:p>4516</text:p>
          </table:table-cell>
          <table:table-cell office:value-type="float" office:value="4.73" calcext:value-type="float">
            <text:p>4.73</text:p>
          </table:table-cell>
          <table:table-cell office:value-type="float" office:value="4912" calcext:value-type="float">
            <text:p>4912</text:p>
          </table:table-cell>
          <table:table-cell office:value-type="string" calcext:value-type="string">
            <text:p>02_NA12878_S1.chr11.bam.cram_rawstreams.DS_RN.cropped</text:p>
          </table:table-cell>
          <table:table-cell office:value-type="string" calcext:value-type="string">
            <text:p>DS_RN</text:p>
          </table:table-cell>
          <table:table-cell office:value-type="float" office:value="2" calcext:value-type="float">
            <text:p>2</text:p>
          </table:table-cell>
          <table:table-cell office:value-type="float" office:value="43.85964912" calcext:value-type="float">
            <text:p>43.85964912</text:p>
          </table:table-cell>
          <table:table-cell office:value-type="float" office:value="21.71300582" calcext:value-type="float">
            <text:p>21.7130058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58945050" calcext:value-type="float">
            <text:p>58945050</text:p>
          </table:table-cell>
          <table:table-cell table:formula="of:=[.C24]/[.B24]" office:value-type="float" office:value="0.281071901321411" calcext:value-type="float">
            <text:p>0.281071901321411</text:p>
          </table:table-cell>
          <table:table-cell office:value-type="float" office:value="5.06" calcext:value-type="float">
            <text:p>5.06</text:p>
          </table:table-cell>
          <table:table-cell office:value-type="float" office:value="4248" calcext:value-type="float">
            <text:p>4248</text:p>
          </table:table-cell>
          <table:table-cell office:value-type="float" office:value="5.44" calcext:value-type="float">
            <text:p>5.44</text:p>
          </table:table-cell>
          <table:table-cell office:value-type="float" office:value="5708" calcext:value-type="float">
            <text:p>5708</text:p>
          </table:table-cell>
          <table:table-cell office:value-type="string" calcext:value-type="string">
            <text:p>02_NA12878_S1.chr11.bam.cram_rawstreams.DS_RN.cropped</text:p>
          </table:table-cell>
          <table:table-cell office:value-type="string" calcext:value-type="string">
            <text:p>DS_RN</text:p>
          </table:table-cell>
          <table:table-cell office:value-type="float" office:value="2" calcext:value-type="float">
            <text:p>2</text:p>
          </table:table-cell>
          <table:table-cell office:value-type="float" office:value="39.5256917" calcext:value-type="float">
            <text:p>39.5256917</text:p>
          </table:table-cell>
          <table:table-cell office:value-type="float" office:value="10.33352578" calcext:value-type="float">
            <text:p>10.3335257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37745653" calcext:value-type="float">
            <text:p>37745653</text:p>
          </table:table-cell>
          <table:table-cell table:formula="of:=[.C25]/[.B25]" office:value-type="float" office:value="0.179985299110413" calcext:value-type="float">
            <text:p>0.179985299110413</text:p>
          </table:table-cell>
          <table:table-cell office:value-type="float" office:value="129.16" calcext:value-type="float">
            <text:p>129.16</text:p>
          </table:table-cell>
          <table:table-cell office:value-type="float" office:value="898156" calcext:value-type="float">
            <text:p>898156</text:p>
          </table:table-cell>
          <table:table-cell office:value-type="float" office:value="7.96" calcext:value-type="float">
            <text:p>7.96</text:p>
          </table:table-cell>
          <table:table-cell office:value-type="float" office:value="922308" calcext:value-type="float">
            <text:p>922308</text:p>
          </table:table-cell>
          <table:table-cell office:value-type="string" calcext:value-type="string">
            <text:p>02_NA12878_S1.chr11.bam.cram_rawstreams.DS_RN.cropped</text:p>
          </table:table-cell>
          <table:table-cell office:value-type="string" calcext:value-type="string">
            <text:p>DS_RN</text:p>
          </table:table-cell>
          <table:table-cell office:value-type="float" office:value="2" calcext:value-type="float">
            <text:p>2</text:p>
          </table:table-cell>
          <table:table-cell office:value-type="float" office:value="1.548467018" calcext:value-type="float">
            <text:p>1.548467018</text:p>
          </table:table-cell>
          <table:table-cell office:value-type="float" office:value="4.522243696" calcext:value-type="float">
            <text:p>4.5222436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7556928" calcext:value-type="float">
            <text:p>7556928</text:p>
          </table:table-cell>
          <table:table-cell table:formula="of:=[.C26]/[.B26]" office:value-type="float" office:value="0.164264820541745" calcext:value-type="float">
            <text:p>0.164264820541745</text:p>
          </table:table-cell>
          <table:table-cell office:value-type="float" office:value="134.62" calcext:value-type="float">
            <text:p>134.62</text:p>
          </table:table-cell>
          <table:table-cell office:value-type="float" office:value="1748" calcext:value-type="float">
            <text:p>1748</text:p>
          </table:table-cell>
          <table:table-cell office:value-type="float" office:value="0.67" calcext:value-type="float">
            <text:p>0.67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02_NA12878_S1.chr11.bam.cram_rawstreams.DS_SMC</text:p>
          </table:table-cell>
          <table:table-cell office:value-type="string" calcext:value-type="string">
            <text:p>DS_SMC</text:p>
          </table:table-cell>
          <table:table-cell office:value-type="float" office:value="2" calcext:value-type="float">
            <text:p>2</text:p>
          </table:table-cell>
          <table:table-cell office:value-type="float" office:value="0.325905149" calcext:value-type="float">
            <text:p>0.325905149</text:p>
          </table:table-cell>
          <table:table-cell office:value-type="float" office:value="10.75648977" calcext:value-type="float">
            <text:p>10.7564897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7668546" calcext:value-type="float">
            <text:p>7668546</text:p>
          </table:table-cell>
          <table:table-cell table:formula="of:=[.C27]/[.B27]" office:value-type="float" office:value="0.166691059185177" calcext:value-type="float">
            <text:p>0.166691059185177</text:p>
          </table:table-cell>
          <table:table-cell office:value-type="float" office:value="4.21" calcext:value-type="float">
            <text:p>4.21</text:p>
          </table:table-cell>
          <table:table-cell office:value-type="float" office:value="10360" calcext:value-type="float">
            <text:p>10360</text:p>
          </table:table-cell>
          <table:table-cell office:value-type="float" office:value="2.17" calcext:value-type="float">
            <text:p>2.17</text:p>
          </table:table-cell>
          <table:table-cell office:value-type="float" office:value="6824" calcext:value-type="float">
            <text:p>6824</text:p>
          </table:table-cell>
          <table:table-cell office:value-type="string" calcext:value-type="string">
            <text:p>02_NA12878_S1.chr11.bam.cram_rawstreams.DS_SMC</text:p>
          </table:table-cell>
          <table:table-cell office:value-type="string" calcext:value-type="string">
            <text:p>DS_SMC</text:p>
          </table:table-cell>
          <table:table-cell office:value-type="float" office:value="2" calcext:value-type="float">
            <text:p>2</text:p>
          </table:table-cell>
          <table:table-cell office:value-type="float" office:value="10.42122354" calcext:value-type="float">
            <text:p>10.42122354</text:p>
          </table:table-cell>
          <table:table-cell office:value-type="float" office:value="3.370182196" calcext:value-type="float">
            <text:p>3.3701821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6627128" calcext:value-type="float">
            <text:p>6627128</text:p>
          </table:table-cell>
          <table:table-cell table:formula="of:=[.C28]/[.B28]" office:value-type="float" office:value="0.144053773124102" calcext:value-type="float">
            <text:p>0.144053773124102</text:p>
          </table:table-cell>
          <table:table-cell office:value-type="float" office:value="70.19" calcext:value-type="float">
            <text:p>70.19</text:p>
          </table:table-cell>
          <table:table-cell office:value-type="float" office:value="473800" calcext:value-type="float">
            <text:p>473800</text:p>
          </table:table-cell>
          <table:table-cell office:value-type="float" office:value="0.96" calcext:value-type="float">
            <text:p>0.96</text:p>
          </table:table-cell>
          <table:table-cell office:value-type="float" office:value="47052" calcext:value-type="float">
            <text:p>47052</text:p>
          </table:table-cell>
          <table:table-cell office:value-type="string" calcext:value-type="string">
            <text:p>02_NA12878_S1.chr11.bam.cram_rawstreams.DS_SMC</text:p>
          </table:table-cell>
          <table:table-cell office:value-type="string" calcext:value-type="string">
            <text:p>DS_SMC</text:p>
          </table:table-cell>
          <table:table-cell office:value-type="float" office:value="2" calcext:value-type="float">
            <text:p>2</text:p>
          </table:table-cell>
          <table:table-cell office:value-type="float" office:value="0.625065552" calcext:value-type="float">
            <text:p>0.625065552</text:p>
          </table:table-cell>
          <table:table-cell office:value-type="float" office:value="6.583460172" calcext:value-type="float">
            <text:p>6.58346017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7024541" calcext:value-type="float">
            <text:p>7024541</text:p>
          </table:table-cell>
          <table:table-cell table:formula="of:=[.C29]/[.B29]" office:value-type="float" office:value="0.152692333015894" calcext:value-type="float">
            <text:p>0.152692333015894</text:p>
          </table:table-cell>
          <table:table-cell office:value-type="float" office:value="0.76" calcext:value-type="float">
            <text:p>0.76</text:p>
          </table:table-cell>
          <table:table-cell office:value-type="float" office:value="3988" calcext:value-type="float">
            <text:p>3988</text:p>
          </table:table-cell>
          <table:table-cell office:value-type="float" office:value="0.93" calcext:value-type="float">
            <text:p>0.93</text:p>
          </table:table-cell>
          <table:table-cell office:value-type="float" office:value="4628" calcext:value-type="float">
            <text:p>4628</text:p>
          </table:table-cell>
          <table:table-cell office:value-type="string" calcext:value-type="string">
            <text:p>02_NA12878_S1.chr11.bam.cram_rawstreams.DS_SMC</text:p>
          </table:table-cell>
          <table:table-cell office:value-type="string" calcext:value-type="string">
            <text:p>DS_SMC</text:p>
          </table:table-cell>
          <table:table-cell office:value-type="float" office:value="2" calcext:value-type="float">
            <text:p>2</text:p>
          </table:table-cell>
          <table:table-cell office:value-type="float" office:value="57.72809355" calcext:value-type="float">
            <text:p>57.72809355</text:p>
          </table:table-cell>
          <table:table-cell office:value-type="float" office:value="7.203359501" calcext:value-type="float">
            <text:p>7.2033595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6131304" calcext:value-type="float">
            <text:p>6131304</text:p>
          </table:table-cell>
          <table:table-cell table:formula="of:=[.C30]/[.B30]" office:value-type="float" office:value="0.133276054932227" calcext:value-type="float">
            <text:p>0.133276054932227</text:p>
          </table:table-cell>
          <table:table-cell office:value-type="float" office:value="0.97" calcext:value-type="float">
            <text:p>0.97</text:p>
          </table:table-cell>
          <table:table-cell office:value-type="float" office:value="3964" calcext:value-type="float">
            <text:p>3964</text:p>
          </table:table-cell>
          <table:table-cell office:value-type="float" office:value="1.01" calcext:value-type="float">
            <text:p>1.01</text:p>
          </table:table-cell>
          <table:table-cell office:value-type="float" office:value="5668" calcext:value-type="float">
            <text:p>5668</text:p>
          </table:table-cell>
          <table:table-cell office:value-type="string" calcext:value-type="string">
            <text:p>02_NA12878_S1.chr11.bam.cram_rawstreams.DS_SMC</text:p>
          </table:table-cell>
          <table:table-cell office:value-type="string" calcext:value-type="string">
            <text:p>DS_SMC</text:p>
          </table:table-cell>
          <table:table-cell office:value-type="float" office:value="2" calcext:value-type="float">
            <text:p>2</text:p>
          </table:table-cell>
          <table:table-cell office:value-type="float" office:value="45.23025886" calcext:value-type="float">
            <text:p>45.23025886</text:p>
          </table:table-cell>
          <table:table-cell office:value-type="float" office:value="5.789373417" calcext:value-type="float">
            <text:p>5.7893734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6096123" calcext:value-type="float">
            <text:p>6096123</text:p>
          </table:table-cell>
          <table:table-cell table:formula="of:=[.C31]/[.B31]" office:value-type="float" office:value="0.132511326109684" calcext:value-type="float">
            <text:p>0.132511326109684</text:p>
          </table:table-cell>
          <table:table-cell office:value-type="float" office:value="3.04" calcext:value-type="float">
            <text:p>3.04</text:p>
          </table:table-cell>
          <table:table-cell office:value-type="float" office:value="891272" calcext:value-type="float">
            <text:p>891272</text:p>
          </table:table-cell>
          <table:table-cell office:value-type="float" office:value="2.73" calcext:value-type="float">
            <text:p>2.73</text:p>
          </table:table-cell>
          <table:table-cell office:value-type="float" office:value="895860" calcext:value-type="float">
            <text:p>895860</text:p>
          </table:table-cell>
          <table:table-cell office:value-type="string" calcext:value-type="string">
            <text:p>02_NA12878_S1.chr11.bam.cram_rawstreams.DS_SMC</text:p>
          </table:table-cell>
          <table:table-cell office:value-type="string" calcext:value-type="string">
            <text:p>DS_SMC</text:p>
          </table:table-cell>
          <table:table-cell office:value-type="float" office:value="2" calcext:value-type="float">
            <text:p>2</text:p>
          </table:table-cell>
          <table:table-cell office:value-type="float" office:value="14.43202339" calcext:value-type="float">
            <text:p>14.43202339</text:p>
          </table:table-cell>
          <table:table-cell office:value-type="float" office:value="2.129566276" calcext:value-type="float">
            <text:p>2.1295662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1504107" calcext:value-type="float">
            <text:p>21504107</text:p>
          </table:table-cell>
          <table:table-cell office:value-type="float" office:value="4655232" calcext:value-type="float">
            <text:p>4655232</text:p>
          </table:table-cell>
          <table:table-cell table:formula="of:=[.C32]/[.B32]" office:value-type="float" office:value="0.216481065686662" calcext:value-type="float">
            <text:p>0.216481065686662</text:p>
          </table:table-cell>
          <table:table-cell office:value-type="float" office:value="27.9" calcext:value-type="float">
            <text:p>27.9</text:p>
          </table:table-cell>
          <table:table-cell office:value-type="float" office:value="1780" calcext:value-type="float">
            <text:p>1780</text:p>
          </table:table-cell>
          <table:table-cell office:value-type="float" office:value="0.41" calcext:value-type="float">
            <text:p>0.41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02_NA12878_S1.chr11.bam.cram_rawstreams.DS_BS</text:p>
          </table:table-cell>
          <table:table-cell office:value-type="string" calcext:value-type="string">
            <text:p>DS_BS</text:p>
          </table:table-cell>
          <table:table-cell office:value-type="float" office:value="2" calcext:value-type="float">
            <text:p>2</text:p>
          </table:table-cell>
          <table:table-cell office:value-type="float" office:value="0.7350507" calcext:value-type="float">
            <text:p>0.7350507</text:p>
          </table:table-cell>
          <table:table-cell office:value-type="float" office:value="10.82823218" calcext:value-type="float">
            <text:p>10.828232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1504107" calcext:value-type="float">
            <text:p>21504107</text:p>
          </table:table-cell>
          <table:table-cell office:value-type="float" office:value="4542312" calcext:value-type="float">
            <text:p>4542312</text:p>
          </table:table-cell>
          <table:table-cell table:formula="of:=[.C33]/[.B33]" office:value-type="float" office:value="0.211229975743703" calcext:value-type="float">
            <text:p>0.211229975743703</text:p>
          </table:table-cell>
          <table:table-cell office:value-type="float" office:value="2.32" calcext:value-type="float">
            <text:p>2.32</text:p>
          </table:table-cell>
          <table:table-cell office:value-type="float" office:value="9780" calcext:value-type="float">
            <text:p>9780</text:p>
          </table:table-cell>
          <table:table-cell office:value-type="float" office:value="1.22" calcext:value-type="float">
            <text:p>1.22</text:p>
          </table:table-cell>
          <table:table-cell office:value-type="float" office:value="6780" calcext:value-type="float">
            <text:p>6780</text:p>
          </table:table-cell>
          <table:table-cell office:value-type="string" calcext:value-type="string">
            <text:p>02_NA12878_S1.chr11.bam.cram_rawstreams.DS_BS</text:p>
          </table:table-cell>
          <table:table-cell office:value-type="string" calcext:value-type="string">
            <text:p>DS_BS</text:p>
          </table:table-cell>
          <table:table-cell office:value-type="float" office:value="2" calcext:value-type="float">
            <text:p>2</text:p>
          </table:table-cell>
          <table:table-cell office:value-type="float" office:value="8.839618338" calcext:value-type="float">
            <text:p>8.839618338</text:p>
          </table:table-cell>
          <table:table-cell office:value-type="float" office:value="3.550726468" calcext:value-type="float">
            <text:p>3.5507264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1504107" calcext:value-type="float">
            <text:p>21504107</text:p>
          </table:table-cell>
          <table:table-cell office:value-type="float" office:value="4208612" calcext:value-type="float">
            <text:p>4208612</text:p>
          </table:table-cell>
          <table:table-cell table:formula="of:=[.C34]/[.B34]" office:value-type="float" office:value="0.195712009803523" calcext:value-type="float">
            <text:p>0.195712009803523</text:p>
          </table:table-cell>
          <table:table-cell office:value-type="float" office:value="27.26" calcext:value-type="float">
            <text:p>27.26</text:p>
          </table:table-cell>
          <table:table-cell office:value-type="float" office:value="258864" calcext:value-type="float">
            <text:p>258864</text:p>
          </table:table-cell>
          <table:table-cell office:value-type="float" office:value="0.65" calcext:value-type="float">
            <text:p>0.65</text:p>
          </table:table-cell>
          <table:table-cell office:value-type="float" office:value="23868" calcext:value-type="float">
            <text:p>23868</text:p>
          </table:table-cell>
          <table:table-cell office:value-type="string" calcext:value-type="string">
            <text:p>02_NA12878_S1.chr11.bam.cram_rawstreams.DS_BS</text:p>
          </table:table-cell>
          <table:table-cell office:value-type="string" calcext:value-type="string">
            <text:p>DS_BS</text:p>
          </table:table-cell>
          <table:table-cell office:value-type="float" office:value="2" calcext:value-type="float">
            <text:p>2</text:p>
          </table:table-cell>
          <table:table-cell office:value-type="float" office:value="0.752307944" calcext:value-type="float">
            <text:p>0.752307944</text:p>
          </table:table-cell>
          <table:table-cell office:value-type="float" office:value="6.174838726" calcext:value-type="float">
            <text:p>6.1748387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1504107" calcext:value-type="float">
            <text:p>21504107</text:p>
          </table:table-cell>
          <table:table-cell office:value-type="float" office:value="4490064" calcext:value-type="float">
            <text:p>4490064</text:p>
          </table:table-cell>
          <table:table-cell table:formula="of:=[.C35]/[.B35]" office:value-type="float" office:value="0.208800300333327" calcext:value-type="float">
            <text:p>0.208800300333327</text:p>
          </table:table-cell>
          <table:table-cell office:value-type="float" office:value="0.63" calcext:value-type="float">
            <text:p>0.63</text:p>
          </table:table-cell>
          <table:table-cell office:value-type="float" office:value="4012" calcext:value-type="float">
            <text:p>4012</text:p>
          </table:table-cell>
          <table:table-cell office:value-type="float" office:value="0.44" calcext:value-type="float">
            <text:p>0.44</text:p>
          </table:table-cell>
          <table:table-cell office:value-type="float" office:value="4328" calcext:value-type="float">
            <text:p>4328</text:p>
          </table:table-cell>
          <table:table-cell office:value-type="string" calcext:value-type="string">
            <text:p>02_NA12878_S1.chr11.bam.cram_rawstreams.DS_BS</text:p>
          </table:table-cell>
          <table:table-cell office:value-type="string" calcext:value-type="string">
            <text:p>DS_BS</text:p>
          </table:table-cell>
          <table:table-cell office:value-type="float" office:value="2" calcext:value-type="float">
            <text:p>2</text:p>
          </table:table-cell>
          <table:table-cell office:value-type="float" office:value="32.55224531" calcext:value-type="float">
            <text:p>32.55224531</text:p>
          </table:table-cell>
          <table:table-cell office:value-type="float" office:value="9.731951627" calcext:value-type="float">
            <text:p>9.7319516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1504107" calcext:value-type="float">
            <text:p>21504107</text:p>
          </table:table-cell>
          <table:table-cell office:value-type="float" office:value="4259651" calcext:value-type="float">
            <text:p>4259651</text:p>
          </table:table-cell>
          <table:table-cell table:formula="of:=[.C36]/[.B36]" office:value-type="float" office:value="0.198085463395434" calcext:value-type="float">
            <text:p>0.198085463395434</text:p>
          </table:table-cell>
          <table:table-cell office:value-type="float" office:value="0.72" calcext:value-type="float">
            <text:p>0.72</text:p>
          </table:table-cell>
          <table:table-cell office:value-type="float" office:value="4052" calcext:value-type="float">
            <text:p>4052</text:p>
          </table:table-cell>
          <table:table-cell office:value-type="float" office:value="1.35" calcext:value-type="float">
            <text:p>1.35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02_NA12878_S1.chr11.bam.cram_rawstreams.DS_BS</text:p>
          </table:table-cell>
          <table:table-cell office:value-type="string" calcext:value-type="string">
            <text:p>DS_BS</text:p>
          </table:table-cell>
          <table:table-cell office:value-type="float" office:value="2" calcext:value-type="float">
            <text:p>2</text:p>
          </table:table-cell>
          <table:table-cell office:value-type="float" office:value="28.48321464" calcext:value-type="float">
            <text:p>28.48321464</text:p>
          </table:table-cell>
          <table:table-cell office:value-type="float" office:value="3.009125745" calcext:value-type="float">
            <text:p>3.0091257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1504107" calcext:value-type="float">
            <text:p>21504107</text:p>
          </table:table-cell>
          <table:table-cell office:value-type="float" office:value="4002501" calcext:value-type="float">
            <text:p>4002501</text:p>
          </table:table-cell>
          <table:table-cell table:formula="of:=[.C37]/[.B37]" office:value-type="float" office:value="0.18612728256979" calcext:value-type="float">
            <text:p>0.18612728256979</text:p>
          </table:table-cell>
          <table:table-cell office:value-type="float" office:value="1.68" calcext:value-type="float">
            <text:p>1.68</text:p>
          </table:table-cell>
          <table:table-cell office:value-type="float" office:value="469648" calcext:value-type="float">
            <text:p>469648</text:p>
          </table:table-cell>
          <table:table-cell office:value-type="float" office:value="1.62" calcext:value-type="float">
            <text:p>1.62</text:p>
          </table:table-cell>
          <table:table-cell office:value-type="float" office:value="440656" calcext:value-type="float">
            <text:p>440656</text:p>
          </table:table-cell>
          <table:table-cell office:value-type="string" calcext:value-type="string">
            <text:p>02_NA12878_S1.chr11.bam.cram_rawstreams.DS_BS</text:p>
          </table:table-cell>
          <table:table-cell office:value-type="string" calcext:value-type="string">
            <text:p>DS_BS</text:p>
          </table:table-cell>
          <table:table-cell office:value-type="float" office:value="2" calcext:value-type="float">
            <text:p>2</text:p>
          </table:table-cell>
          <table:table-cell office:value-type="float" office:value="12.20709199" calcext:value-type="float">
            <text:p>12.20709199</text:p>
          </table:table-cell>
          <table:table-cell office:value-type="float" office:value="2.356223707" calcext:value-type="float">
            <text:p>2.3562237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143196985" calcext:value-type="float">
            <text:p>143196985</text:p>
          </table:table-cell>
          <table:table-cell office:value-type="float" office:value="69483805" calcext:value-type="float">
            <text:p>69483805</text:p>
          </table:table-cell>
          <table:table-cell table:formula="of:=[.C38]/[.B38]" office:value-type="float" office:value="0.485232318264243" calcext:value-type="float">
            <text:p>0.485232318264243</text:p>
          </table:table-cell>
          <table:table-cell office:value-type="float" office:value="27.16" calcext:value-type="float">
            <text:p>27.16</text:p>
          </table:table-cell>
          <table:table-cell office:value-type="float" office:value="1768" calcext:value-type="float">
            <text:p>1768</text:p>
          </table:table-cell>
          <table:table-cell office:value-type="float" office:value="2.88" calcext:value-type="float">
            <text:p>2.88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02_NA12878_S1.chr11.bam.cram_rawstreams.DS_NP</text:p>
          </table:table-cell>
          <table:table-cell office:value-type="string" calcext:value-type="string">
            <text:p>DS_NP</text:p>
          </table:table-cell>
          <table:table-cell office:value-type="float" office:value="2" calcext:value-type="float">
            <text:p>2</text:p>
          </table:table-cell>
          <table:table-cell office:value-type="float" office:value="5.028103342" calcext:value-type="float">
            <text:p>5.028103342</text:p>
          </table:table-cell>
          <table:table-cell office:value-type="float" office:value="23.00865286" calcext:value-type="float">
            <text:p>23.0086528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43196985" calcext:value-type="float">
            <text:p>143196985</text:p>
          </table:table-cell>
          <table:table-cell office:value-type="float" office:value="82291076" calcext:value-type="float">
            <text:p>82291076</text:p>
          </table:table-cell>
          <table:table-cell table:formula="of:=[.C39]/[.B39]" office:value-type="float" office:value="0.574670451336668" calcext:value-type="float">
            <text:p>0.574670451336668</text:p>
          </table:table-cell>
          <table:table-cell office:value-type="float" office:value="14.92" calcext:value-type="float">
            <text:p>14.92</text:p>
          </table:table-cell>
          <table:table-cell office:value-type="float" office:value="9784" calcext:value-type="float">
            <text:p>9784</text:p>
          </table:table-cell>
          <table:table-cell office:value-type="float" office:value="10.22" calcext:value-type="float">
            <text:p>10.22</text:p>
          </table:table-cell>
          <table:table-cell office:value-type="float" office:value="6952" calcext:value-type="float">
            <text:p>6952</text:p>
          </table:table-cell>
          <table:table-cell office:value-type="string" calcext:value-type="string">
            <text:p>02_NA12878_S1.chr11.bam.cram_rawstreams.DS_NP</text:p>
          </table:table-cell>
          <table:table-cell office:value-type="string" calcext:value-type="string">
            <text:p>DS_NP</text:p>
          </table:table-cell>
          <table:table-cell office:value-type="float" office:value="2" calcext:value-type="float">
            <text:p>2</text:p>
          </table:table-cell>
          <table:table-cell office:value-type="float" office:value="9.153035307" calcext:value-type="float">
            <text:p>9.153035307</text:p>
          </table:table-cell>
          <table:table-cell office:value-type="float" office:value="7.678951629" calcext:value-type="float">
            <text:p>7.6789516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143196985" calcext:value-type="float">
            <text:p>143196985</text:p>
          </table:table-cell>
          <table:table-cell office:value-type="float" office:value="48728476" calcext:value-type="float">
            <text:p>48728476</text:p>
          </table:table-cell>
          <table:table-cell table:formula="of:=[.C40]/[.B40]" office:value-type="float" office:value="0.340289818252807" calcext:value-type="float">
            <text:p>0.340289818252807</text:p>
          </table:table-cell>
          <table:table-cell office:value-type="float" office:value="69.96" calcext:value-type="float">
            <text:p>69.96</text:p>
          </table:table-cell>
          <table:table-cell office:value-type="float" office:value="691416" calcext:value-type="float">
            <text:p>691416</text:p>
          </table:table-cell>
          <table:table-cell office:value-type="float" office:value="8.4" calcext:value-type="float">
            <text:p>8.4</text:p>
          </table:table-cell>
          <table:table-cell office:value-type="float" office:value="67832" calcext:value-type="float">
            <text:p>67832</text:p>
          </table:table-cell>
          <table:table-cell office:value-type="string" calcext:value-type="string">
            <text:p>02_NA12878_S1.chr11.bam.cram_rawstreams.DS_NP</text:p>
          </table:table-cell>
          <table:table-cell office:value-type="string" calcext:value-type="string">
            <text:p>DS_NP</text:p>
          </table:table-cell>
          <table:table-cell office:value-type="float" office:value="2" calcext:value-type="float">
            <text:p>2</text:p>
          </table:table-cell>
          <table:table-cell office:value-type="float" office:value="1.952019537" calcext:value-type="float">
            <text:p>1.952019537</text:p>
          </table:table-cell>
          <table:table-cell office:value-type="float" office:value="5.532273338" calcext:value-type="float">
            <text:p>5.5322733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143196985" calcext:value-type="float">
            <text:p>143196985</text:p>
          </table:table-cell>
          <table:table-cell office:value-type="float" office:value="113676388" calcext:value-type="float">
            <text:p>113676388</text:p>
          </table:table-cell>
          <table:table-cell table:formula="of:=[.C41]/[.B41]" office:value-type="float" office:value="0.793846239150915" calcext:value-type="float">
            <text:p>0.793846239150915</text:p>
          </table:table-cell>
          <table:table-cell office:value-type="float" office:value="3.69" calcext:value-type="float">
            <text:p>3.69</text:p>
          </table:table-cell>
          <table:table-cell office:value-type="float" office:value="4804" calcext:value-type="float">
            <text:p>4804</text:p>
          </table:table-cell>
          <table:table-cell office:value-type="float" office:value="3.27" calcext:value-type="float">
            <text:p>3.27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02_NA12878_S1.chr11.bam.cram_rawstreams.DS_NP</text:p>
          </table:table-cell>
          <table:table-cell office:value-type="string" calcext:value-type="string">
            <text:p>DS_NP</text:p>
          </table:table-cell>
          <table:table-cell office:value-type="float" office:value="2" calcext:value-type="float">
            <text:p>2</text:p>
          </table:table-cell>
          <table:table-cell office:value-type="float" office:value="37.00902081" calcext:value-type="float">
            <text:p>37.00902081</text:p>
          </table:table-cell>
          <table:table-cell office:value-type="float" office:value="33.15298215" calcext:value-type="float">
            <text:p>33.152982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143196985" calcext:value-type="float">
            <text:p>143196985</text:p>
          </table:table-cell>
          <table:table-cell office:value-type="float" office:value="107850655" calcext:value-type="float">
            <text:p>107850655</text:p>
          </table:table-cell>
          <table:table-cell table:formula="of:=[.C42]/[.B42]" office:value-type="float" office:value="0.753162889567822" calcext:value-type="float">
            <text:p>0.753162889567822</text:p>
          </table:table-cell>
          <table:table-cell office:value-type="float" office:value="4.83" calcext:value-type="float">
            <text:p>4.83</text:p>
          </table:table-cell>
          <table:table-cell office:value-type="float" office:value="6012" calcext:value-type="float">
            <text:p>6012</text:p>
          </table:table-cell>
          <table:table-cell office:value-type="float" office:value="4.36" calcext:value-type="float">
            <text:p>4.36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02_NA12878_S1.chr11.bam.cram_rawstreams.DS_NP</text:p>
          </table:table-cell>
          <table:table-cell office:value-type="string" calcext:value-type="string">
            <text:p>DS_NP</text:p>
          </table:table-cell>
          <table:table-cell office:value-type="float" office:value="2" calcext:value-type="float">
            <text:p>2</text:p>
          </table:table-cell>
          <table:table-cell office:value-type="float" office:value="28.27397242" calcext:value-type="float">
            <text:p>28.27397242</text:p>
          </table:table-cell>
          <table:table-cell office:value-type="float" office:value="23.59045864" calcext:value-type="float">
            <text:p>23.590458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143196985" calcext:value-type="float">
            <text:p>143196985</text:p>
          </table:table-cell>
          <table:table-cell office:value-type="float" office:value="56291737" calcext:value-type="float">
            <text:p>56291737</text:p>
          </table:table-cell>
          <table:table-cell table:formula="of:=[.C43]/[.B43]" office:value-type="float" office:value="0.393106998726265" calcext:value-type="float">
            <text:p>0.393106998726265</text:p>
          </table:table-cell>
          <table:table-cell office:value-type="float" office:value="16.43" calcext:value-type="float">
            <text:p>16.43</text:p>
          </table:table-cell>
          <table:table-cell office:value-type="float" office:value="2700660" calcext:value-type="float">
            <text:p>2700660</text:p>
          </table:table-cell>
          <table:table-cell office:value-type="float" office:value="15.19" calcext:value-type="float">
            <text:p>15.19</text:p>
          </table:table-cell>
          <table:table-cell office:value-type="float" office:value="3217248" calcext:value-type="float">
            <text:p>3217248</text:p>
          </table:table-cell>
          <table:table-cell office:value-type="string" calcext:value-type="string">
            <text:p>02_NA12878_S1.chr11.bam.cram_rawstreams.DS_NP</text:p>
          </table:table-cell>
          <table:table-cell office:value-type="string" calcext:value-type="string">
            <text:p>DS_NP</text:p>
          </table:table-cell>
          <table:table-cell office:value-type="float" office:value="2" calcext:value-type="float">
            <text:p>2</text:p>
          </table:table-cell>
          <table:table-cell office:value-type="float" office:value="8.311825124" calcext:value-type="float">
            <text:p>8.311825124</text:p>
          </table:table-cell>
          <table:table-cell office:value-type="float" office:value="3.534166149" calcext:value-type="float">
            <text:p>3.5341661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2421277" calcext:value-type="float">
            <text:p>2421277</text:p>
          </table:table-cell>
          <table:table-cell table:formula="of:=[.C44]/[.B44]" office:value-type="float" office:value="0.0526312586128722" calcext:value-type="float">
            <text:p>0.052631258612872</text:p>
          </table:table-cell>
          <table:table-cell office:value-type="float" office:value="9.17" calcext:value-type="float">
            <text:p>9.17</text:p>
          </table:table-cell>
          <table:table-cell office:value-type="float" office:value="1820" calcext:value-type="float">
            <text:p>1820</text:p>
          </table:table-cell>
          <table:table-cell office:value-type="float" office:value="0.65" calcext:value-type="float">
            <text:p>0.65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02_NA12878_S1.chr11.bam.cram_rawstreams.DS_XGC</text:p>
          </table:table-cell>
          <table:table-cell office:value-type="string" calcext:value-type="string">
            <text:p>DS_XGC</text:p>
          </table:table-cell>
          <table:table-cell office:value-type="float" office:value="2" calcext:value-type="float">
            <text:p>2</text:p>
          </table:table-cell>
          <table:table-cell office:value-type="float" office:value="4.784443958" calcext:value-type="float">
            <text:p>4.784443958</text:p>
          </table:table-cell>
          <table:table-cell office:value-type="float" office:value="3.552476443" calcext:value-type="float">
            <text:p>3.55247644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2033654" calcext:value-type="float">
            <text:p>2033654</text:p>
          </table:table-cell>
          <table:table-cell table:formula="of:=[.C45]/[.B45]" office:value-type="float" office:value="0.0442055037912234" calcext:value-type="float">
            <text:p>0.044205503791223</text:p>
          </table:table-cell>
          <table:table-cell office:value-type="float" office:value="1.04" calcext:value-type="float">
            <text:p>1.04</text:p>
          </table:table-cell>
          <table:table-cell office:value-type="float" office:value="10124" calcext:value-type="float">
            <text:p>10124</text:p>
          </table:table-cell>
          <table:table-cell office:value-type="float" office:value="0.87" calcext:value-type="float">
            <text:p>0.87</text:p>
          </table:table-cell>
          <table:table-cell office:value-type="float" office:value="6696" calcext:value-type="float">
            <text:p>6696</text:p>
          </table:table-cell>
          <table:table-cell office:value-type="string" calcext:value-type="string">
            <text:p>02_NA12878_S1.chr11.bam.cram_rawstreams.DS_XGC</text:p>
          </table:table-cell>
          <table:table-cell office:value-type="string" calcext:value-type="string">
            <text:p>DS_XGC</text:p>
          </table:table-cell>
          <table:table-cell office:value-type="float" office:value="2" calcext:value-type="float">
            <text:p>2</text:p>
          </table:table-cell>
          <table:table-cell office:value-type="float" office:value="42.18591452" calcext:value-type="float">
            <text:p>42.18591452</text:p>
          </table:table-cell>
          <table:table-cell office:value-type="float" office:value="2.229245504" calcext:value-type="float">
            <text:p>2.2292455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2334000" calcext:value-type="float">
            <text:p>2334000</text:p>
          </table:table-cell>
          <table:table-cell table:formula="of:=[.C46]/[.B46]" office:value-type="float" office:value="0.0507341198889858" calcext:value-type="float">
            <text:p>0.050734119888986</text:p>
          </table:table-cell>
          <table:table-cell office:value-type="float" office:value="19.6" calcext:value-type="float">
            <text:p>19.6</text:p>
          </table:table-cell>
          <table:table-cell office:value-type="float" office:value="475412" calcext:value-type="float">
            <text:p>475412</text:p>
          </table:table-cell>
          <table:table-cell office:value-type="float" office:value="0.75" calcext:value-type="float">
            <text:p>0.75</text:p>
          </table:table-cell>
          <table:table-cell office:value-type="float" office:value="47172" calcext:value-type="float">
            <text:p>47172</text:p>
          </table:table-cell>
          <table:table-cell office:value-type="string" calcext:value-type="string">
            <text:p>02_NA12878_S1.chr11.bam.cram_rawstreams.DS_XGC</text:p>
          </table:table-cell>
          <table:table-cell office:value-type="string" calcext:value-type="string">
            <text:p>DS_XGC</text:p>
          </table:table-cell>
          <table:table-cell office:value-type="float" office:value="2" calcext:value-type="float">
            <text:p>2</text:p>
          </table:table-cell>
          <table:table-cell office:value-type="float" office:value="2.23843628" calcext:value-type="float">
            <text:p>2.23843628</text:p>
          </table:table-cell>
          <table:table-cell office:value-type="float" office:value="2.967834473" calcext:value-type="float">
            <text:p>2.96783447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2159887" calcext:value-type="float">
            <text:p>2159887</text:p>
          </table:table-cell>
          <table:table-cell table:formula="of:=[.C47]/[.B47]" office:value-type="float" office:value="0.0469494284510119" calcext:value-type="float">
            <text:p>0.046949428451012</text:p>
          </table:table-cell>
          <table:table-cell office:value-type="float" office:value="0.73" calcext:value-type="float">
            <text:p>0.73</text:p>
          </table:table-cell>
          <table:table-cell office:value-type="float" office:value="3696" calcext:value-type="float">
            <text:p>3696</text:p>
          </table:table-cell>
          <table:table-cell office:value-type="float" office:value="0.88" calcext:value-type="float">
            <text:p>0.88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02_NA12878_S1.chr11.bam.cram_rawstreams.DS_XGC</text:p>
          </table:table-cell>
          <table:table-cell office:value-type="string" calcext:value-type="string">
            <text:p>DS_XGC</text:p>
          </table:table-cell>
          <table:table-cell office:value-type="float" office:value="2" calcext:value-type="float">
            <text:p>2</text:p>
          </table:table-cell>
          <table:table-cell office:value-type="float" office:value="60.10048095" calcext:value-type="float">
            <text:p>60.10048095</text:p>
          </table:table-cell>
          <table:table-cell office:value-type="float" office:value="2.340714498" calcext:value-type="float">
            <text:p>2.3407144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1782439" calcext:value-type="float">
            <text:p>1782439</text:p>
          </table:table-cell>
          <table:table-cell table:formula="of:=[.C48]/[.B48]" office:value-type="float" office:value="0.0387448474382193" calcext:value-type="float">
            <text:p>0.038744847438219</text:p>
          </table:table-cell>
          <table:table-cell office:value-type="float" office:value="0.76" calcext:value-type="float">
            <text:p>0.76</text:p>
          </table:table-cell>
          <table:table-cell office:value-type="float" office:value="3812" calcext:value-type="float">
            <text:p>3812</text:p>
          </table:table-cell>
          <table:table-cell office:value-type="float" office:value="1.02" calcext:value-type="float">
            <text:p>1.02</text:p>
          </table:table-cell>
          <table:table-cell office:value-type="float" office:value="5448" calcext:value-type="float">
            <text:p>5448</text:p>
          </table:table-cell>
          <table:table-cell office:value-type="string" calcext:value-type="string">
            <text:p>02_NA12878_S1.chr11.bam.cram_rawstreams.DS_XGC</text:p>
          </table:table-cell>
          <table:table-cell office:value-type="string" calcext:value-type="string">
            <text:p>DS_XGC</text:p>
          </table:table-cell>
          <table:table-cell office:value-type="float" office:value="2" calcext:value-type="float">
            <text:p>2</text:p>
          </table:table-cell>
          <table:table-cell office:value-type="float" office:value="57.72809355" calcext:value-type="float">
            <text:p>57.72809355</text:p>
          </table:table-cell>
          <table:table-cell office:value-type="float" office:value="1.666535583" calcext:value-type="float">
            <text:p>1.6665355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1724255" calcext:value-type="float">
            <text:p>1724255</text:p>
          </table:table-cell>
          <table:table-cell table:formula="of:=[.C49]/[.B49]" office:value-type="float" office:value="0.0374801027802841" calcext:value-type="float">
            <text:p>0.037480102780284</text:p>
          </table:table-cell>
          <table:table-cell office:value-type="float" office:value="1.38" calcext:value-type="float">
            <text:p>1.38</text:p>
          </table:table-cell>
          <table:table-cell office:value-type="float" office:value="724636" calcext:value-type="float">
            <text:p>724636</text:p>
          </table:table-cell>
          <table:table-cell office:value-type="float" office:value="2" calcext:value-type="float">
            <text:p>2</text:p>
          </table:table-cell>
          <table:table-cell office:value-type="float" office:value="726060" calcext:value-type="float">
            <text:p>726060</text:p>
          </table:table-cell>
          <table:table-cell office:value-type="string" calcext:value-type="string">
            <text:p>02_NA12878_S1.chr11.bam.cram_rawstreams.DS_XGC</text:p>
          </table:table-cell>
          <table:table-cell office:value-type="string" calcext:value-type="string">
            <text:p>DS_XGC</text:p>
          </table:table-cell>
          <table:table-cell office:value-type="float" office:value="2" calcext:value-type="float">
            <text:p>2</text:p>
          </table:table-cell>
          <table:table-cell office:value-type="float" office:value="31.7922834" calcext:value-type="float">
            <text:p>31.7922834</text:p>
          </table:table-cell>
          <table:table-cell office:value-type="float" office:value="0.822188854" calcext:value-type="float">
            <text:p>0.8221888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29222338" calcext:value-type="float">
            <text:p>29222338</text:p>
          </table:table-cell>
          <table:table-cell table:formula="of:=[.C50]/[.B50]" office:value-type="float" office:value="0.139342966079712" calcext:value-type="float">
            <text:p>0.139342966079712</text:p>
          </table:table-cell>
          <table:table-cell office:value-type="float" office:value="97.15" calcext:value-type="float">
            <text:p>97.15</text:p>
          </table:table-cell>
          <table:table-cell office:value-type="float" office:value="1772" calcext:value-type="float">
            <text:p>1772</text:p>
          </table:table-cell>
          <table:table-cell office:value-type="float" office:value="7.13" calcext:value-type="float">
            <text:p>7.13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02_NA12878_S1.chr11.bam.cram_rawstreams.DS_BA.cropped</text:p>
          </table:table-cell>
          <table:table-cell office:value-type="string" calcext:value-type="string">
            <text:p>DS_BA</text:p>
          </table:table-cell>
          <table:table-cell office:value-type="float" office:value="2" calcext:value-type="float">
            <text:p>2</text:p>
          </table:table-cell>
          <table:table-cell office:value-type="float" office:value="2.058672156" calcext:value-type="float">
            <text:p>2.058672156</text:p>
          </table:table-cell>
          <table:table-cell office:value-type="float" office:value="3.9086386" calcext:value-type="float">
            <text:p>3.90863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32587126" calcext:value-type="float">
            <text:p>32587126</text:p>
          </table:table-cell>
          <table:table-cell table:formula="of:=[.C51]/[.B51]" office:value-type="float" office:value="0.155387525558472" calcext:value-type="float">
            <text:p>0.155387525558472</text:p>
          </table:table-cell>
          <table:table-cell office:value-type="float" office:value="41.78" calcext:value-type="float">
            <text:p>41.78</text:p>
          </table:table-cell>
          <table:table-cell office:value-type="float" office:value="10584" calcext:value-type="float">
            <text:p>10584</text:p>
          </table:table-cell>
          <table:table-cell office:value-type="float" office:value="12.25" calcext:value-type="float">
            <text:p>12.25</text:p>
          </table:table-cell>
          <table:table-cell office:value-type="float" office:value="6884" calcext:value-type="float">
            <text:p>6884</text:p>
          </table:table-cell>
          <table:table-cell office:value-type="string" calcext:value-type="string">
            <text:p>02_NA12878_S1.chr11.bam.cram_rawstreams.DS_BA.cropped</text:p>
          </table:table-cell>
          <table:table-cell office:value-type="string" calcext:value-type="string">
            <text:p>DS_BA</text:p>
          </table:table-cell>
          <table:table-cell office:value-type="float" office:value="2" calcext:value-type="float">
            <text:p>2</text:p>
          </table:table-cell>
          <table:table-cell office:value-type="float" office:value="4.786979416" calcext:value-type="float">
            <text:p>4.786979416</text:p>
          </table:table-cell>
          <table:table-cell office:value-type="float" office:value="2.536939193" calcext:value-type="float">
            <text:p>2.53693919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24433572" calcext:value-type="float">
            <text:p>24433572</text:p>
          </table:table-cell>
          <table:table-cell table:formula="of:=[.C52]/[.B52]" office:value-type="float" office:value="0.116508350372314" calcext:value-type="float">
            <text:p>0.116508350372314</text:p>
          </table:table-cell>
          <table:table-cell office:value-type="float" office:value="238.44" calcext:value-type="float">
            <text:p>238.44</text:p>
          </table:table-cell>
          <table:table-cell office:value-type="float" office:value="691356" calcext:value-type="float">
            <text:p>691356</text:p>
          </table:table-cell>
          <table:table-cell office:value-type="float" office:value="4.44" calcext:value-type="float">
            <text:p>4.44</text:p>
          </table:table-cell>
          <table:table-cell office:value-type="float" office:value="67772" calcext:value-type="float">
            <text:p>67772</text:p>
          </table:table-cell>
          <table:table-cell office:value-type="string" calcext:value-type="string">
            <text:p>02_NA12878_S1.chr11.bam.cram_rawstreams.DS_BA.cropped</text:p>
          </table:table-cell>
          <table:table-cell office:value-type="string" calcext:value-type="string">
            <text:p>DS_BA</text:p>
          </table:table-cell>
          <table:table-cell office:value-type="float" office:value="2" calcext:value-type="float">
            <text:p>2</text:p>
          </table:table-cell>
          <table:table-cell office:value-type="float" office:value="0.838785439" calcext:value-type="float">
            <text:p>0.838785439</text:p>
          </table:table-cell>
          <table:table-cell office:value-type="float" office:value="5.248123891" calcext:value-type="float">
            <text:p>5.2481238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51763005" calcext:value-type="float">
            <text:p>51763005</text:p>
          </table:table-cell>
          <table:table-cell table:formula="of:=[.C53]/[.B53]" office:value-type="float" office:value="0.246825242042541" calcext:value-type="float">
            <text:p>0.246825242042541</text:p>
          </table:table-cell>
          <table:table-cell office:value-type="float" office:value="3.88" calcext:value-type="float">
            <text:p>3.88</text:p>
          </table:table-cell>
          <table:table-cell office:value-type="float" office:value="3956" calcext:value-type="float">
            <text:p>3956</text:p>
          </table:table-cell>
          <table:table-cell office:value-type="float" office:value="4.36" calcext:value-type="float">
            <text:p>4.36</text:p>
          </table:table-cell>
          <table:table-cell office:value-type="float" office:value="4640" calcext:value-type="float">
            <text:p>4640</text:p>
          </table:table-cell>
          <table:table-cell office:value-type="string" calcext:value-type="string">
            <text:p>02_NA12878_S1.chr11.bam.cram_rawstreams.DS_BA.cropped</text:p>
          </table:table-cell>
          <table:table-cell office:value-type="string" calcext:value-type="string">
            <text:p>DS_BA</text:p>
          </table:table-cell>
          <table:table-cell office:value-type="float" office:value="2" calcext:value-type="float">
            <text:p>2</text:p>
          </table:table-cell>
          <table:table-cell office:value-type="float" office:value="51.54639175" calcext:value-type="float">
            <text:p>51.54639175</text:p>
          </table:table-cell>
          <table:table-cell office:value-type="float" office:value="11.32225881" calcext:value-type="float">
            <text:p>11.3222588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50155517" calcext:value-type="float">
            <text:p>50155517</text:p>
          </table:table-cell>
          <table:table-cell table:formula="of:=[.C54]/[.B54]" office:value-type="float" office:value="0.239160141944885" calcext:value-type="float">
            <text:p>0.239160141944885</text:p>
          </table:table-cell>
          <table:table-cell office:value-type="float" office:value="4.61" calcext:value-type="float">
            <text:p>4.61</text:p>
          </table:table-cell>
          <table:table-cell office:value-type="float" office:value="4108" calcext:value-type="float">
            <text:p>4108</text:p>
          </table:table-cell>
          <table:table-cell office:value-type="float" office:value="6.19" calcext:value-type="float">
            <text:p>6.19</text:p>
          </table:table-cell>
          <table:table-cell office:value-type="float" office:value="5668" calcext:value-type="float">
            <text:p>5668</text:p>
          </table:table-cell>
          <table:table-cell office:value-type="string" calcext:value-type="string">
            <text:p>02_NA12878_S1.chr11.bam.cram_rawstreams.DS_BA.cropped</text:p>
          </table:table-cell>
          <table:table-cell office:value-type="string" calcext:value-type="string">
            <text:p>DS_BA</text:p>
          </table:table-cell>
          <table:table-cell office:value-type="float" office:value="2" calcext:value-type="float">
            <text:p>2</text:p>
          </table:table-cell>
          <table:table-cell office:value-type="float" office:value="43.38394794" calcext:value-type="float">
            <text:p>43.38394794</text:p>
          </table:table-cell>
          <table:table-cell office:value-type="float" office:value="7.727306686" calcext:value-type="float">
            <text:p>7.7273066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32001793" calcext:value-type="float">
            <text:p>32001793</text:p>
          </table:table-cell>
          <table:table-cell table:formula="of:=[.C55]/[.B55]" office:value-type="float" office:value="0.152596440315247" calcext:value-type="float">
            <text:p>0.152596440315247</text:p>
          </table:table-cell>
          <table:table-cell office:value-type="float" office:value="401.72" calcext:value-type="float">
            <text:p>401.72</text:p>
          </table:table-cell>
          <table:table-cell office:value-type="float" office:value="1904708" calcext:value-type="float">
            <text:p>1904708</text:p>
          </table:table-cell>
          <table:table-cell office:value-type="float" office:value="10.52" calcext:value-type="float">
            <text:p>10.52</text:p>
          </table:table-cell>
          <table:table-cell office:value-type="float" office:value="2394820" calcext:value-type="float">
            <text:p>2394820</text:p>
          </table:table-cell>
          <table:table-cell office:value-type="string" calcext:value-type="string">
            <text:p>02_NA12878_S1.chr11.bam.cram_rawstreams.DS_BA.cropped</text:p>
          </table:table-cell>
          <table:table-cell office:value-type="string" calcext:value-type="string">
            <text:p>DS_BA</text:p>
          </table:table-cell>
          <table:table-cell office:value-type="float" office:value="2" calcext:value-type="float">
            <text:p>2</text:p>
          </table:table-cell>
          <table:table-cell office:value-type="float" office:value="0.497859205" calcext:value-type="float">
            <text:p>0.497859205</text:p>
          </table:table-cell>
          <table:table-cell office:value-type="float" office:value="2.90107301" calcext:value-type="float">
            <text:p>2.901073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39434892" calcext:value-type="float">
            <text:p>39434892</text:p>
          </table:table-cell>
          <table:table-cell office:value-type="float" office:value="25885154" calcext:value-type="float">
            <text:p>25885154</text:p>
          </table:table-cell>
          <table:table-cell table:formula="of:=[.C56]/[.B56]" office:value-type="float" office:value="0.656402304842118" calcext:value-type="float">
            <text:p>0.656402304842118</text:p>
          </table:table-cell>
          <table:table-cell office:value-type="float" office:value="6.99" calcext:value-type="float">
            <text:p>6.99</text:p>
          </table:table-cell>
          <table:table-cell office:value-type="float" office:value="1764" calcext:value-type="float">
            <text:p>1764</text:p>
          </table:table-cell>
          <table:table-cell office:value-type="float" office:value="1.16" calcext:value-type="float">
            <text:p>1.16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02_NA12878_S1.chr11.bam.cram_rawstreams.DS_FP</text:p>
          </table:table-cell>
          <table:table-cell office:value-type="string" calcext:value-type="string">
            <text:p>DS_FP</text:p>
          </table:table-cell>
          <table:table-cell office:value-type="float" office:value="2" calcext:value-type="float">
            <text:p>2</text:p>
          </table:table-cell>
          <table:table-cell office:value-type="float" office:value="5.380263758" calcext:value-type="float">
            <text:p>5.380263758</text:p>
          </table:table-cell>
          <table:table-cell office:value-type="float" office:value="21.28104013" calcext:value-type="float">
            <text:p>21.281040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39434892" calcext:value-type="float">
            <text:p>39434892</text:p>
          </table:table-cell>
          <table:table-cell office:value-type="float" office:value="26861879" calcext:value-type="float">
            <text:p>26861879</text:p>
          </table:table-cell>
          <table:table-cell table:formula="of:=[.C57]/[.B57]" office:value-type="float" office:value="0.681170345287113" calcext:value-type="float">
            <text:p>0.681170345287113</text:p>
          </table:table-cell>
          <table:table-cell office:value-type="float" office:value="5.17" calcext:value-type="float">
            <text:p>5.17</text:p>
          </table:table-cell>
          <table:table-cell office:value-type="float" office:value="9900" calcext:value-type="float">
            <text:p>9900</text:p>
          </table:table-cell>
          <table:table-cell office:value-type="float" office:value="3.14" calcext:value-type="float">
            <text:p>3.14</text:p>
          </table:table-cell>
          <table:table-cell office:value-type="float" office:value="6896" calcext:value-type="float">
            <text:p>6896</text:p>
          </table:table-cell>
          <table:table-cell office:value-type="string" calcext:value-type="string">
            <text:p>02_NA12878_S1.chr11.bam.cram_rawstreams.DS_FP</text:p>
          </table:table-cell>
          <table:table-cell office:value-type="string" calcext:value-type="string">
            <text:p>DS_FP</text:p>
          </table:table-cell>
          <table:table-cell office:value-type="float" office:value="2" calcext:value-type="float">
            <text:p>2</text:p>
          </table:table-cell>
          <table:table-cell office:value-type="float" office:value="7.274283108" calcext:value-type="float">
            <text:p>7.274283108</text:p>
          </table:table-cell>
          <table:table-cell office:value-type="float" office:value="8.158434424" calcext:value-type="float">
            <text:p>8.1584344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39434892" calcext:value-type="float">
            <text:p>39434892</text:p>
          </table:table-cell>
          <table:table-cell office:value-type="float" office:value="24235928" calcext:value-type="float">
            <text:p>24235928</text:p>
          </table:table-cell>
          <table:table-cell table:formula="of:=[.C58]/[.B58]" office:value-type="float" office:value="0.614580813356862" calcext:value-type="float">
            <text:p>0.614580813356862</text:p>
          </table:table-cell>
          <table:table-cell office:value-type="float" office:value="28.72" calcext:value-type="float">
            <text:p>28.72</text:p>
          </table:table-cell>
          <table:table-cell office:value-type="float" office:value="417536" calcext:value-type="float">
            <text:p>417536</text:p>
          </table:table-cell>
          <table:table-cell office:value-type="float" office:value="2.4" calcext:value-type="float">
            <text:p>2.4</text:p>
          </table:table-cell>
          <table:table-cell office:value-type="float" office:value="42488" calcext:value-type="float">
            <text:p>42488</text:p>
          </table:table-cell>
          <table:table-cell office:value-type="string" calcext:value-type="string">
            <text:p>02_NA12878_S1.chr11.bam.cram_rawstreams.DS_FP</text:p>
          </table:table-cell>
          <table:table-cell office:value-type="string" calcext:value-type="string">
            <text:p>DS_FP</text:p>
          </table:table-cell>
          <table:table-cell office:value-type="float" office:value="2" calcext:value-type="float">
            <text:p>2</text:p>
          </table:table-cell>
          <table:table-cell office:value-type="float" office:value="1.309472273" calcext:value-type="float">
            <text:p>1.309472273</text:p>
          </table:table-cell>
          <table:table-cell office:value-type="float" office:value="9.630492528" calcext:value-type="float">
            <text:p>9.6304925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39434892" calcext:value-type="float">
            <text:p>39434892</text:p>
          </table:table-cell>
          <table:table-cell office:value-type="float" office:value="26131635" calcext:value-type="float">
            <text:p>26131635</text:p>
          </table:table-cell>
          <table:table-cell table:formula="of:=[.C59]/[.B59]" office:value-type="float" office:value="0.662652632597548" calcext:value-type="float">
            <text:p>0.662652632597548</text:p>
          </table:table-cell>
          <table:table-cell office:value-type="float" office:value="1.06" calcext:value-type="float">
            <text:p>1.06</text:p>
          </table:table-cell>
          <table:table-cell office:value-type="float" office:value="4704" calcext:value-type="float">
            <text:p>4704</text:p>
          </table:table-cell>
          <table:table-cell office:value-type="float" office:value="1.01" calcext:value-type="float">
            <text:p>1.01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02_NA12878_S1.chr11.bam.cram_rawstreams.DS_FP</text:p>
          </table:table-cell>
          <table:table-cell office:value-type="string" calcext:value-type="string">
            <text:p>DS_FP</text:p>
          </table:table-cell>
          <table:table-cell office:value-type="float" office:value="2" calcext:value-type="float">
            <text:p>2</text:p>
          </table:table-cell>
          <table:table-cell office:value-type="float" office:value="35.47928648" calcext:value-type="float">
            <text:p>35.47928648</text:p>
          </table:table-cell>
          <table:table-cell office:value-type="float" office:value="24.67432589" calcext:value-type="float">
            <text:p>24.6743258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39434892" calcext:value-type="float">
            <text:p>39434892</text:p>
          </table:table-cell>
          <table:table-cell office:value-type="float" office:value="25107768" calcext:value-type="float">
            <text:p>25107768</text:p>
          </table:table-cell>
          <table:table-cell table:formula="of:=[.C60]/[.B60]" office:value-type="float" office:value="0.636689153351808" calcext:value-type="float">
            <text:p>0.636689153351808</text:p>
          </table:table-cell>
          <table:table-cell office:value-type="float" office:value="1.36" calcext:value-type="float">
            <text:p>1.36</text:p>
          </table:table-cell>
          <table:table-cell office:value-type="float" office:value="5216" calcext:value-type="float">
            <text:p>5216</text:p>
          </table:table-cell>
          <table:table-cell office:value-type="float" office:value="1.25" calcext:value-type="float">
            <text:p>1.25</text:p>
          </table:table-cell>
          <table:table-cell office:value-type="float" office:value="6188" calcext:value-type="float">
            <text:p>6188</text:p>
          </table:table-cell>
          <table:table-cell office:value-type="string" calcext:value-type="string">
            <text:p>02_NA12878_S1.chr11.bam.cram_rawstreams.DS_FP</text:p>
          </table:table-cell>
          <table:table-cell office:value-type="string" calcext:value-type="string">
            <text:p>DS_FP</text:p>
          </table:table-cell>
          <table:table-cell office:value-type="float" office:value="2" calcext:value-type="float">
            <text:p>2</text:p>
          </table:table-cell>
          <table:table-cell office:value-type="float" office:value="27.65297329" calcext:value-type="float">
            <text:p>27.65297329</text:p>
          </table:table-cell>
          <table:table-cell office:value-type="float" office:value="19.15570679" calcext:value-type="float">
            <text:p>19.155706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39434892" calcext:value-type="float">
            <text:p>39434892</text:p>
          </table:table-cell>
          <table:table-cell office:value-type="float" office:value="25415017" calcext:value-type="float">
            <text:p>25415017</text:p>
          </table:table-cell>
          <table:table-cell table:formula="of:=[.C61]/[.B61]" office:value-type="float" office:value="0.644480451474293" calcext:value-type="float">
            <text:p>0.644480451474293</text:p>
          </table:table-cell>
          <table:table-cell office:value-type="float" office:value="11.23" calcext:value-type="float">
            <text:p>11.23</text:p>
          </table:table-cell>
          <table:table-cell office:value-type="float" office:value="806504" calcext:value-type="float">
            <text:p>806504</text:p>
          </table:table-cell>
          <table:table-cell office:value-type="float" office:value="7.28" calcext:value-type="float">
            <text:p>7.28</text:p>
          </table:table-cell>
          <table:table-cell office:value-type="float" office:value="1066020" calcext:value-type="float">
            <text:p>1066020</text:p>
          </table:table-cell>
          <table:table-cell office:value-type="string" calcext:value-type="string">
            <text:p>02_NA12878_S1.chr11.bam.cram_rawstreams.DS_FP</text:p>
          </table:table-cell>
          <table:table-cell office:value-type="string" calcext:value-type="string">
            <text:p>DS_FP</text:p>
          </table:table-cell>
          <table:table-cell office:value-type="float" office:value="2" calcext:value-type="float">
            <text:p>2</text:p>
          </table:table-cell>
          <table:table-cell office:value-type="float" office:value="3.348890799" calcext:value-type="float">
            <text:p>3.348890799</text:p>
          </table:table-cell>
          <table:table-cell office:value-type="float" office:value="3.329347385" calcext:value-type="float">
            <text:p>3.3293473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27287226" calcext:value-type="float">
            <text:p>27287226</text:p>
          </table:table-cell>
          <table:table-cell table:formula="of:=[.C62]/[.B62]" office:value-type="float" office:value="0.130115633010864" calcext:value-type="float">
            <text:p>0.130115633010864</text:p>
          </table:table-cell>
          <table:table-cell office:value-type="float" office:value="73.33" calcext:value-type="float">
            <text:p>73.33</text:p>
          </table:table-cell>
          <table:table-cell office:value-type="float" office:value="1780" calcext:value-type="float">
            <text:p>1780</text:p>
          </table:table-cell>
          <table:table-cell office:value-type="float" office:value="3.09" calcext:value-type="float">
            <text:p>3.09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02_NA12878_S1.chr11.bam.cram_rawstreams.DS_SC.cropped</text:p>
          </table:table-cell>
          <table:table-cell office:value-type="string" calcext:value-type="string">
            <text:p>DS_SC</text:p>
          </table:table-cell>
          <table:table-cell office:value-type="float" office:value="2" calcext:value-type="float">
            <text:p>2</text:p>
          </table:table-cell>
          <table:table-cell office:value-type="float" office:value="2.7273967" calcext:value-type="float">
            <text:p>2.7273967</text:p>
          </table:table-cell>
          <table:table-cell office:value-type="float" office:value="8.421723819" calcext:value-type="float">
            <text:p>8.4217238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27143478" calcext:value-type="float">
            <text:p>27143478</text:p>
          </table:table-cell>
          <table:table-cell table:formula="of:=[.C63]/[.B63]" office:value-type="float" office:value="0.12943018913269" calcext:value-type="float">
            <text:p>0.12943018913269</text:p>
          </table:table-cell>
          <table:table-cell office:value-type="float" office:value="44.96" calcext:value-type="float">
            <text:p>44.96</text:p>
          </table:table-cell>
          <table:table-cell office:value-type="float" office:value="10160" calcext:value-type="float">
            <text:p>10160</text:p>
          </table:table-cell>
          <table:table-cell office:value-type="float" office:value="9.67" calcext:value-type="float">
            <text:p>9.67</text:p>
          </table:table-cell>
          <table:table-cell office:value-type="float" office:value="7036" calcext:value-type="float">
            <text:p>7036</text:p>
          </table:table-cell>
          <table:table-cell office:value-type="string" calcext:value-type="string">
            <text:p>02_NA12878_S1.chr11.bam.cram_rawstreams.DS_SC.cropped</text:p>
          </table:table-cell>
          <table:table-cell office:value-type="string" calcext:value-type="string">
            <text:p>DS_SC</text:p>
          </table:table-cell>
          <table:table-cell office:value-type="float" office:value="2" calcext:value-type="float">
            <text:p>2</text:p>
          </table:table-cell>
          <table:table-cell office:value-type="float" office:value="4.448398577" calcext:value-type="float">
            <text:p>4.448398577</text:p>
          </table:table-cell>
          <table:table-cell office:value-type="float" office:value="2.676942898" calcext:value-type="float">
            <text:p>2.6769428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23845980" calcext:value-type="float">
            <text:p>23845980</text:p>
          </table:table-cell>
          <table:table-cell table:formula="of:=[.C64]/[.B64]" office:value-type="float" office:value="0.113706493377686" calcext:value-type="float">
            <text:p>0.113706493377686</text:p>
          </table:table-cell>
          <table:table-cell office:value-type="float" office:value="194.93" calcext:value-type="float">
            <text:p>194.93</text:p>
          </table:table-cell>
          <table:table-cell office:value-type="float" office:value="691356" calcext:value-type="float">
            <text:p>691356</text:p>
          </table:table-cell>
          <table:table-cell office:value-type="float" office:value="4" calcext:value-type="float">
            <text:p>4</text:p>
          </table:table-cell>
          <table:table-cell office:value-type="float" office:value="67756" calcext:value-type="float">
            <text:p>67756</text:p>
          </table:table-cell>
          <table:table-cell office:value-type="string" calcext:value-type="string">
            <text:p>02_NA12878_S1.chr11.bam.cram_rawstreams.DS_SC.cropped</text:p>
          </table:table-cell>
          <table:table-cell office:value-type="string" calcext:value-type="string">
            <text:p>DS_SC</text:p>
          </table:table-cell>
          <table:table-cell office:value-type="float" office:value="2" calcext:value-type="float">
            <text:p>2</text:p>
          </table:table-cell>
          <table:table-cell office:value-type="float" office:value="1.026009337" calcext:value-type="float">
            <text:p>1.026009337</text:p>
          </table:table-cell>
          <table:table-cell office:value-type="float" office:value="5.685324669" calcext:value-type="float">
            <text:p>5.68532466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54492638" calcext:value-type="float">
            <text:p>54492638</text:p>
          </table:table-cell>
          <table:table-cell table:formula="of:=[.C65]/[.B65]" office:value-type="float" office:value="0.259841146469116" calcext:value-type="float">
            <text:p>0.259841146469116</text:p>
          </table:table-cell>
          <table:table-cell office:value-type="float" office:value="4.13" calcext:value-type="float">
            <text:p>4.13</text:p>
          </table:table-cell>
          <table:table-cell office:value-type="float" office:value="4112" calcext:value-type="float">
            <text:p>4112</text:p>
          </table:table-cell>
          <table:table-cell office:value-type="float" office:value="4.48" calcext:value-type="float">
            <text:p>4.48</text:p>
          </table:table-cell>
          <table:table-cell office:value-type="float" office:value="4684" calcext:value-type="float">
            <text:p>4684</text:p>
          </table:table-cell>
          <table:table-cell office:value-type="string" calcext:value-type="string">
            <text:p>02_NA12878_S1.chr11.bam.cram_rawstreams.DS_SC.cropped</text:p>
          </table:table-cell>
          <table:table-cell office:value-type="string" calcext:value-type="string">
            <text:p>DS_SC</text:p>
          </table:table-cell>
          <table:table-cell office:value-type="float" office:value="2" calcext:value-type="float">
            <text:p>2</text:p>
          </table:table-cell>
          <table:table-cell office:value-type="float" office:value="48.42615012" calcext:value-type="float">
            <text:p>48.42615012</text:p>
          </table:table-cell>
          <table:table-cell office:value-type="float" office:value="11.60005118" calcext:value-type="float">
            <text:p>11.600051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50973546" calcext:value-type="float">
            <text:p>50973546</text:p>
          </table:table-cell>
          <table:table-cell table:formula="of:=[.C66]/[.B66]" office:value-type="float" office:value="0.243060808181763" calcext:value-type="float">
            <text:p>0.243060808181763</text:p>
          </table:table-cell>
          <table:table-cell office:value-type="float" office:value="4.76" calcext:value-type="float">
            <text:p>4.76</text:p>
          </table:table-cell>
          <table:table-cell office:value-type="float" office:value="4120" calcext:value-type="float">
            <text:p>4120</text:p>
          </table:table-cell>
          <table:table-cell office:value-type="float" office:value="5.22" calcext:value-type="float">
            <text:p>5.22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02_NA12878_S1.chr11.bam.cram_rawstreams.DS_SC.cropped</text:p>
          </table:table-cell>
          <table:table-cell office:value-type="string" calcext:value-type="string">
            <text:p>DS_SC</text:p>
          </table:table-cell>
          <table:table-cell office:value-type="float" office:value="2" calcext:value-type="float">
            <text:p>2</text:p>
          </table:table-cell>
          <table:table-cell office:value-type="float" office:value="42.01680672" calcext:value-type="float">
            <text:p>42.01680672</text:p>
          </table:table-cell>
          <table:table-cell office:value-type="float" office:value="9.312674643" calcext:value-type="float">
            <text:p>9.3126746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30054402" calcext:value-type="float">
            <text:p>30054402</text:p>
          </table:table-cell>
          <table:table-cell table:formula="of:=[.C67]/[.B67]" office:value-type="float" office:value="0.143310556411743" calcext:value-type="float">
            <text:p>0.143310556411743</text:p>
          </table:table-cell>
          <table:table-cell office:value-type="float" office:value="124.22" calcext:value-type="float">
            <text:p>124.22</text:p>
          </table:table-cell>
          <table:table-cell office:value-type="float" office:value="888704" calcext:value-type="float">
            <text:p>888704</text:p>
          </table:table-cell>
          <table:table-cell office:value-type="float" office:value="7.35" calcext:value-type="float">
            <text:p>7.35</text:p>
          </table:table-cell>
          <table:table-cell office:value-type="float" office:value="914320" calcext:value-type="float">
            <text:p>914320</text:p>
          </table:table-cell>
          <table:table-cell office:value-type="string" calcext:value-type="string">
            <text:p>02_NA12878_S1.chr11.bam.cram_rawstreams.DS_SC.cropped</text:p>
          </table:table-cell>
          <table:table-cell office:value-type="string" calcext:value-type="string">
            <text:p>DS_SC</text:p>
          </table:table-cell>
          <table:table-cell office:value-type="float" office:value="2" calcext:value-type="float">
            <text:p>2</text:p>
          </table:table-cell>
          <table:table-cell office:value-type="float" office:value="1.610046691" calcext:value-type="float">
            <text:p>1.610046691</text:p>
          </table:table-cell>
          <table:table-cell office:value-type="float" office:value="3.899606977" calcext:value-type="float">
            <text:p>3.89960697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9771825" calcext:value-type="float">
            <text:p>9771825</text:p>
          </table:table-cell>
          <table:table-cell table:formula="of:=[.C68]/[.B68]" office:value-type="float" office:value="0.212410000464519" calcext:value-type="float">
            <text:p>0.212410000464519</text:p>
          </table:table-cell>
          <table:table-cell office:value-type="float" office:value="85.99" calcext:value-type="float">
            <text:p>85.99</text:p>
          </table:table-cell>
          <table:table-cell office:value-type="float" office:value="1884" calcext:value-type="float">
            <text:p>1884</text:p>
          </table:table-cell>
          <table:table-cell office:value-type="float" office:value="2.34" calcext:value-type="float">
            <text:p>2.34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02_NA12878_S1.chr11.bam.cram_rawstreams.DS_AMC</text:p>
          </table:table-cell>
          <table:table-cell office:value-type="string" calcext:value-type="string">
            <text:p>DS_AMC</text:p>
          </table:table-cell>
          <table:table-cell office:value-type="float" office:value="2" calcext:value-type="float">
            <text:p>2</text:p>
          </table:table-cell>
          <table:table-cell office:value-type="float" office:value="0.510214573" calcext:value-type="float">
            <text:p>0.510214573</text:p>
          </table:table-cell>
          <table:table-cell office:value-type="float" office:value="3.982537832" calcext:value-type="float">
            <text:p>3.9825378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9743522" calcext:value-type="float">
            <text:p>9743522</text:p>
          </table:table-cell>
          <table:table-cell table:formula="of:=[.C69]/[.B69]" office:value-type="float" office:value="0.211794778615668" calcext:value-type="float">
            <text:p>0.211794778615668</text:p>
          </table:table-cell>
          <table:table-cell office:value-type="float" office:value="8.64" calcext:value-type="float">
            <text:p>8.64</text:p>
          </table:table-cell>
          <table:table-cell office:value-type="float" office:value="9844" calcext:value-type="float">
            <text:p>9844</text:p>
          </table:table-cell>
          <table:table-cell office:value-type="float" office:value="9.06" calcext:value-type="float">
            <text:p>9.06</text:p>
          </table:table-cell>
          <table:table-cell office:value-type="float" office:value="6752" calcext:value-type="float">
            <text:p>6752</text:p>
          </table:table-cell>
          <table:table-cell office:value-type="string" calcext:value-type="string">
            <text:p>02_NA12878_S1.chr11.bam.cram_rawstreams.DS_AMC</text:p>
          </table:table-cell>
          <table:table-cell office:value-type="string" calcext:value-type="string">
            <text:p>DS_AMC</text:p>
          </table:table-cell>
          <table:table-cell office:value-type="float" office:value="2" calcext:value-type="float">
            <text:p>2</text:p>
          </table:table-cell>
          <table:table-cell office:value-type="float" office:value="5.077934155" calcext:value-type="float">
            <text:p>5.077934155</text:p>
          </table:table-cell>
          <table:table-cell office:value-type="float" office:value="1.025623254" calcext:value-type="float">
            <text:p>1.0256232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8728180" calcext:value-type="float">
            <text:p>8728180</text:p>
          </table:table-cell>
          <table:table-cell table:formula="of:=[.C70]/[.B70]" office:value-type="float" office:value="0.189724306140809" calcext:value-type="float">
            <text:p>0.189724306140809</text:p>
          </table:table-cell>
          <table:table-cell office:value-type="float" office:value="67.46" calcext:value-type="float">
            <text:p>67.46</text:p>
          </table:table-cell>
          <table:table-cell office:value-type="float" office:value="473536" calcext:value-type="float">
            <text:p>473536</text:p>
          </table:table-cell>
          <table:table-cell office:value-type="float" office:value="2.54" calcext:value-type="float">
            <text:p>2.54</text:p>
          </table:table-cell>
          <table:table-cell office:value-type="float" office:value="47560" calcext:value-type="float">
            <text:p>47560</text:p>
          </table:table-cell>
          <table:table-cell office:value-type="string" calcext:value-type="string">
            <text:p>02_NA12878_S1.chr11.bam.cram_rawstreams.DS_AMC</text:p>
          </table:table-cell>
          <table:table-cell office:value-type="string" calcext:value-type="string">
            <text:p>DS_AMC</text:p>
          </table:table-cell>
          <table:table-cell office:value-type="float" office:value="2" calcext:value-type="float">
            <text:p>2</text:p>
          </table:table-cell>
          <table:table-cell office:value-type="float" office:value="0.650360971" calcext:value-type="float">
            <text:p>0.650360971</text:p>
          </table:table-cell>
          <table:table-cell office:value-type="float" office:value="3.277102793" calcext:value-type="float">
            <text:p>3.27710279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8450998" calcext:value-type="float">
            <text:p>8450998</text:p>
          </table:table-cell>
          <table:table-cell table:formula="of:=[.C71]/[.B71]" office:value-type="float" office:value="0.18369920553281" calcext:value-type="float">
            <text:p>0.18369920553281</text:p>
          </table:table-cell>
          <table:table-cell office:value-type="float" office:value="1.2" calcext:value-type="float">
            <text:p>1.2</text:p>
          </table:table-cell>
          <table:table-cell office:value-type="float" office:value="4024" calcext:value-type="float">
            <text:p>4024</text:p>
          </table:table-cell>
          <table:table-cell office:value-type="float" office:value="1.95" calcext:value-type="float">
            <text:p>1.95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02_NA12878_S1.chr11.bam.cram_rawstreams.DS_AMC</text:p>
          </table:table-cell>
          <table:table-cell office:value-type="string" calcext:value-type="string">
            <text:p>DS_AMC</text:p>
          </table:table-cell>
          <table:table-cell office:value-type="float" office:value="2" calcext:value-type="float">
            <text:p>2</text:p>
          </table:table-cell>
          <table:table-cell office:value-type="float" office:value="36.56112591" calcext:value-type="float">
            <text:p>36.56112591</text:p>
          </table:table-cell>
          <table:table-cell office:value-type="float" office:value="4.13307679" calcext:value-type="float">
            <text:p>4.1330767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7926372" calcext:value-type="float">
            <text:p>7926372</text:p>
          </table:table-cell>
          <table:table-cell table:formula="of:=[.C72]/[.B72]" office:value-type="float" office:value="0.172295418737232" calcext:value-type="float">
            <text:p>0.172295418737232</text:p>
          </table:table-cell>
          <table:table-cell office:value-type="float" office:value="1.03" calcext:value-type="float">
            <text:p>1.03</text:p>
          </table:table-cell>
          <table:table-cell office:value-type="float" office:value="4096" calcext:value-type="float">
            <text:p>4096</text:p>
          </table:table-cell>
          <table:table-cell office:value-type="float" office:value="1.68" calcext:value-type="float">
            <text:p>1.68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02_NA12878_S1.chr11.bam.cram_rawstreams.DS_AMC</text:p>
          </table:table-cell>
          <table:table-cell office:value-type="string" calcext:value-type="string">
            <text:p>DS_AMC</text:p>
          </table:table-cell>
          <table:table-cell office:value-type="float" office:value="2" calcext:value-type="float">
            <text:p>2</text:p>
          </table:table-cell>
          <table:table-cell office:value-type="float" office:value="42.5954865" calcext:value-type="float">
            <text:p>42.5954865</text:p>
          </table:table-cell>
          <table:table-cell office:value-type="float" office:value="4.499510356" calcext:value-type="float">
            <text:p>4.4995103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7850112" calcext:value-type="float">
            <text:p>7850112</text:p>
          </table:table-cell>
          <table:table-cell table:formula="of:=[.C73]/[.B73]" office:value-type="float" office:value="0.170637756362453" calcext:value-type="float">
            <text:p>0.170637756362453</text:p>
          </table:table-cell>
          <table:table-cell office:value-type="float" office:value="8.74" calcext:value-type="float">
            <text:p>8.74</text:p>
          </table:table-cell>
          <table:table-cell office:value-type="float" office:value="889908" calcext:value-type="float">
            <text:p>889908</text:p>
          </table:table-cell>
          <table:table-cell office:value-type="float" office:value="7.97" calcext:value-type="float">
            <text:p>7.97</text:p>
          </table:table-cell>
          <table:table-cell office:value-type="float" office:value="897544" calcext:value-type="float">
            <text:p>897544</text:p>
          </table:table-cell>
          <table:table-cell office:value-type="string" calcext:value-type="string">
            <text:p>02_NA12878_S1.chr11.bam.cram_rawstreams.DS_AMC</text:p>
          </table:table-cell>
          <table:table-cell office:value-type="string" calcext:value-type="string">
            <text:p>DS_AMC</text:p>
          </table:table-cell>
          <table:table-cell office:value-type="float" office:value="2" calcext:value-type="float">
            <text:p>2</text:p>
          </table:table-cell>
          <table:table-cell office:value-type="float" office:value="5.019834222" calcext:value-type="float">
            <text:p>5.019834222</text:p>
          </table:table-cell>
          <table:table-cell office:value-type="float" office:value="0.939328757" calcext:value-type="float">
            <text:p>0.9393287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16978500" calcext:value-type="float">
            <text:p>16978500</text:p>
          </table:table-cell>
          <table:table-cell table:formula="of:=[.C74]/[.B74]" office:value-type="float" office:value="0.331700634633758" calcext:value-type="float">
            <text:p>0.331700634633758</text:p>
          </table:table-cell>
          <table:table-cell office:value-type="float" office:value="29.75" calcext:value-type="float">
            <text:p>29.75</text:p>
          </table:table-cell>
          <table:table-cell office:value-type="float" office:value="1748" calcext:value-type="float">
            <text:p>1748</text:p>
          </table:table-cell>
          <table:table-cell office:value-type="float" office:value="0.95" calcext:value-type="float">
            <text:p>0.95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02_NA12878_S1.chr11.bam.cram_rawstreams.DS_TL</text:p>
          </table:table-cell>
          <table:table-cell office:value-type="string" calcext:value-type="string">
            <text:p>DS_TL</text:p>
          </table:table-cell>
          <table:table-cell office:value-type="float" office:value="2" calcext:value-type="float">
            <text:p>2</text:p>
          </table:table-cell>
          <table:table-cell office:value-type="float" office:value="1.640839617" calcext:value-type="float">
            <text:p>1.640839617</text:p>
          </table:table-cell>
          <table:table-cell office:value-type="float" office:value="17.04416777" calcext:value-type="float">
            <text:p>17.0441677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16815834" calcext:value-type="float">
            <text:p>16815834</text:p>
          </table:table-cell>
          <table:table-cell table:formula="of:=[.C75]/[.B75]" office:value-type="float" office:value="0.328522708701942" calcext:value-type="float">
            <text:p>0.328522708701942</text:p>
          </table:table-cell>
          <table:table-cell office:value-type="float" office:value="5.53" calcext:value-type="float">
            <text:p>5.53</text:p>
          </table:table-cell>
          <table:table-cell office:value-type="float" office:value="9856" calcext:value-type="float">
            <text:p>9856</text:p>
          </table:table-cell>
          <table:table-cell office:value-type="float" office:value="2.99" calcext:value-type="float">
            <text:p>2.99</text:p>
          </table:table-cell>
          <table:table-cell office:value-type="float" office:value="6896" calcext:value-type="float">
            <text:p>6896</text:p>
          </table:table-cell>
          <table:table-cell office:value-type="string" calcext:value-type="string">
            <text:p>02_NA12878_S1.chr11.bam.cram_rawstreams.DS_TL</text:p>
          </table:table-cell>
          <table:table-cell office:value-type="string" calcext:value-type="string">
            <text:p>DS_TL</text:p>
          </table:table-cell>
          <table:table-cell office:value-type="float" office:value="2" calcext:value-type="float">
            <text:p>2</text:p>
          </table:table-cell>
          <table:table-cell office:value-type="float" office:value="8.827301736" calcext:value-type="float">
            <text:p>8.827301736</text:p>
          </table:table-cell>
          <table:table-cell office:value-type="float" office:value="5.363487958" calcext:value-type="float">
            <text:p>5.36348795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15553668" calcext:value-type="float">
            <text:p>15553668</text:p>
          </table:table-cell>
          <table:table-cell table:formula="of:=[.C76]/[.B76]" office:value-type="float" office:value="0.30386439005111" calcext:value-type="float">
            <text:p>0.30386439005111</text:p>
          </table:table-cell>
          <table:table-cell office:value-type="float" office:value="66.34" calcext:value-type="float">
            <text:p>66.34</text:p>
          </table:table-cell>
          <table:table-cell office:value-type="float" office:value="519076" calcext:value-type="float">
            <text:p>519076</text:p>
          </table:table-cell>
          <table:table-cell office:value-type="float" office:value="1.8" calcext:value-type="float">
            <text:p>1.8</text:p>
          </table:table-cell>
          <table:table-cell office:value-type="float" office:value="52680" calcext:value-type="float">
            <text:p>52680</text:p>
          </table:table-cell>
          <table:table-cell office:value-type="string" calcext:value-type="string">
            <text:p>02_NA12878_S1.chr11.bam.cram_rawstreams.DS_TL</text:p>
          </table:table-cell>
          <table:table-cell office:value-type="string" calcext:value-type="string">
            <text:p>DS_TL</text:p>
          </table:table-cell>
          <table:table-cell office:value-type="float" office:value="2" calcext:value-type="float">
            <text:p>2</text:p>
          </table:table-cell>
          <table:table-cell office:value-type="float" office:value="0.735830247" calcext:value-type="float">
            <text:p>0.735830247</text:p>
          </table:table-cell>
          <table:table-cell office:value-type="float" office:value="8.240629832" calcext:value-type="float">
            <text:p>8.2406298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16634341" calcext:value-type="float">
            <text:p>16634341</text:p>
          </table:table-cell>
          <table:table-cell table:formula="of:=[.C77]/[.B77]" office:value-type="float" office:value="0.324976968896802" calcext:value-type="float">
            <text:p>0.324976968896802</text:p>
          </table:table-cell>
          <table:table-cell office:value-type="float" office:value="1.38" calcext:value-type="float">
            <text:p>1.38</text:p>
          </table:table-cell>
          <table:table-cell office:value-type="float" office:value="4304" calcext:value-type="float">
            <text:p>4304</text:p>
          </table:table-cell>
          <table:table-cell office:value-type="float" office:value="1.11" calcext:value-type="float">
            <text:p>1.1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02_NA12878_S1.chr11.bam.cram_rawstreams.DS_TL</text:p>
          </table:table-cell>
          <table:table-cell office:value-type="string" calcext:value-type="string">
            <text:p>DS_TL</text:p>
          </table:table-cell>
          <table:table-cell office:value-type="float" office:value="2" calcext:value-type="float">
            <text:p>2</text:p>
          </table:table-cell>
          <table:table-cell office:value-type="float" office:value="35.3731729" calcext:value-type="float">
            <text:p>35.3731729</text:p>
          </table:table-cell>
          <table:table-cell office:value-type="float" office:value="14.29166106" calcext:value-type="float">
            <text:p>14.291661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15583965" calcext:value-type="float">
            <text:p>15583965</text:p>
          </table:table-cell>
          <table:table-cell table:formula="of:=[.C78]/[.B78]" office:value-type="float" office:value="0.304456287693864" calcext:value-type="float">
            <text:p>0.304456287693864</text:p>
          </table:table-cell>
          <table:table-cell office:value-type="float" office:value="1.28" calcext:value-type="float">
            <text:p>1.28</text:p>
          </table:table-cell>
          <table:table-cell office:value-type="float" office:value="4448" calcext:value-type="float">
            <text:p>4448</text:p>
          </table:table-cell>
          <table:table-cell office:value-type="float" office:value="1.27" calcext:value-type="float">
            <text:p>1.27</text:p>
          </table:table-cell>
          <table:table-cell office:value-type="float" office:value="5840" calcext:value-type="float">
            <text:p>5840</text:p>
          </table:table-cell>
          <table:table-cell office:value-type="string" calcext:value-type="string">
            <text:p>02_NA12878_S1.chr11.bam.cram_rawstreams.DS_TL</text:p>
          </table:table-cell>
          <table:table-cell office:value-type="string" calcext:value-type="string">
            <text:p>DS_TL</text:p>
          </table:table-cell>
          <table:table-cell office:value-type="float" office:value="2" calcext:value-type="float">
            <text:p>2</text:p>
          </table:table-cell>
          <table:table-cell office:value-type="float" office:value="38.13670203" calcext:value-type="float">
            <text:p>38.13670203</text:p>
          </table:table-cell>
          <table:table-cell office:value-type="float" office:value="11.7023836" calcext:value-type="float">
            <text:p>11.70238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14046774" calcext:value-type="float">
            <text:p>14046774</text:p>
          </table:table-cell>
          <table:table-cell table:formula="of:=[.C79]/[.B79]" office:value-type="float" office:value="0.274424940386782" calcext:value-type="float">
            <text:p>0.274424940386782</text:p>
          </table:table-cell>
          <table:table-cell office:value-type="float" office:value="3.04" calcext:value-type="float">
            <text:p>3.04</text:p>
          </table:table-cell>
          <table:table-cell office:value-type="float" office:value="805220" calcext:value-type="float">
            <text:p>805220</text:p>
          </table:table-cell>
          <table:table-cell office:value-type="float" office:value="3.97" calcext:value-type="float">
            <text:p>3.97</text:p>
          </table:table-cell>
          <table:table-cell office:value-type="float" office:value="818884" calcext:value-type="float">
            <text:p>818884</text:p>
          </table:table-cell>
          <table:table-cell office:value-type="string" calcext:value-type="string">
            <text:p>02_NA12878_S1.chr11.bam.cram_rawstreams.DS_TL</text:p>
          </table:table-cell>
          <table:table-cell office:value-type="string" calcext:value-type="string">
            <text:p>DS_TL</text:p>
          </table:table-cell>
          <table:table-cell office:value-type="float" office:value="2" calcext:value-type="float">
            <text:p>2</text:p>
          </table:table-cell>
          <table:table-cell office:value-type="float" office:value="16.05755875" calcext:value-type="float">
            <text:p>16.05755875</text:p>
          </table:table-cell>
          <table:table-cell office:value-type="float" office:value="3.374319293" calcext:value-type="float">
            <text:p>3.3743192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80459456" calcext:value-type="float">
            <text:p>80459456</text:p>
          </table:table-cell>
          <table:table-cell office:value-type="float" office:value="22656176" calcext:value-type="float">
            <text:p>22656176</text:p>
          </table:table-cell>
          <table:table-cell table:formula="of:=[.C80]/[.B80]" office:value-type="float" office:value="0.28158500102213" calcext:value-type="float">
            <text:p>0.28158500102213</text:p>
          </table:table-cell>
          <table:table-cell office:value-type="float" office:value="64.19" calcext:value-type="float">
            <text:p>64.19</text:p>
          </table:table-cell>
          <table:table-cell office:value-type="float" office:value="1780" calcext:value-type="float">
            <text:p>1780</text:p>
          </table:table-cell>
          <table:table-cell office:value-type="float" office:value="1.86" calcext:value-type="float">
            <text:p>1.86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02_NA12878_S1.chr11.bam.cram_rawstreams.DS_BF</text:p>
          </table:table-cell>
          <table:table-cell office:value-type="string" calcext:value-type="string">
            <text:p>DS_BF</text:p>
          </table:table-cell>
          <table:table-cell office:value-type="float" office:value="2" calcext:value-type="float">
            <text:p>2</text:p>
          </table:table-cell>
          <table:table-cell office:value-type="float" office:value="1.195390508" calcext:value-type="float">
            <text:p>1.195390508</text:p>
          </table:table-cell>
          <table:table-cell office:value-type="float" office:value="11.61645869" calcext:value-type="float">
            <text:p>11.6164586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80459456" calcext:value-type="float">
            <text:p>80459456</text:p>
          </table:table-cell>
          <table:table-cell office:value-type="float" office:value="20367792" calcext:value-type="float">
            <text:p>20367792</text:p>
          </table:table-cell>
          <table:table-cell table:formula="of:=[.C81]/[.B81]" office:value-type="float" office:value="0.253143545986689" calcext:value-type="float">
            <text:p>0.253143545986689</text:p>
          </table:table-cell>
          <table:table-cell office:value-type="float" office:value="18" calcext:value-type="float">
            <text:p>18</text:p>
          </table:table-cell>
          <table:table-cell office:value-type="float" office:value="9940" calcext:value-type="float">
            <text:p>9940</text:p>
          </table:table-cell>
          <table:table-cell office:value-type="float" office:value="11.47" calcext:value-type="float">
            <text:p>11.47</text:p>
          </table:table-cell>
          <table:table-cell office:value-type="float" office:value="6956" calcext:value-type="float">
            <text:p>6956</text:p>
          </table:table-cell>
          <table:table-cell office:value-type="string" calcext:value-type="string">
            <text:p>02_NA12878_S1.chr11.bam.cram_rawstreams.DS_BF</text:p>
          </table:table-cell>
          <table:table-cell office:value-type="string" calcext:value-type="string">
            <text:p>DS_BF</text:p>
          </table:table-cell>
          <table:table-cell office:value-type="float" office:value="2" calcext:value-type="float">
            <text:p>2</text:p>
          </table:table-cell>
          <table:table-cell office:value-type="float" office:value="4.262895372" calcext:value-type="float">
            <text:p>4.262895372</text:p>
          </table:table-cell>
          <table:table-cell office:value-type="float" office:value="1.693482137" calcext:value-type="float">
            <text:p>1.6934821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80459456" calcext:value-type="float">
            <text:p>80459456</text:p>
          </table:table-cell>
          <table:table-cell office:value-type="float" office:value="19911312" calcext:value-type="float">
            <text:p>19911312</text:p>
          </table:table-cell>
          <table:table-cell table:formula="of:=[.C82]/[.B82]" office:value-type="float" office:value="0.247470129551957" calcext:value-type="float">
            <text:p>0.247470129551957</text:p>
          </table:table-cell>
          <table:table-cell office:value-type="float" office:value="113.38" calcext:value-type="float">
            <text:p>113.38</text:p>
          </table:table-cell>
          <table:table-cell office:value-type="float" office:value="672608" calcext:value-type="float">
            <text:p>672608</text:p>
          </table:table-cell>
          <table:table-cell office:value-type="float" office:value="2.21" calcext:value-type="float">
            <text:p>2.21</text:p>
          </table:table-cell>
          <table:table-cell office:value-type="float" office:value="67708" calcext:value-type="float">
            <text:p>67708</text:p>
          </table:table-cell>
          <table:table-cell office:value-type="string" calcext:value-type="string">
            <text:p>02_NA12878_S1.chr11.bam.cram_rawstreams.DS_BF</text:p>
          </table:table-cell>
          <table:table-cell office:value-type="string" calcext:value-type="string">
            <text:p>DS_BF</text:p>
          </table:table-cell>
          <table:table-cell office:value-type="float" office:value="2" calcext:value-type="float">
            <text:p>2</text:p>
          </table:table-cell>
          <table:table-cell office:value-type="float" office:value="0.676769419" calcext:value-type="float">
            <text:p>0.676769419</text:p>
          </table:table-cell>
          <table:table-cell office:value-type="float" office:value="8.592265548" calcext:value-type="float">
            <text:p>8.59226554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80459456" calcext:value-type="float">
            <text:p>80459456</text:p>
          </table:table-cell>
          <table:table-cell office:value-type="float" office:value="31644402" calcext:value-type="float">
            <text:p>31644402</text:p>
          </table:table-cell>
          <table:table-cell table:formula="of:=[.C83]/[.B83]" office:value-type="float" office:value="0.393296245999973" calcext:value-type="float">
            <text:p>0.393296245999973</text:p>
          </table:table-cell>
          <table:table-cell office:value-type="float" office:value="1.81" calcext:value-type="float">
            <text:p>1.81</text:p>
          </table:table-cell>
          <table:table-cell office:value-type="float" office:value="4468" calcext:value-type="float">
            <text:p>4468</text:p>
          </table:table-cell>
          <table:table-cell office:value-type="float" office:value="1.98" calcext:value-type="float">
            <text:p>1.98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02_NA12878_S1.chr11.bam.cram_rawstreams.DS_BF</text:p>
          </table:table-cell>
          <table:table-cell office:value-type="string" calcext:value-type="string">
            <text:p>DS_BF</text:p>
          </table:table-cell>
          <table:table-cell office:value-type="float" office:value="2" calcext:value-type="float">
            <text:p>2</text:p>
          </table:table-cell>
          <table:table-cell office:value-type="float" office:value="42.39343464" calcext:value-type="float">
            <text:p>42.39343464</text:p>
          </table:table-cell>
          <table:table-cell office:value-type="float" office:value="15.24164315" calcext:value-type="float">
            <text:p>15.241643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80459456" calcext:value-type="float">
            <text:p>80459456</text:p>
          </table:table-cell>
          <table:table-cell office:value-type="float" office:value="21466343" calcext:value-type="float">
            <text:p>21466343</text:p>
          </table:table-cell>
          <table:table-cell table:formula="of:=[.C84]/[.B84]" office:value-type="float" office:value="0.266797018861276" calcext:value-type="float">
            <text:p>0.266797018861276</text:p>
          </table:table-cell>
          <table:table-cell office:value-type="float" office:value="1.84" calcext:value-type="float">
            <text:p>1.84</text:p>
          </table:table-cell>
          <table:table-cell office:value-type="float" office:value="4288" calcext:value-type="float">
            <text:p>4288</text:p>
          </table:table-cell>
          <table:table-cell office:value-type="float" office:value="2.05" calcext:value-type="float">
            <text:p>2.05</text:p>
          </table:table-cell>
          <table:table-cell office:value-type="float" office:value="5764" calcext:value-type="float">
            <text:p>5764</text:p>
          </table:table-cell>
          <table:table-cell office:value-type="string" calcext:value-type="string">
            <text:p>02_NA12878_S1.chr11.bam.cram_rawstreams.DS_BF</text:p>
          </table:table-cell>
          <table:table-cell office:value-type="string" calcext:value-type="string">
            <text:p>DS_BF</text:p>
          </table:table-cell>
          <table:table-cell office:value-type="float" office:value="2" calcext:value-type="float">
            <text:p>2</text:p>
          </table:table-cell>
          <table:table-cell office:value-type="float" office:value="41.70223734" calcext:value-type="float">
            <text:p>41.70223734</text:p>
          </table:table-cell>
          <table:table-cell office:value-type="float" office:value="9.986292676" calcext:value-type="float">
            <text:p>9.98629267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80459456" calcext:value-type="float">
            <text:p>80459456</text:p>
          </table:table-cell>
          <table:table-cell office:value-type="float" office:value="22327488" calcext:value-type="float">
            <text:p>22327488</text:p>
          </table:table-cell>
          <table:table-cell table:formula="of:=[.C85]/[.B85]" office:value-type="float" office:value="0.277499862788036" calcext:value-type="float">
            <text:p>0.277499862788036</text:p>
          </table:table-cell>
          <table:table-cell office:value-type="float" office:value="94.96" calcext:value-type="float">
            <text:p>94.96</text:p>
          </table:table-cell>
          <table:table-cell office:value-type="float" office:value="558760" calcext:value-type="float">
            <text:p>558760</text:p>
          </table:table-cell>
          <table:table-cell office:value-type="float" office:value="4.21" calcext:value-type="float">
            <text:p>4.21</text:p>
          </table:table-cell>
          <table:table-cell office:value-type="float" office:value="573232" calcext:value-type="float">
            <text:p>573232</text:p>
          </table:table-cell>
          <table:table-cell office:value-type="string" calcext:value-type="string">
            <text:p>02_NA12878_S1.chr11.bam.cram_rawstreams.DS_BF</text:p>
          </table:table-cell>
          <table:table-cell office:value-type="string" calcext:value-type="string">
            <text:p>DS_BF</text:p>
          </table:table-cell>
          <table:table-cell office:value-type="float" office:value="2" calcext:value-type="float">
            <text:p>2</text:p>
          </table:table-cell>
          <table:table-cell office:value-type="float" office:value="0.808046722" calcext:value-type="float">
            <text:p>0.808046722</text:p>
          </table:table-cell>
          <table:table-cell office:value-type="float" office:value="5.057755785" calcext:value-type="float">
            <text:p>5.05775578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2196358" calcext:value-type="float">
            <text:p>2196358</text:p>
          </table:table-cell>
          <table:table-cell table:formula="of:=[.C86]/[.B86]" office:value-type="float" office:value="0.0477421979824906" calcext:value-type="float">
            <text:p>0.047742197982491</text:p>
          </table:table-cell>
          <table:table-cell office:value-type="float" office:value="9.4" calcext:value-type="float">
            <text:p>9.4</text:p>
          </table:table-cell>
          <table:table-cell office:value-type="float" office:value="1684" calcext:value-type="float">
            <text:p>1684</text:p>
          </table:table-cell>
          <table:table-cell office:value-type="float" office:value="0.66" calcext:value-type="float">
            <text:p>0.66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02_NA12878_S1.chr11.bam.cram_rawstreams.DS_XOC</text:p>
          </table:table-cell>
          <table:table-cell office:value-type="string" calcext:value-type="string">
            <text:p>DS_XOC</text:p>
          </table:table-cell>
          <table:table-cell office:value-type="float" office:value="2" calcext:value-type="float">
            <text:p>2</text:p>
          </table:table-cell>
          <table:table-cell office:value-type="float" office:value="4.667377776" calcext:value-type="float">
            <text:p>4.667377776</text:p>
          </table:table-cell>
          <table:table-cell office:value-type="float" office:value="3.17365184" calcext:value-type="float">
            <text:p>3.1736518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1819282" calcext:value-type="float">
            <text:p>1819282</text:p>
          </table:table-cell>
          <table:table-cell table:formula="of:=[.C87]/[.B87]" office:value-type="float" office:value="0.0395457031276237" calcext:value-type="float">
            <text:p>0.039545703127624</text:p>
          </table:table-cell>
          <table:table-cell office:value-type="float" office:value="0.93" calcext:value-type="float">
            <text:p>0.93</text:p>
          </table:table-cell>
          <table:table-cell office:value-type="float" office:value="9728" calcext:value-type="float">
            <text:p>9728</text:p>
          </table:table-cell>
          <table:table-cell office:value-type="float" office:value="0.8" calcext:value-type="float">
            <text:p>0.8</text:p>
          </table:table-cell>
          <table:table-cell office:value-type="float" office:value="6760" calcext:value-type="float">
            <text:p>6760</text:p>
          </table:table-cell>
          <table:table-cell office:value-type="string" calcext:value-type="string">
            <text:p>02_NA12878_S1.chr11.bam.cram_rawstreams.DS_XOC</text:p>
          </table:table-cell>
          <table:table-cell office:value-type="string" calcext:value-type="string">
            <text:p>DS_XOC</text:p>
          </table:table-cell>
          <table:table-cell office:value-type="float" office:value="2" calcext:value-type="float">
            <text:p>2</text:p>
          </table:table-cell>
          <table:table-cell office:value-type="float" office:value="47.17564634" calcext:value-type="float">
            <text:p>47.17564634</text:p>
          </table:table-cell>
          <table:table-cell office:value-type="float" office:value="2.168753147" calcext:value-type="float">
            <text:p>2.168753147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2140036" calcext:value-type="float">
            <text:p>2140036</text:p>
          </table:table-cell>
          <table:table-cell table:formula="of:=[.C88]/[.B88]" office:value-type="float" office:value="0.0465179275881515" calcext:value-type="float">
            <text:p>0.046517927588152</text:p>
          </table:table-cell>
          <table:table-cell office:value-type="float" office:value="18.76" calcext:value-type="float">
            <text:p>18.76</text:p>
          </table:table-cell>
          <table:table-cell office:value-type="float" office:value="474800" calcext:value-type="float">
            <text:p>474800</text:p>
          </table:table-cell>
          <table:table-cell office:value-type="float" office:value="0.73" calcext:value-type="float">
            <text:p>0.73</text:p>
          </table:table-cell>
          <table:table-cell office:value-type="float" office:value="48488" calcext:value-type="float">
            <text:p>48488</text:p>
          </table:table-cell>
          <table:table-cell office:value-type="string" calcext:value-type="string">
            <text:p>02_NA12878_S1.chr11.bam.cram_rawstreams.DS_XOC</text:p>
          </table:table-cell>
          <table:table-cell office:value-type="string" calcext:value-type="string">
            <text:p>DS_XOC</text:p>
          </table:table-cell>
          <table:table-cell office:value-type="float" office:value="2" calcext:value-type="float">
            <text:p>2</text:p>
          </table:table-cell>
          <table:table-cell office:value-type="float" office:value="2.338664771" calcext:value-type="float">
            <text:p>2.338664771</text:p>
          </table:table-cell>
          <table:table-cell office:value-type="float" office:value="2.795749821" calcext:value-type="float">
            <text:p>2.7957498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1886289" calcext:value-type="float">
            <text:p>1886289</text:p>
          </table:table-cell>
          <table:table-cell table:formula="of:=[.C89]/[.B89]" office:value-type="float" office:value="0.0410022331924914" calcext:value-type="float">
            <text:p>0.041002233192492</text:p>
          </table:table-cell>
          <table:table-cell office:value-type="float" office:value="0.66" calcext:value-type="float">
            <text:p>0.66</text:p>
          </table:table-cell>
          <table:table-cell office:value-type="float" office:value="3608" calcext:value-type="float">
            <text:p>3608</text:p>
          </table:table-cell>
          <table:table-cell office:value-type="float" office:value="0.83" calcext:value-type="float">
            <text:p>0.83</text:p>
          </table:table-cell>
          <table:table-cell office:value-type="float" office:value="4148" calcext:value-type="float">
            <text:p>4148</text:p>
          </table:table-cell>
          <table:table-cell office:value-type="string" calcext:value-type="string">
            <text:p>02_NA12878_S1.chr11.bam.cram_rawstreams.DS_XOC</text:p>
          </table:table-cell>
          <table:table-cell office:value-type="string" calcext:value-type="string">
            <text:p>DS_XOC</text:p>
          </table:table-cell>
          <table:table-cell office:value-type="float" office:value="2" calcext:value-type="float">
            <text:p>2</text:p>
          </table:table-cell>
          <table:table-cell office:value-type="float" office:value="66.47477439" calcext:value-type="float">
            <text:p>66.47477439</text:p>
          </table:table-cell>
          <table:table-cell office:value-type="float" office:value="2.167355871" calcext:value-type="float">
            <text:p>2.1673558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1562226" calcext:value-type="float">
            <text:p>1562226</text:p>
          </table:table-cell>
          <table:table-cell table:formula="of:=[.C90]/[.B90]" office:value-type="float" office:value="0.0339580810529951" calcext:value-type="float">
            <text:p>0.033958081052995</text:p>
          </table:table-cell>
          <table:table-cell office:value-type="float" office:value="0.83" calcext:value-type="float">
            <text:p>0.83</text:p>
          </table:table-cell>
          <table:table-cell office:value-type="float" office:value="3576" calcext:value-type="float">
            <text:p>3576</text:p>
          </table:table-cell>
          <table:table-cell office:value-type="float" office:value="1.01" calcext:value-type="float">
            <text:p>1.01</text:p>
          </table:table-cell>
          <table:table-cell office:value-type="float" office:value="5460" calcext:value-type="float">
            <text:p>5460</text:p>
          </table:table-cell>
          <table:table-cell office:value-type="string" calcext:value-type="string">
            <text:p>02_NA12878_S1.chr11.bam.cram_rawstreams.DS_XOC</text:p>
          </table:table-cell>
          <table:table-cell office:value-type="string" calcext:value-type="string">
            <text:p>DS_XOC</text:p>
          </table:table-cell>
          <table:table-cell office:value-type="float" office:value="2" calcext:value-type="float">
            <text:p>2</text:p>
          </table:table-cell>
          <table:table-cell office:value-type="float" office:value="52.85945915" calcext:value-type="float">
            <text:p>52.85945915</text:p>
          </table:table-cell>
          <table:table-cell office:value-type="float" office:value="1.475103775" calcext:value-type="float">
            <text:p>1.4751037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1519300" calcext:value-type="float">
            <text:p>1519300</text:p>
          </table:table-cell>
          <table:table-cell table:formula="of:=[.C91]/[.B91]" office:value-type="float" office:value="0.0330249992919178" calcext:value-type="float">
            <text:p>0.033024999291918</text:p>
          </table:table-cell>
          <table:table-cell office:value-type="float" office:value="1.27" calcext:value-type="float">
            <text:p>1.27</text:p>
          </table:table-cell>
          <table:table-cell office:value-type="float" office:value="724636" calcext:value-type="float">
            <text:p>724636</text:p>
          </table:table-cell>
          <table:table-cell office:value-type="float" office:value="1.93" calcext:value-type="float">
            <text:p>1.93</text:p>
          </table:table-cell>
          <table:table-cell office:value-type="float" office:value="725740" calcext:value-type="float">
            <text:p>725740</text:p>
          </table:table-cell>
          <table:table-cell office:value-type="string" calcext:value-type="string">
            <text:p>02_NA12878_S1.chr11.bam.cram_rawstreams.DS_XOC</text:p>
          </table:table-cell>
          <table:table-cell office:value-type="string" calcext:value-type="string">
            <text:p>DS_XOC</text:p>
          </table:table-cell>
          <table:table-cell office:value-type="float" office:value="2" calcext:value-type="float">
            <text:p>2</text:p>
          </table:table-cell>
          <table:table-cell office:value-type="float" office:value="34.54594575" calcext:value-type="float">
            <text:p>34.54594575</text:p>
          </table:table-cell>
          <table:table-cell office:value-type="float" office:value="0.750734398" calcext:value-type="float">
            <text:p>0.7507343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50716215" calcext:value-type="float">
            <text:p>50716215</text:p>
          </table:table-cell>
          <table:table-cell office:value-type="float" office:value="8954452" calcext:value-type="float">
            <text:p>8954452</text:p>
          </table:table-cell>
          <table:table-cell table:formula="of:=[.C92]/[.B92]" office:value-type="float" office:value="0.176559942416838" calcext:value-type="float">
            <text:p>0.176559942416838</text:p>
          </table:table-cell>
          <table:table-cell office:value-type="float" office:value="81.28" calcext:value-type="float">
            <text:p>81.28</text:p>
          </table:table-cell>
          <table:table-cell office:value-type="float" office:value="1776" calcext:value-type="float">
            <text:p>1776</text:p>
          </table:table-cell>
          <table:table-cell office:value-type="float" office:value="4.94" calcext:value-type="float">
            <text:p>4.94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02_NA12878_S1.chr11.bam.cram_rawstreams.DS_CF</text:p>
          </table:table-cell>
          <table:table-cell office:value-type="string" calcext:value-type="string">
            <text:p>DS_CF</text:p>
          </table:table-cell>
          <table:table-cell office:value-type="float" office:value="2" calcext:value-type="float">
            <text:p>2</text:p>
          </table:table-cell>
          <table:table-cell office:value-type="float" office:value="0.595063382" calcext:value-type="float">
            <text:p>0.595063382</text:p>
          </table:table-cell>
          <table:table-cell office:value-type="float" office:value="1.728670221" calcext:value-type="float">
            <text:p>1.7286702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50716215" calcext:value-type="float">
            <text:p>50716215</text:p>
          </table:table-cell>
          <table:table-cell office:value-type="float" office:value="8629596" calcext:value-type="float">
            <text:p>8629596</text:p>
          </table:table-cell>
          <table:table-cell table:formula="of:=[.C93]/[.B93]" office:value-type="float" office:value="0.170154574823851" calcext:value-type="float">
            <text:p>0.170154574823851</text:p>
          </table:table-cell>
          <table:table-cell office:value-type="float" office:value="4.48" calcext:value-type="float">
            <text:p>4.48</text:p>
          </table:table-cell>
          <table:table-cell office:value-type="float" office:value="10628" calcext:value-type="float">
            <text:p>10628</text:p>
          </table:table-cell>
          <table:table-cell office:value-type="float" office:value="6.69" calcext:value-type="float">
            <text:p>6.69</text:p>
          </table:table-cell>
          <table:table-cell office:value-type="float" office:value="6776" calcext:value-type="float">
            <text:p>6776</text:p>
          </table:table-cell>
          <table:table-cell office:value-type="string" calcext:value-type="string">
            <text:p>02_NA12878_S1.chr11.bam.cram_rawstreams.DS_CF</text:p>
          </table:table-cell>
          <table:table-cell office:value-type="string" calcext:value-type="string">
            <text:p>DS_CF</text:p>
          </table:table-cell>
          <table:table-cell office:value-type="float" office:value="2" calcext:value-type="float">
            <text:p>2</text:p>
          </table:table-cell>
          <table:table-cell office:value-type="float" office:value="10.79614993" calcext:value-type="float">
            <text:p>10.79614993</text:p>
          </table:table-cell>
          <table:table-cell office:value-type="float" office:value="1.230168022" calcext:value-type="float">
            <text:p>1.230168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50716215" calcext:value-type="float">
            <text:p>50716215</text:p>
          </table:table-cell>
          <table:table-cell office:value-type="float" office:value="7954800" calcext:value-type="float">
            <text:p>7954800</text:p>
          </table:table-cell>
          <table:table-cell table:formula="of:=[.C94]/[.B94]" office:value-type="float" office:value="0.156849244368887" calcext:value-type="float">
            <text:p>0.156849244368887</text:p>
          </table:table-cell>
          <table:table-cell office:value-type="float" office:value="72.85" calcext:value-type="float">
            <text:p>72.85</text:p>
          </table:table-cell>
          <table:table-cell office:value-type="float" office:value="516596" calcext:value-type="float">
            <text:p>516596</text:p>
          </table:table-cell>
          <table:table-cell office:value-type="float" office:value="1.12" calcext:value-type="float">
            <text:p>1.12</text:p>
          </table:table-cell>
          <table:table-cell office:value-type="float" office:value="53596" calcext:value-type="float">
            <text:p>53596</text:p>
          </table:table-cell>
          <table:table-cell office:value-type="string" calcext:value-type="string">
            <text:p>02_NA12878_S1.chr11.bam.cram_rawstreams.DS_CF</text:p>
          </table:table-cell>
          <table:table-cell office:value-type="string" calcext:value-type="string">
            <text:p>DS_CF</text:p>
          </table:table-cell>
          <table:table-cell office:value-type="float" office:value="2" calcext:value-type="float">
            <text:p>2</text:p>
          </table:table-cell>
          <table:table-cell office:value-type="float" office:value="0.663922466" calcext:value-type="float">
            <text:p>0.663922466</text:p>
          </table:table-cell>
          <table:table-cell office:value-type="float" office:value="6.773471832" calcext:value-type="float">
            <text:p>6.7734718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50716215" calcext:value-type="float">
            <text:p>50716215</text:p>
          </table:table-cell>
          <table:table-cell office:value-type="float" office:value="7512089" calcext:value-type="float">
            <text:p>7512089</text:p>
          </table:table-cell>
          <table:table-cell table:formula="of:=[.C95]/[.B95]" office:value-type="float" office:value="0.148120063770532" calcext:value-type="float">
            <text:p>0.148120063770532</text:p>
          </table:table-cell>
          <table:table-cell office:value-type="float" office:value="0.86" calcext:value-type="float">
            <text:p>0.86</text:p>
          </table:table-cell>
          <table:table-cell office:value-type="float" office:value="3940" calcext:value-type="float">
            <text:p>3940</text:p>
          </table:table-cell>
          <table:table-cell office:value-type="float" office:value="1.36" calcext:value-type="float">
            <text:p>1.36</text:p>
          </table:table-cell>
          <table:table-cell office:value-type="float" office:value="4348" calcext:value-type="float">
            <text:p>4348</text:p>
          </table:table-cell>
          <table:table-cell office:value-type="string" calcext:value-type="string">
            <text:p>02_NA12878_S1.chr11.bam.cram_rawstreams.DS_CF</text:p>
          </table:table-cell>
          <table:table-cell office:value-type="string" calcext:value-type="string">
            <text:p>DS_CF</text:p>
          </table:table-cell>
          <table:table-cell office:value-type="float" office:value="2" calcext:value-type="float">
            <text:p>2</text:p>
          </table:table-cell>
          <table:table-cell office:value-type="float" office:value="56.24040892" calcext:value-type="float">
            <text:p>56.24040892</text:p>
          </table:table-cell>
          <table:table-cell office:value-type="float" office:value="5.267710545" calcext:value-type="float">
            <text:p>5.2677105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50716215" calcext:value-type="float">
            <text:p>50716215</text:p>
          </table:table-cell>
          <table:table-cell office:value-type="float" office:value="7053346" calcext:value-type="float">
            <text:p>7053346</text:p>
          </table:table-cell>
          <table:table-cell table:formula="of:=[.C96]/[.B96]" office:value-type="float" office:value="0.139074771254125" calcext:value-type="float">
            <text:p>0.139074771254125</text:p>
          </table:table-cell>
          <table:table-cell office:value-type="float" office:value="0.96" calcext:value-type="float">
            <text:p>0.96</text:p>
          </table:table-cell>
          <table:table-cell office:value-type="float" office:value="3832" calcext:value-type="float">
            <text:p>3832</text:p>
          </table:table-cell>
          <table:table-cell office:value-type="float" office:value="1.12" calcext:value-type="float">
            <text:p>1.12</text:p>
          </table:table-cell>
          <table:table-cell office:value-type="float" office:value="5660" calcext:value-type="float">
            <text:p>5660</text:p>
          </table:table-cell>
          <table:table-cell office:value-type="string" calcext:value-type="string">
            <text:p>02_NA12878_S1.chr11.bam.cram_rawstreams.DS_CF</text:p>
          </table:table-cell>
          <table:table-cell office:value-type="string" calcext:value-type="string">
            <text:p>DS_CF</text:p>
          </table:table-cell>
          <table:table-cell office:value-type="float" office:value="2" calcext:value-type="float">
            <text:p>2</text:p>
          </table:table-cell>
          <table:table-cell office:value-type="float" office:value="50.38203299" calcext:value-type="float">
            <text:p>50.38203299</text:p>
          </table:table-cell>
          <table:table-cell office:value-type="float" office:value="6.005888326" calcext:value-type="float">
            <text:p>6.005888326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50716215" calcext:value-type="float">
            <text:p>50716215</text:p>
          </table:table-cell>
          <table:table-cell office:value-type="float" office:value="6883003" calcext:value-type="float">
            <text:p>6883003</text:p>
          </table:table-cell>
          <table:table-cell table:formula="of:=[.C97]/[.B97]" office:value-type="float" office:value="0.13571602297214" calcext:value-type="float">
            <text:p>0.13571602297214</text:p>
          </table:table-cell>
          <table:table-cell office:value-type="float" office:value="5.3" calcext:value-type="float">
            <text:p>5.3</text:p>
          </table:table-cell>
          <table:table-cell office:value-type="float" office:value="926400" calcext:value-type="float">
            <text:p>926400</text:p>
          </table:table-cell>
          <table:table-cell office:value-type="float" office:value="7.16" calcext:value-type="float">
            <text:p>7.16</text:p>
          </table:table-cell>
          <table:table-cell office:value-type="float" office:value="933240" calcext:value-type="float">
            <text:p>933240</text:p>
          </table:table-cell>
          <table:table-cell office:value-type="string" calcext:value-type="string">
            <text:p>02_NA12878_S1.chr11.bam.cram_rawstreams.DS_CF</text:p>
          </table:table-cell>
          <table:table-cell office:value-type="string" calcext:value-type="string">
            <text:p>DS_CF</text:p>
          </table:table-cell>
          <table:table-cell office:value-type="float" office:value="2" calcext:value-type="float">
            <text:p>2</text:p>
          </table:table-cell>
          <table:table-cell office:value-type="float" office:value="9.125802202" calcext:value-type="float">
            <text:p>9.125802202</text:p>
          </table:table-cell>
          <table:table-cell office:value-type="float" office:value="0.916779774" calcext:value-type="float">
            <text:p>0.9167797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98916182" calcext:value-type="float">
            <text:p>98916182</text:p>
          </table:table-cell>
          <table:table-cell office:value-type="float" office:value="54077990" calcext:value-type="float">
            <text:p>54077990</text:p>
          </table:table-cell>
          <table:table-cell table:formula="of:=[.C98]/[.B98]" office:value-type="float" office:value="0.546705189248004" calcext:value-type="float">
            <text:p>0.546705189248004</text:p>
          </table:table-cell>
          <table:table-cell office:value-type="float" office:value="84.85" calcext:value-type="float">
            <text:p>84.85</text:p>
          </table:table-cell>
          <table:table-cell office:value-type="float" office:value="1772" calcext:value-type="float">
            <text:p>1772</text:p>
          </table:table-cell>
          <table:table-cell office:value-type="float" office:value="2.09" calcext:value-type="float">
            <text:p>2.09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02_NA12878_S1.chr11.bam.cram_rawstreams.DS_TS</text:p>
          </table:table-cell>
          <table:table-cell office:value-type="string" calcext:value-type="string">
            <text:p>DS_TS</text:p>
          </table:table-cell>
          <table:table-cell office:value-type="float" office:value="2" calcext:value-type="float">
            <text:p>2</text:p>
          </table:table-cell>
          <table:table-cell office:value-type="float" office:value="1.111771623" calcext:value-type="float">
            <text:p>1.111771623</text:p>
          </table:table-cell>
          <table:table-cell office:value-type="float" office:value="24.67597615" calcext:value-type="float">
            <text:p>24.675976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98916182" calcext:value-type="float">
            <text:p>98916182</text:p>
          </table:table-cell>
          <table:table-cell office:value-type="float" office:value="46061941" calcext:value-type="float">
            <text:p>46061941</text:p>
          </table:table-cell>
          <table:table-cell table:formula="of:=[.C99]/[.B99]" office:value-type="float" office:value="0.465666386112638" calcext:value-type="float">
            <text:p>0.465666386112638</text:p>
          </table:table-cell>
          <table:table-cell office:value-type="float" office:value="10.75" calcext:value-type="float">
            <text:p>10.75</text:p>
          </table:table-cell>
          <table:table-cell office:value-type="float" office:value="10408" calcext:value-type="float">
            <text:p>10408</text:p>
          </table:table-cell>
          <table:table-cell office:value-type="float" office:value="6.86" calcext:value-type="float">
            <text:p>6.86</text:p>
          </table:table-cell>
          <table:table-cell office:value-type="float" office:value="6976" calcext:value-type="float">
            <text:p>6976</text:p>
          </table:table-cell>
          <table:table-cell office:value-type="string" calcext:value-type="string">
            <text:p>02_NA12878_S1.chr11.bam.cram_rawstreams.DS_TS</text:p>
          </table:table-cell>
          <table:table-cell office:value-type="string" calcext:value-type="string">
            <text:p>DS_TS</text:p>
          </table:table-cell>
          <table:table-cell office:value-type="float" office:value="2" calcext:value-type="float">
            <text:p>2</text:p>
          </table:table-cell>
          <table:table-cell office:value-type="float" office:value="8.775239279" calcext:value-type="float">
            <text:p>8.775239279</text:p>
          </table:table-cell>
          <table:table-cell office:value-type="float" office:value="6.403511676" calcext:value-type="float">
            <text:p>6.4035116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98916182" calcext:value-type="float">
            <text:p>98916182</text:p>
          </table:table-cell>
          <table:table-cell office:value-type="float" office:value="46192064" calcext:value-type="float">
            <text:p>46192064</text:p>
          </table:table-cell>
          <table:table-cell table:formula="of:=[.C100]/[.B100]" office:value-type="float" office:value="0.466981873602845" calcext:value-type="float">
            <text:p>0.466981873602845</text:p>
          </table:table-cell>
          <table:table-cell office:value-type="float" office:value="92.45" calcext:value-type="float">
            <text:p>92.45</text:p>
          </table:table-cell>
          <table:table-cell office:value-type="float" office:value="690788" calcext:value-type="float">
            <text:p>690788</text:p>
          </table:table-cell>
          <table:table-cell office:value-type="float" office:value="5.09" calcext:value-type="float">
            <text:p>5.09</text:p>
          </table:table-cell>
          <table:table-cell office:value-type="float" office:value="67768" calcext:value-type="float">
            <text:p>67768</text:p>
          </table:table-cell>
          <table:table-cell office:value-type="string" calcext:value-type="string">
            <text:p>02_NA12878_S1.chr11.bam.cram_rawstreams.DS_TS</text:p>
          </table:table-cell>
          <table:table-cell office:value-type="string" calcext:value-type="string">
            <text:p>DS_TS</text:p>
          </table:table-cell>
          <table:table-cell office:value-type="float" office:value="2" calcext:value-type="float">
            <text:p>2</text:p>
          </table:table-cell>
          <table:table-cell office:value-type="float" office:value="1.02037666" calcext:value-type="float">
            <text:p>1.02037666</text:p>
          </table:table-cell>
          <table:table-cell office:value-type="float" office:value="8.654653253" calcext:value-type="float">
            <text:p>8.6546532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98916182" calcext:value-type="float">
            <text:p>98916182</text:p>
          </table:table-cell>
          <table:table-cell office:value-type="float" office:value="61858177" calcext:value-type="float">
            <text:p>61858177</text:p>
          </table:table-cell>
          <table:table-cell table:formula="of:=[.C101]/[.B101]" office:value-type="float" office:value="0.625359529141551" calcext:value-type="float">
            <text:p>0.625359529141551</text:p>
          </table:table-cell>
          <table:table-cell office:value-type="float" office:value="2.64" calcext:value-type="float">
            <text:p>2.64</text:p>
          </table:table-cell>
          <table:table-cell office:value-type="float" office:value="4844" calcext:value-type="float">
            <text:p>4844</text:p>
          </table:table-cell>
          <table:table-cell office:value-type="float" office:value="2.57" calcext:value-type="float">
            <text:p>2.57</text:p>
          </table:table-cell>
          <table:table-cell office:value-type="float" office:value="4892" calcext:value-type="float">
            <text:p>4892</text:p>
          </table:table-cell>
          <table:table-cell office:value-type="string" calcext:value-type="string">
            <text:p>02_NA12878_S1.chr11.bam.cram_rawstreams.DS_TS</text:p>
          </table:table-cell>
          <table:table-cell office:value-type="string" calcext:value-type="string">
            <text:p>DS_TS</text:p>
          </table:table-cell>
          <table:table-cell office:value-type="float" office:value="2" calcext:value-type="float">
            <text:p>2</text:p>
          </table:table-cell>
          <table:table-cell office:value-type="float" office:value="35.73250843" calcext:value-type="float">
            <text:p>35.73250843</text:p>
          </table:table-cell>
          <table:table-cell office:value-type="float" office:value="22.95430143" calcext:value-type="float">
            <text:p>22.954301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98916182" calcext:value-type="float">
            <text:p>98916182</text:p>
          </table:table-cell>
          <table:table-cell office:value-type="float" office:value="53428310" calcext:value-type="float">
            <text:p>53428310</text:p>
          </table:table-cell>
          <table:table-cell table:formula="of:=[.C102]/[.B102]" office:value-type="float" office:value="0.540137204244296" calcext:value-type="float">
            <text:p>0.540137204244296</text:p>
          </table:table-cell>
          <table:table-cell office:value-type="float" office:value="3.51" calcext:value-type="float">
            <text:p>3.51</text:p>
          </table:table-cell>
          <table:table-cell office:value-type="float" office:value="5824" calcext:value-type="float">
            <text:p>5824</text:p>
          </table:table-cell>
          <table:table-cell office:value-type="float" office:value="3.3" calcext:value-type="float">
            <text:p>3.3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02_NA12878_S1.chr11.bam.cram_rawstreams.DS_TS</text:p>
          </table:table-cell>
          <table:table-cell office:value-type="string" calcext:value-type="string">
            <text:p>DS_TS</text:p>
          </table:table-cell>
          <table:table-cell office:value-type="float" office:value="2" calcext:value-type="float">
            <text:p>2</text:p>
          </table:table-cell>
          <table:table-cell office:value-type="float" office:value="26.87573283" calcext:value-type="float">
            <text:p>26.87573283</text:p>
          </table:table-cell>
          <table:table-cell office:value-type="float" office:value="15.44036576" calcext:value-type="float">
            <text:p>15.4403657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98916182" calcext:value-type="float">
            <text:p>98916182</text:p>
          </table:table-cell>
          <table:table-cell office:value-type="float" office:value="51317657" calcext:value-type="float">
            <text:p>51317657</text:p>
          </table:table-cell>
          <table:table-cell table:formula="of:=[.C103]/[.B103]" office:value-type="float" office:value="0.518799411404698" calcext:value-type="float">
            <text:p>0.518799411404698</text:p>
          </table:table-cell>
          <table:table-cell office:value-type="float" office:value="14.04" calcext:value-type="float">
            <text:p>14.04</text:p>
          </table:table-cell>
          <table:table-cell office:value-type="float" office:value="1828104" calcext:value-type="float">
            <text:p>1828104</text:p>
          </table:table-cell>
          <table:table-cell office:value-type="float" office:value="12.25" calcext:value-type="float">
            <text:p>12.25</text:p>
          </table:table-cell>
          <table:table-cell office:value-type="float" office:value="1879464" calcext:value-type="float">
            <text:p>1879464</text:p>
          </table:table-cell>
          <table:table-cell office:value-type="string" calcext:value-type="string">
            <text:p>02_NA12878_S1.chr11.bam.cram_rawstreams.DS_TS</text:p>
          </table:table-cell>
          <table:table-cell office:value-type="string" calcext:value-type="string">
            <text:p>DS_TS</text:p>
          </table:table-cell>
          <table:table-cell office:value-type="float" office:value="2" calcext:value-type="float">
            <text:p>2</text:p>
          </table:table-cell>
          <table:table-cell office:value-type="float" office:value="6.718933209" calcext:value-type="float">
            <text:p>6.718933209</text:p>
          </table:table-cell>
          <table:table-cell office:value-type="float" office:value="3.995129099" calcext:value-type="float">
            <text:p>3.99512909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11322092" calcext:value-type="float">
            <text:p>11322092</text:p>
          </table:table-cell>
          <table:table-cell table:formula="of:=[.C104]/[.B104]" office:value-type="float" office:value="0.246108128929789" calcext:value-type="float">
            <text:p>0.246108128929789</text:p>
          </table:table-cell>
          <table:table-cell office:value-type="float" office:value="88.11" calcext:value-type="float">
            <text:p>88.11</text:p>
          </table:table-cell>
          <table:table-cell office:value-type="float" office:value="1784" calcext:value-type="float">
            <text:p>1784</text:p>
          </table:table-cell>
          <table:table-cell office:value-type="float" office:value="0.76" calcext:value-type="float">
            <text:p>0.76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02_NA12878_S1.chr11.bam.cram_rawstreams.DS_FN</text:p>
          </table:table-cell>
          <table:table-cell office:value-type="string" calcext:value-type="string">
            <text:p>DS_FN</text:p>
          </table:table-cell>
          <table:table-cell office:value-type="float" office:value="2" calcext:value-type="float">
            <text:p>2</text:p>
          </table:table-cell>
          <table:table-cell office:value-type="float" office:value="0.497938385" calcext:value-type="float">
            <text:p>0.497938385</text:p>
          </table:table-cell>
          <table:table-cell office:value-type="float" office:value="14.20735309" calcext:value-type="float">
            <text:p>14.2073530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11488202" calcext:value-type="float">
            <text:p>11488202</text:p>
          </table:table-cell>
          <table:table-cell table:formula="of:=[.C105]/[.B105]" office:value-type="float" office:value="0.24971885928744" calcext:value-type="float">
            <text:p>0.24971885928744</text:p>
          </table:table-cell>
          <table:table-cell office:value-type="float" office:value="4.23" calcext:value-type="float">
            <text:p>4.23</text:p>
          </table:table-cell>
          <table:table-cell office:value-type="float" office:value="9788" calcext:value-type="float">
            <text:p>9788</text:p>
          </table:table-cell>
          <table:table-cell office:value-type="float" office:value="2.53" calcext:value-type="float">
            <text:p>2.53</text:p>
          </table:table-cell>
          <table:table-cell office:value-type="float" office:value="7004" calcext:value-type="float">
            <text:p>7004</text:p>
          </table:table-cell>
          <table:table-cell office:value-type="string" calcext:value-type="string">
            <text:p>02_NA12878_S1.chr11.bam.cram_rawstreams.DS_FN</text:p>
          </table:table-cell>
          <table:table-cell office:value-type="string" calcext:value-type="string">
            <text:p>DS_FN</text:p>
          </table:table-cell>
          <table:table-cell office:value-type="float" office:value="2" calcext:value-type="float">
            <text:p>2</text:p>
          </table:table-cell>
          <table:table-cell office:value-type="float" office:value="10.37195061" calcext:value-type="float">
            <text:p>10.37195061</text:p>
          </table:table-cell>
          <table:table-cell office:value-type="float" office:value="4.330436043" calcext:value-type="float">
            <text:p>4.33043604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10040952" calcext:value-type="float">
            <text:p>10040952</text:p>
          </table:table-cell>
          <table:table-cell table:formula="of:=[.C106]/[.B106]" office:value-type="float" office:value="0.218260009669045" calcext:value-type="float">
            <text:p>0.218260009669045</text:p>
          </table:table-cell>
          <table:table-cell office:value-type="float" office:value="71.12" calcext:value-type="float">
            <text:p>71.12</text:p>
          </table:table-cell>
          <table:table-cell office:value-type="float" office:value="473868" calcext:value-type="float">
            <text:p>473868</text:p>
          </table:table-cell>
          <table:table-cell office:value-type="float" office:value="1.16" calcext:value-type="float">
            <text:p>1.16</text:p>
          </table:table-cell>
          <table:table-cell office:value-type="float" office:value="49016" calcext:value-type="float">
            <text:p>49016</text:p>
          </table:table-cell>
          <table:table-cell office:value-type="string" calcext:value-type="string">
            <text:p>02_NA12878_S1.chr11.bam.cram_rawstreams.DS_FN</text:p>
          </table:table-cell>
          <table:table-cell office:value-type="string" calcext:value-type="string">
            <text:p>DS_FN</text:p>
          </table:table-cell>
          <table:table-cell office:value-type="float" office:value="2" calcext:value-type="float">
            <text:p>2</text:p>
          </table:table-cell>
          <table:table-cell office:value-type="float" office:value="0.616891888" calcext:value-type="float">
            <text:p>0.616891888</text:p>
          </table:table-cell>
          <table:table-cell office:value-type="float" office:value="8.254998306" calcext:value-type="float">
            <text:p>8.2549983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10004413" calcext:value-type="float">
            <text:p>10004413</text:p>
          </table:table-cell>
          <table:table-cell table:formula="of:=[.C107]/[.B107]" office:value-type="float" office:value="0.217465762022677" calcext:value-type="float">
            <text:p>0.217465762022677</text:p>
          </table:table-cell>
          <table:table-cell office:value-type="float" office:value="0.85" calcext:value-type="float">
            <text:p>0.85</text:p>
          </table:table-cell>
          <table:table-cell office:value-type="float" office:value="4128" calcext:value-type="float">
            <text:p>4128</text:p>
          </table:table-cell>
          <table:table-cell office:value-type="float" office:value="1.02" calcext:value-type="float">
            <text:p>1.02</text:p>
          </table:table-cell>
          <table:table-cell office:value-type="float" office:value="4716" calcext:value-type="float">
            <text:p>4716</text:p>
          </table:table-cell>
          <table:table-cell office:value-type="string" calcext:value-type="string">
            <text:p>02_NA12878_S1.chr11.bam.cram_rawstreams.DS_FN</text:p>
          </table:table-cell>
          <table:table-cell office:value-type="string" calcext:value-type="string">
            <text:p>DS_FN</text:p>
          </table:table-cell>
          <table:table-cell office:value-type="float" office:value="2" calcext:value-type="float">
            <text:p>2</text:p>
          </table:table-cell>
          <table:table-cell office:value-type="float" office:value="51.61570717" calcext:value-type="float">
            <text:p>51.61570717</text:p>
          </table:table-cell>
          <table:table-cell office:value-type="float" office:value="9.353874244" calcext:value-type="float">
            <text:p>9.3538742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9204125" calcext:value-type="float">
            <text:p>9204125</text:p>
          </table:table-cell>
          <table:table-cell table:formula="of:=[.C108]/[.B108]" office:value-type="float" office:value="0.200069914834281" calcext:value-type="float">
            <text:p>0.200069914834281</text:p>
          </table:table-cell>
          <table:table-cell office:value-type="float" office:value="1.03" calcext:value-type="float">
            <text:p>1.03</text:p>
          </table:table-cell>
          <table:table-cell office:value-type="float" office:value="4220" calcext:value-type="float">
            <text:p>4220</text:p>
          </table:table-cell>
          <table:table-cell office:value-type="float" office:value="1.11" calcext:value-type="float">
            <text:p>1.11</text:p>
          </table:table-cell>
          <table:table-cell office:value-type="float" office:value="5636" calcext:value-type="float">
            <text:p>5636</text:p>
          </table:table-cell>
          <table:table-cell office:value-type="string" calcext:value-type="string">
            <text:p>02_NA12878_S1.chr11.bam.cram_rawstreams.DS_FN</text:p>
          </table:table-cell>
          <table:table-cell office:value-type="string" calcext:value-type="string">
            <text:p>DS_FN</text:p>
          </table:table-cell>
          <table:table-cell office:value-type="float" office:value="2" calcext:value-type="float">
            <text:p>2</text:p>
          </table:table-cell>
          <table:table-cell office:value-type="float" office:value="42.5954865" calcext:value-type="float">
            <text:p>42.5954865</text:p>
          </table:table-cell>
          <table:table-cell office:value-type="float" office:value="7.907871727" calcext:value-type="float">
            <text:p>7.907871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9206247" calcext:value-type="float">
            <text:p>9206247</text:p>
          </table:table-cell>
          <table:table-cell table:formula="of:=[.C109]/[.B109]" office:value-type="float" office:value="0.200116040713631" calcext:value-type="float">
            <text:p>0.200116040713631</text:p>
          </table:table-cell>
          <table:table-cell office:value-type="float" office:value="3.1" calcext:value-type="float">
            <text:p>3.1</text:p>
          </table:table-cell>
          <table:table-cell office:value-type="float" office:value="724532" calcext:value-type="float">
            <text:p>724532</text:p>
          </table:table-cell>
          <table:table-cell office:value-type="float" office:value="4.02" calcext:value-type="float">
            <text:p>4.02</text:p>
          </table:table-cell>
          <table:table-cell office:value-type="float" office:value="733600" calcext:value-type="float">
            <text:p>733600</text:p>
          </table:table-cell>
          <table:table-cell office:value-type="string" calcext:value-type="string">
            <text:p>02_NA12878_S1.chr11.bam.cram_rawstreams.DS_FN</text:p>
          </table:table-cell>
          <table:table-cell office:value-type="string" calcext:value-type="string">
            <text:p>DS_FN</text:p>
          </table:table-cell>
          <table:table-cell office:value-type="float" office:value="2" calcext:value-type="float">
            <text:p>2</text:p>
          </table:table-cell>
          <table:table-cell office:value-type="float" office:value="14.1526939" calcext:value-type="float">
            <text:p>14.1526939</text:p>
          </table:table-cell>
          <table:table-cell office:value-type="float" office:value="2.184020227" calcext:value-type="float">
            <text:p>2.1840202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10059720" calcext:value-type="float">
            <text:p>10059720</text:p>
          </table:table-cell>
          <table:table-cell table:formula="of:=[.C110]/[.B110]" office:value-type="float" office:value="0.218667969378589" calcext:value-type="float">
            <text:p>0.218667969378589</text:p>
          </table:table-cell>
          <table:table-cell office:value-type="float" office:value="84.93" calcext:value-type="float">
            <text:p>84.93</text:p>
          </table:table-cell>
          <table:table-cell office:value-type="float" office:value="1780" calcext:value-type="float">
            <text:p>1780</text:p>
          </table:table-cell>
          <table:table-cell office:value-type="float" office:value="0.77" calcext:value-type="float">
            <text:p>0.7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02_NA12878_S1.chr11.bam.cram_rawstreams.DS_MQ</text:p>
          </table:table-cell>
          <table:table-cell office:value-type="string" calcext:value-type="string">
            <text:p>DS_MQ</text:p>
          </table:table-cell>
          <table:table-cell office:value-type="float" office:value="2" calcext:value-type="float">
            <text:p>2</text:p>
          </table:table-cell>
          <table:table-cell office:value-type="float" office:value="0.516582493" calcext:value-type="float">
            <text:p>0.516582493</text:p>
          </table:table-cell>
          <table:table-cell office:value-type="float" office:value="12.45934623" calcext:value-type="float">
            <text:p>12.459346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9926582" calcext:value-type="float">
            <text:p>9926582</text:p>
          </table:table-cell>
          <table:table-cell table:formula="of:=[.C111]/[.B111]" office:value-type="float" office:value="0.21577395084655" calcext:value-type="float">
            <text:p>0.21577395084655</text:p>
          </table:table-cell>
          <table:table-cell office:value-type="float" office:value="4.45" calcext:value-type="float">
            <text:p>4.45</text:p>
          </table:table-cell>
          <table:table-cell office:value-type="float" office:value="9936" calcext:value-type="float">
            <text:p>9936</text:p>
          </table:table-cell>
          <table:table-cell office:value-type="float" office:value="2.34" calcext:value-type="float">
            <text:p>2.34</text:p>
          </table:table-cell>
          <table:table-cell office:value-type="float" office:value="6668" calcext:value-type="float">
            <text:p>6668</text:p>
          </table:table-cell>
          <table:table-cell office:value-type="string" calcext:value-type="string">
            <text:p>02_NA12878_S1.chr11.bam.cram_rawstreams.DS_MQ</text:p>
          </table:table-cell>
          <table:table-cell office:value-type="string" calcext:value-type="string">
            <text:p>DS_MQ</text:p>
          </table:table-cell>
          <table:table-cell office:value-type="float" office:value="2" calcext:value-type="float">
            <text:p>2</text:p>
          </table:table-cell>
          <table:table-cell office:value-type="float" office:value="9.859180022" calcext:value-type="float">
            <text:p>9.859180022</text:p>
          </table:table-cell>
          <table:table-cell office:value-type="float" office:value="4.045609531" calcext:value-type="float">
            <text:p>4.04560953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8925156" calcext:value-type="float">
            <text:p>8925156</text:p>
          </table:table-cell>
          <table:table-cell table:formula="of:=[.C112]/[.B112]" office:value-type="float" office:value="0.194005970236461" calcext:value-type="float">
            <text:p>0.194005970236461</text:p>
          </table:table-cell>
          <table:table-cell office:value-type="float" office:value="64.21" calcext:value-type="float">
            <text:p>64.21</text:p>
          </table:table-cell>
          <table:table-cell office:value-type="float" office:value="475296" calcext:value-type="float">
            <text:p>475296</text:p>
          </table:table-cell>
          <table:table-cell office:value-type="float" office:value="1.08" calcext:value-type="float">
            <text:p>1.08</text:p>
          </table:table-cell>
          <table:table-cell office:value-type="float" office:value="48372" calcext:value-type="float">
            <text:p>48372</text:p>
          </table:table-cell>
          <table:table-cell office:value-type="string" calcext:value-type="string">
            <text:p>02_NA12878_S1.chr11.bam.cram_rawstreams.DS_MQ</text:p>
          </table:table-cell>
          <table:table-cell office:value-type="string" calcext:value-type="string">
            <text:p>DS_MQ</text:p>
          </table:table-cell>
          <table:table-cell office:value-type="float" office:value="2" calcext:value-type="float">
            <text:p>2</text:p>
          </table:table-cell>
          <table:table-cell office:value-type="float" office:value="0.683279101" calcext:value-type="float">
            <text:p>0.683279101</text:p>
          </table:table-cell>
          <table:table-cell office:value-type="float" office:value="7.88119634" calcext:value-type="float">
            <text:p>7.881196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8969974" calcext:value-type="float">
            <text:p>8969974</text:p>
          </table:table-cell>
          <table:table-cell table:formula="of:=[.C113]/[.B113]" office:value-type="float" office:value="0.194980178370645" calcext:value-type="float">
            <text:p>0.194980178370645</text:p>
          </table:table-cell>
          <table:table-cell office:value-type="float" office:value="0.85" calcext:value-type="float">
            <text:p>0.85</text:p>
          </table:table-cell>
          <table:table-cell office:value-type="float" office:value="4072" calcext:value-type="float">
            <text:p>4072</text:p>
          </table:table-cell>
          <table:table-cell office:value-type="float" office:value="1.07" calcext:value-type="float">
            <text:p>1.07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02_NA12878_S1.chr11.bam.cram_rawstreams.DS_MQ</text:p>
          </table:table-cell>
          <table:table-cell office:value-type="string" calcext:value-type="string">
            <text:p>DS_MQ</text:p>
          </table:table-cell>
          <table:table-cell office:value-type="float" office:value="2" calcext:value-type="float">
            <text:p>2</text:p>
          </table:table-cell>
          <table:table-cell office:value-type="float" office:value="51.61570717" calcext:value-type="float">
            <text:p>51.61570717</text:p>
          </table:table-cell>
          <table:table-cell office:value-type="float" office:value="7.994797965" calcext:value-type="float">
            <text:p>7.9947979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8204633" calcext:value-type="float">
            <text:p>8204633</text:p>
          </table:table-cell>
          <table:table-cell table:formula="of:=[.C114]/[.B114]" office:value-type="float" office:value="0.178343973550612" calcext:value-type="float">
            <text:p>0.178343973550612</text:p>
          </table:table-cell>
          <table:table-cell office:value-type="float" office:value="1.03" calcext:value-type="float">
            <text:p>1.03</text:p>
          </table:table-cell>
          <table:table-cell office:value-type="float" office:value="4100" calcext:value-type="float">
            <text:p>4100</text:p>
          </table:table-cell>
          <table:table-cell office:value-type="float" office:value="1.16" calcext:value-type="float">
            <text:p>1.16</text:p>
          </table:table-cell>
          <table:table-cell office:value-type="float" office:value="5680" calcext:value-type="float">
            <text:p>5680</text:p>
          </table:table-cell>
          <table:table-cell office:value-type="string" calcext:value-type="string">
            <text:p>02_NA12878_S1.chr11.bam.cram_rawstreams.DS_MQ</text:p>
          </table:table-cell>
          <table:table-cell office:value-type="string" calcext:value-type="string">
            <text:p>DS_MQ</text:p>
          </table:table-cell>
          <table:table-cell office:value-type="float" office:value="2" calcext:value-type="float">
            <text:p>2</text:p>
          </table:table-cell>
          <table:table-cell office:value-type="float" office:value="42.5954865" calcext:value-type="float">
            <text:p>42.5954865</text:p>
          </table:table-cell>
          <table:table-cell office:value-type="float" office:value="6.7452998" calcext:value-type="float">
            <text:p>6.74529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8117201" calcext:value-type="float">
            <text:p>8117201</text:p>
          </table:table-cell>
          <table:table-cell table:formula="of:=[.C115]/[.B115]" office:value-type="float" office:value="0.176443465594257" calcext:value-type="float">
            <text:p>0.176443465594257</text:p>
          </table:table-cell>
          <table:table-cell office:value-type="float" office:value="4.84" calcext:value-type="float">
            <text:p>4.84</text:p>
          </table:table-cell>
          <table:table-cell office:value-type="float" office:value="890700" calcext:value-type="float">
            <text:p>890700</text:p>
          </table:table-cell>
          <table:table-cell office:value-type="float" office:value="4.18" calcext:value-type="float">
            <text:p>4.18</text:p>
          </table:table-cell>
          <table:table-cell office:value-type="float" office:value="898664" calcext:value-type="float">
            <text:p>898664</text:p>
          </table:table-cell>
          <table:table-cell office:value-type="string" calcext:value-type="string">
            <text:p>02_NA12878_S1.chr11.bam.cram_rawstreams.DS_MQ</text:p>
          </table:table-cell>
          <table:table-cell office:value-type="string" calcext:value-type="string">
            <text:p>DS_MQ</text:p>
          </table:table-cell>
          <table:table-cell office:value-type="float" office:value="2" calcext:value-type="float">
            <text:p>2</text:p>
          </table:table-cell>
          <table:table-cell office:value-type="float" office:value="9.064741962" calcext:value-type="float">
            <text:p>9.064741962</text:p>
          </table:table-cell>
          <table:table-cell office:value-type="float" office:value="1.851953616" calcext:value-type="float">
            <text:p>1.8519536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1236281" calcext:value-type="float">
            <text:p>1236281</text:p>
          </table:table-cell>
          <table:table-cell office:value-type="float" office:value="247370" calcext:value-type="float">
            <text:p>247370</text:p>
          </table:table-cell>
          <table:table-cell table:formula="of:=[.C116]/[.B116]" office:value-type="float" office:value="0.200092050270125" calcext:value-type="float">
            <text:p>0.200092050270125</text:p>
          </table:table-cell>
          <table:table-cell office:value-type="float" office:value="0.59" calcext:value-type="float">
            <text:p>0.59</text:p>
          </table:table-cell>
          <table:table-cell office:value-type="float" office:value="1768" calcext:value-type="float">
            <text:p>1768</text:p>
          </table:table-cell>
          <table:table-cell office:value-type="float" office:value="0.02" calcext:value-type="float">
            <text:p>0.02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02_NA12878_S1.chr11.bam.cram_rawstreams.DS_IN</text:p>
          </table:table-cell>
          <table:table-cell office:value-type="string" calcext:value-type="string">
            <text:p>DS_IN</text:p>
          </table:table-cell>
          <table:table-cell office:value-type="float" office:value="2" calcext:value-type="float">
            <text:p>2</text:p>
          </table:table-cell>
          <table:table-cell office:value-type="float" office:value="1.998321081" calcext:value-type="float">
            <text:p>1.998321081</text:p>
          </table:table-cell>
          <table:table-cell office:value-type="float" office:value="11.79552078" calcext:value-type="float">
            <text:p>11.7955207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236281" calcext:value-type="float">
            <text:p>1236281</text:p>
          </table:table-cell>
          <table:table-cell office:value-type="float" office:value="231002" calcext:value-type="float">
            <text:p>231002</text:p>
          </table:table-cell>
          <table:table-cell table:formula="of:=[.C117]/[.B117]" office:value-type="float" office:value="0.186852341821964" calcext:value-type="float">
            <text:p>0.186852341821964</text:p>
          </table:table-cell>
          <table:table-cell office:value-type="float" office:value="0.18" calcext:value-type="float">
            <text:p>0.18</text:p>
          </table:table-cell>
          <table:table-cell office:value-type="float" office:value="8792" calcext:value-type="float">
            <text:p>8792</text:p>
          </table:table-cell>
          <table:table-cell office:value-type="float" office:value="0.06" calcext:value-type="float">
            <text:p>0.06</text:p>
          </table:table-cell>
          <table:table-cell office:value-type="float" office:value="5940" calcext:value-type="float">
            <text:p>5940</text:p>
          </table:table-cell>
          <table:table-cell office:value-type="string" calcext:value-type="string">
            <text:p>02_NA12878_S1.chr11.bam.cram_rawstreams.DS_IN</text:p>
          </table:table-cell>
          <table:table-cell office:value-type="string" calcext:value-type="string">
            <text:p>DS_IN</text:p>
          </table:table-cell>
          <table:table-cell office:value-type="float" office:value="2" calcext:value-type="float">
            <text:p>2</text:p>
          </table:table-cell>
          <table:table-cell office:value-type="float" office:value="6.550052431" calcext:value-type="float">
            <text:p>6.550052431</text:p>
          </table:table-cell>
          <table:table-cell office:value-type="float" office:value="3.671677907" calcext:value-type="float">
            <text:p>3.6716779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1236281" calcext:value-type="float">
            <text:p>1236281</text:p>
          </table:table-cell>
          <table:table-cell office:value-type="float" office:value="220108" calcext:value-type="float">
            <text:p>220108</text:p>
          </table:table-cell>
          <table:table-cell table:formula="of:=[.C118]/[.B118]" office:value-type="float" office:value="0.178040429319871" calcext:value-type="float">
            <text:p>0.178040429319871</text:p>
          </table:table-cell>
          <table:table-cell office:value-type="float" office:value="0.83" calcext:value-type="float">
            <text:p>0.83</text:p>
          </table:table-cell>
          <table:table-cell office:value-type="float" office:value="81580" calcext:value-type="float">
            <text:p>81580</text:p>
          </table:table-cell>
          <table:table-cell office:value-type="float" office:value="0.03" calcext:value-type="float">
            <text:p>0.03</text:p>
          </table:table-cell>
          <table:table-cell office:value-type="float" office:value="4168" calcext:value-type="float">
            <text:p>4168</text:p>
          </table:table-cell>
          <table:table-cell office:value-type="string" calcext:value-type="string">
            <text:p>02_NA12878_S1.chr11.bam.cram_rawstreams.DS_IN</text:p>
          </table:table-cell>
          <table:table-cell office:value-type="string" calcext:value-type="string">
            <text:p>DS_IN</text:p>
          </table:table-cell>
          <table:table-cell office:value-type="float" office:value="2" calcext:value-type="float">
            <text:p>2</text:p>
          </table:table-cell>
          <table:table-cell office:value-type="float" office:value="1.420493298" calcext:value-type="float">
            <text:p>1.420493298</text:p>
          </table:table-cell>
          <table:table-cell office:value-type="float" office:value="6.997044881" calcext:value-type="float">
            <text:p>6.99704488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1236281" calcext:value-type="float">
            <text:p>1236281</text:p>
          </table:table-cell>
          <table:table-cell office:value-type="float" office:value="352527" calcext:value-type="float">
            <text:p>352527</text:p>
          </table:table-cell>
          <table:table-cell table:formula="of:=[.C119]/[.B119]" office:value-type="float" office:value="0.285151191355363" calcext:value-type="float">
            <text:p>0.285151191355363</text:p>
          </table:table-cell>
          <table:table-cell office:value-type="float" office:value="0.02" calcext:value-type="float">
            <text:p>0.02</text:p>
          </table:table-cell>
          <table:table-cell office:value-type="float" office:value="3180" calcext:value-type="float">
            <text:p>3180</text:p>
          </table:table-cell>
          <table:table-cell office:value-type="float" office:value="0.02" calcext:value-type="float">
            <text:p>0.02</text:p>
          </table:table-cell>
          <table:table-cell office:value-type="float" office:value="2768" calcext:value-type="float">
            <text:p>2768</text:p>
          </table:table-cell>
          <table:table-cell office:value-type="string" calcext:value-type="string">
            <text:p>02_NA12878_S1.chr11.bam.cram_rawstreams.DS_IN</text:p>
          </table:table-cell>
          <table:table-cell office:value-type="string" calcext:value-type="string">
            <text:p>DS_IN</text:p>
          </table:table-cell>
          <table:table-cell office:value-type="float" office:value="2" calcext:value-type="float">
            <text:p>2</text:p>
          </table:table-cell>
          <table:table-cell office:value-type="float" office:value="58.95047188" calcext:value-type="float">
            <text:p>58.95047188</text:p>
          </table:table-cell>
          <table:table-cell office:value-type="float" office:value="16.80979729" calcext:value-type="float">
            <text:p>16.809797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1236281" calcext:value-type="float">
            <text:p>1236281</text:p>
          </table:table-cell>
          <table:table-cell office:value-type="float" office:value="326591" calcext:value-type="float">
            <text:p>326591</text:p>
          </table:table-cell>
          <table:table-cell table:formula="of:=[.C120]/[.B120]" office:value-type="float" office:value="0.264172142093909" calcext:value-type="float">
            <text:p>0.264172142093909</text:p>
          </table:table-cell>
          <table:table-cell office:value-type="float" office:value="0.02" calcext:value-type="float">
            <text:p>0.02</text:p>
          </table:table-cell>
          <table:table-cell office:value-type="float" office:value="3216" calcext:value-type="float">
            <text:p>3216</text:p>
          </table:table-cell>
          <table:table-cell office:value-type="float" office:value="0.03" calcext:value-type="float">
            <text:p>0.03</text:p>
          </table:table-cell>
          <table:table-cell office:value-type="float" office:value="4172" calcext:value-type="float">
            <text:p>4172</text:p>
          </table:table-cell>
          <table:table-cell office:value-type="string" calcext:value-type="string">
            <text:p>02_NA12878_S1.chr11.bam.cram_rawstreams.DS_IN</text:p>
          </table:table-cell>
          <table:table-cell office:value-type="string" calcext:value-type="string">
            <text:p>DS_IN</text:p>
          </table:table-cell>
          <table:table-cell office:value-type="float" office:value="2" calcext:value-type="float">
            <text:p>2</text:p>
          </table:table-cell>
          <table:table-cell office:value-type="float" office:value="58.95047188" calcext:value-type="float">
            <text:p>58.95047188</text:p>
          </table:table-cell>
          <table:table-cell office:value-type="float" office:value="10.38204829" calcext:value-type="float">
            <text:p>10.382048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1236281" calcext:value-type="float">
            <text:p>1236281</text:p>
          </table:table-cell>
          <table:table-cell office:value-type="float" office:value="267545" calcext:value-type="float">
            <text:p>267545</text:p>
          </table:table-cell>
          <table:table-cell table:formula="of:=[.C121]/[.B121]" office:value-type="float" office:value="0.216411155716217" calcext:value-type="float">
            <text:p>0.216411155716217</text:p>
          </table:table-cell>
          <table:table-cell office:value-type="float" office:value="0.15" calcext:value-type="float">
            <text:p>0.15</text:p>
          </table:table-cell>
          <table:table-cell office:value-type="float" office:value="41136" calcext:value-type="float">
            <text:p>41136</text:p>
          </table:table-cell>
          <table:table-cell office:value-type="float" office:value="0.1" calcext:value-type="float">
            <text:p>0.1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02_NA12878_S1.chr11.bam.cram_rawstreams.DS_IN</text:p>
          </table:table-cell>
          <table:table-cell office:value-type="string" calcext:value-type="string">
            <text:p>DS_IN</text:p>
          </table:table-cell>
          <table:table-cell office:value-type="float" office:value="2" calcext:value-type="float">
            <text:p>2</text:p>
          </table:table-cell>
          <table:table-cell office:value-type="float" office:value="7.860062917" calcext:value-type="float">
            <text:p>7.860062917</text:p>
          </table:table-cell>
          <table:table-cell office:value-type="float" office:value="2.55150795" calcext:value-type="float">
            <text:p>2.5515079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4897704" calcext:value-type="float">
            <text:p>24897704</text:p>
          </table:table-cell>
          <table:table-cell office:value-type="float" office:value="3197854" calcext:value-type="float">
            <text:p>3197854</text:p>
          </table:table-cell>
          <table:table-cell table:formula="of:=[.C122]/[.B122]" office:value-type="float" office:value="0.128439714762454" calcext:value-type="float">
            <text:p>0.128439714762454</text:p>
          </table:table-cell>
          <table:table-cell office:value-type="float" office:value="5.26" calcext:value-type="float">
            <text:p>5.26</text:p>
          </table:table-cell>
          <table:table-cell office:value-type="float" office:value="1776" calcext:value-type="float">
            <text:p>1776</text:p>
          </table:table-cell>
          <table:table-cell office:value-type="float" office:value="0.41" calcext:value-type="float">
            <text:p>0.41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02_NA12878_S1.chr11.bam.cram_rawstreams.DS_XAZ</text:p>
          </table:table-cell>
          <table:table-cell office:value-type="string" calcext:value-type="string">
            <text:p>DS_XAZ</text:p>
          </table:table-cell>
          <table:table-cell office:value-type="float" office:value="2" calcext:value-type="float">
            <text:p>2</text:p>
          </table:table-cell>
          <table:table-cell office:value-type="float" office:value="4.514125635" calcext:value-type="float">
            <text:p>4.514125635</text:p>
          </table:table-cell>
          <table:table-cell office:value-type="float" office:value="7.438320067" calcext:value-type="float">
            <text:p>7.4383200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4897704" calcext:value-type="float">
            <text:p>24897704</text:p>
          </table:table-cell>
          <table:table-cell office:value-type="float" office:value="3140951" calcext:value-type="float">
            <text:p>3140951</text:p>
          </table:table-cell>
          <table:table-cell table:formula="of:=[.C123]/[.B123]" office:value-type="float" office:value="0.126154242977585" calcext:value-type="float">
            <text:p>0.126154242977585</text:p>
          </table:table-cell>
          <table:table-cell office:value-type="float" office:value="3.46" calcext:value-type="float">
            <text:p>3.46</text:p>
          </table:table-cell>
          <table:table-cell office:value-type="float" office:value="10656" calcext:value-type="float">
            <text:p>10656</text:p>
          </table:table-cell>
          <table:table-cell office:value-type="float" office:value="0.75" calcext:value-type="float">
            <text:p>0.75</text:p>
          </table:table-cell>
          <table:table-cell office:value-type="float" office:value="6772" calcext:value-type="float">
            <text:p>6772</text:p>
          </table:table-cell>
          <table:table-cell office:value-type="string" calcext:value-type="string">
            <text:p>02_NA12878_S1.chr11.bam.cram_rawstreams.DS_XAZ</text:p>
          </table:table-cell>
          <table:table-cell office:value-type="string" calcext:value-type="string">
            <text:p>DS_XAZ</text:p>
          </table:table-cell>
          <table:table-cell office:value-type="float" office:value="2" calcext:value-type="float">
            <text:p>2</text:p>
          </table:table-cell>
          <table:table-cell office:value-type="float" office:value="6.862514694" calcext:value-type="float">
            <text:p>6.862514694</text:p>
          </table:table-cell>
          <table:table-cell office:value-type="float" office:value="3.99392573" calcext:value-type="float">
            <text:p>3.993925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4897704" calcext:value-type="float">
            <text:p>24897704</text:p>
          </table:table-cell>
          <table:table-cell office:value-type="float" office:value="2129800" calcext:value-type="float">
            <text:p>2129800</text:p>
          </table:table-cell>
          <table:table-cell table:formula="of:=[.C124]/[.B124]" office:value-type="float" office:value="0.085542024276616" calcext:value-type="float">
            <text:p>0.085542024276616</text:p>
          </table:table-cell>
          <table:table-cell office:value-type="float" office:value="19.35" calcext:value-type="float">
            <text:p>19.35</text:p>
          </table:table-cell>
          <table:table-cell office:value-type="float" office:value="290204" calcext:value-type="float">
            <text:p>290204</text:p>
          </table:table-cell>
          <table:table-cell office:value-type="float" office:value="0.57" calcext:value-type="float">
            <text:p>0.57</text:p>
          </table:table-cell>
          <table:table-cell office:value-type="float" office:value="26696" calcext:value-type="float">
            <text:p>26696</text:p>
          </table:table-cell>
          <table:table-cell office:value-type="string" calcext:value-type="string">
            <text:p>02_NA12878_S1.chr11.bam.cram_rawstreams.DS_XAZ</text:p>
          </table:table-cell>
          <table:table-cell office:value-type="string" calcext:value-type="string">
            <text:p>DS_XAZ</text:p>
          </table:table-cell>
          <table:table-cell office:value-type="float" office:value="2" calcext:value-type="float">
            <text:p>2</text:p>
          </table:table-cell>
          <table:table-cell office:value-type="float" office:value="1.227095651" calcext:value-type="float">
            <text:p>1.227095651</text:p>
          </table:table-cell>
          <table:table-cell office:value-type="float" office:value="3.563395718" calcext:value-type="float">
            <text:p>3.5633957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4897704" calcext:value-type="float">
            <text:p>24897704</text:p>
          </table:table-cell>
          <table:table-cell office:value-type="float" office:value="12396320" calcext:value-type="float">
            <text:p>12396320</text:p>
          </table:table-cell>
          <table:table-cell table:formula="of:=[.C125]/[.B125]" office:value-type="float" office:value="0.497890086571838" calcext:value-type="float">
            <text:p>0.497890086571838</text:p>
          </table:table-cell>
          <table:table-cell office:value-type="float" office:value="0.6" calcext:value-type="float">
            <text:p>0.6</text:p>
          </table:table-cell>
          <table:table-cell office:value-type="float" office:value="4620" calcext:value-type="float">
            <text:p>4620</text:p>
          </table:table-cell>
          <table:table-cell office:value-type="float" office:value="0.62" calcext:value-type="float">
            <text:p>0.62</text:p>
          </table:table-cell>
          <table:table-cell office:value-type="float" office:value="4628" calcext:value-type="float">
            <text:p>4628</text:p>
          </table:table-cell>
          <table:table-cell office:value-type="string" calcext:value-type="string">
            <text:p>02_NA12878_S1.chr11.bam.cram_rawstreams.DS_XAZ</text:p>
          </table:table-cell>
          <table:table-cell office:value-type="string" calcext:value-type="string">
            <text:p>DS_XAZ</text:p>
          </table:table-cell>
          <table:table-cell office:value-type="float" office:value="2" calcext:value-type="float">
            <text:p>2</text:p>
          </table:table-cell>
          <table:table-cell office:value-type="float" office:value="39.57383474" calcext:value-type="float">
            <text:p>39.57383474</text:p>
          </table:table-cell>
          <table:table-cell office:value-type="float" office:value="19.06782581" calcext:value-type="float">
            <text:p>19.0678258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4897704" calcext:value-type="float">
            <text:p>24897704</text:p>
          </table:table-cell>
          <table:table-cell office:value-type="float" office:value="6742831" calcext:value-type="float">
            <text:p>6742831</text:p>
          </table:table-cell>
          <table:table-cell table:formula="of:=[.C126]/[.B126]" office:value-type="float" office:value="0.27082139782849" calcext:value-type="float">
            <text:p>0.27082139782849</text:p>
          </table:table-cell>
          <table:table-cell office:value-type="float" office:value="0.66" calcext:value-type="float">
            <text:p>0.66</text:p>
          </table:table-cell>
          <table:table-cell office:value-type="float" office:value="4264" calcext:value-type="float">
            <text:p>4264</text:p>
          </table:table-cell>
          <table:table-cell office:value-type="float" office:value="0.66" calcext:value-type="float">
            <text:p>0.66</text:p>
          </table:table-cell>
          <table:table-cell office:value-type="float" office:value="5680" calcext:value-type="float">
            <text:p>5680</text:p>
          </table:table-cell>
          <table:table-cell office:value-type="string" calcext:value-type="string">
            <text:p>02_NA12878_S1.chr11.bam.cram_rawstreams.DS_XAZ</text:p>
          </table:table-cell>
          <table:table-cell office:value-type="string" calcext:value-type="string">
            <text:p>DS_XAZ</text:p>
          </table:table-cell>
          <table:table-cell office:value-type="float" office:value="2" calcext:value-type="float">
            <text:p>2</text:p>
          </table:table-cell>
          <table:table-cell office:value-type="float" office:value="35.9762134" calcext:value-type="float">
            <text:p>35.9762134</text:p>
          </table:table-cell>
          <table:table-cell office:value-type="float" office:value="9.743128401" calcext:value-type="float">
            <text:p>9.7431284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4897704" calcext:value-type="float">
            <text:p>24897704</text:p>
          </table:table-cell>
          <table:table-cell office:value-type="float" office:value="3261890" calcext:value-type="float">
            <text:p>3261890</text:p>
          </table:table-cell>
          <table:table-cell table:formula="of:=[.C127]/[.B127]" office:value-type="float" office:value="0.131011678827895" calcext:value-type="float">
            <text:p>0.131011678827895</text:p>
          </table:table-cell>
          <table:table-cell office:value-type="float" office:value="3.01" calcext:value-type="float">
            <text:p>3.01</text:p>
          </table:table-cell>
          <table:table-cell office:value-type="float" office:value="288436" calcext:value-type="float">
            <text:p>288436</text:p>
          </table:table-cell>
          <table:table-cell office:value-type="float" office:value="1.26" calcext:value-type="float">
            <text:p>1.26</text:p>
          </table:table-cell>
          <table:table-cell office:value-type="float" office:value="364136" calcext:value-type="float">
            <text:p>364136</text:p>
          </table:table-cell>
          <table:table-cell office:value-type="string" calcext:value-type="string">
            <text:p>02_NA12878_S1.chr11.bam.cram_rawstreams.DS_XAZ</text:p>
          </table:table-cell>
          <table:table-cell office:value-type="string" calcext:value-type="string">
            <text:p>DS_XAZ</text:p>
          </table:table-cell>
          <table:table-cell office:value-type="float" office:value="2" calcext:value-type="float">
            <text:p>2</text:p>
          </table:table-cell>
          <table:table-cell office:value-type="float" office:value="7.888472041" calcext:value-type="float">
            <text:p>7.888472041</text:p>
          </table:table-cell>
          <table:table-cell office:value-type="float" office:value="2.468873584" calcext:value-type="float">
            <text:p>2.4688735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39434892" calcext:value-type="float">
            <text:p>39434892</text:p>
          </table:table-cell>
          <table:table-cell office:value-type="float" office:value="7367336" calcext:value-type="float">
            <text:p>7367336</text:p>
          </table:table-cell>
          <table:table-cell table:formula="of:=[.C128]/[.B128]" office:value-type="float" office:value="0.186822776134394" calcext:value-type="float">
            <text:p>0.186822776134394</text:p>
          </table:table-cell>
          <table:table-cell office:value-type="float" office:value="90.65" calcext:value-type="float">
            <text:p>90.65</text:p>
          </table:table-cell>
          <table:table-cell office:value-type="float" office:value="1736" calcext:value-type="float">
            <text:p>1736</text:p>
          </table:table-cell>
          <table:table-cell office:value-type="float" office:value="0.65" calcext:value-type="float">
            <text:p>0.65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02_NA12878_S1.chr11.bam.cram_rawstreams.DS_FC</text:p>
          </table:table-cell>
          <table:table-cell office:value-type="string" calcext:value-type="string">
            <text:p>DS_FC</text:p>
          </table:table-cell>
          <table:table-cell office:value-type="float" office:value="2" calcext:value-type="float">
            <text:p>2</text:p>
          </table:table-cell>
          <table:table-cell office:value-type="float" office:value="0.414870862" calcext:value-type="float">
            <text:p>0.414870862</text:p>
          </table:table-cell>
          <table:table-cell office:value-type="float" office:value="10.80929096" calcext:value-type="float">
            <text:p>10.8092909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39434892" calcext:value-type="float">
            <text:p>39434892</text:p>
          </table:table-cell>
          <table:table-cell office:value-type="float" office:value="7285920" calcext:value-type="float">
            <text:p>7285920</text:p>
          </table:table-cell>
          <table:table-cell table:formula="of:=[.C129]/[.B129]" office:value-type="float" office:value="0.184758208542831" calcext:value-type="float">
            <text:p>0.184758208542831</text:p>
          </table:table-cell>
          <table:table-cell office:value-type="float" office:value="3.39" calcext:value-type="float">
            <text:p>3.39</text:p>
          </table:table-cell>
          <table:table-cell office:value-type="float" office:value="10188" calcext:value-type="float">
            <text:p>10188</text:p>
          </table:table-cell>
          <table:table-cell office:value-type="float" office:value="1.87" calcext:value-type="float">
            <text:p>1.87</text:p>
          </table:table-cell>
          <table:table-cell office:value-type="float" office:value="6848" calcext:value-type="float">
            <text:p>6848</text:p>
          </table:table-cell>
          <table:table-cell office:value-type="string" calcext:value-type="string">
            <text:p>02_NA12878_S1.chr11.bam.cram_rawstreams.DS_FC</text:p>
          </table:table-cell>
          <table:table-cell office:value-type="string" calcext:value-type="string">
            <text:p>DS_FC</text:p>
          </table:table-cell>
          <table:table-cell office:value-type="float" office:value="2" calcext:value-type="float">
            <text:p>2</text:p>
          </table:table-cell>
          <table:table-cell office:value-type="float" office:value="11.09381819" calcext:value-type="float">
            <text:p>11.09381819</text:p>
          </table:table-cell>
          <table:table-cell office:value-type="float" office:value="3.715719131" calcext:value-type="float">
            <text:p>3.71571913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39434892" calcext:value-type="float">
            <text:p>39434892</text:p>
          </table:table-cell>
          <table:table-cell office:value-type="float" office:value="6461412" calcext:value-type="float">
            <text:p>6461412</text:p>
          </table:table-cell>
          <table:table-cell table:formula="of:=[.C130]/[.B130]" office:value-type="float" office:value="0.163850125416852" calcext:value-type="float">
            <text:p>0.163850125416852</text:p>
          </table:table-cell>
          <table:table-cell office:value-type="float" office:value="56.05" calcext:value-type="float">
            <text:p>56.05</text:p>
          </table:table-cell>
          <table:table-cell office:value-type="float" office:value="416176" calcext:value-type="float">
            <text:p>416176</text:p>
          </table:table-cell>
          <table:table-cell office:value-type="float" office:value="0.95" calcext:value-type="float">
            <text:p>0.95</text:p>
          </table:table-cell>
          <table:table-cell office:value-type="float" office:value="41356" calcext:value-type="float">
            <text:p>41356</text:p>
          </table:table-cell>
          <table:table-cell office:value-type="string" calcext:value-type="string">
            <text:p>02_NA12878_S1.chr11.bam.cram_rawstreams.DS_FC</text:p>
          </table:table-cell>
          <table:table-cell office:value-type="string" calcext:value-type="string">
            <text:p>DS_FC</text:p>
          </table:table-cell>
          <table:table-cell office:value-type="float" office:value="2" calcext:value-type="float">
            <text:p>2</text:p>
          </table:table-cell>
          <table:table-cell office:value-type="float" office:value="0.670973125" calcext:value-type="float">
            <text:p>0.670973125</text:p>
          </table:table-cell>
          <table:table-cell office:value-type="float" office:value="6.486402813" calcext:value-type="float">
            <text:p>6.4864028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39434892" calcext:value-type="float">
            <text:p>39434892</text:p>
          </table:table-cell>
          <table:table-cell office:value-type="float" office:value="6749498" calcext:value-type="float">
            <text:p>6749498</text:p>
          </table:table-cell>
          <table:table-cell table:formula="of:=[.C131]/[.B131]" office:value-type="float" office:value="0.171155483321724" calcext:value-type="float">
            <text:p>0.171155483321724</text:p>
          </table:table-cell>
          <table:table-cell office:value-type="float" office:value="0.69" calcext:value-type="float">
            <text:p>0.69</text:p>
          </table:table-cell>
          <table:table-cell office:value-type="float" office:value="3920" calcext:value-type="float">
            <text:p>3920</text:p>
          </table:table-cell>
          <table:table-cell office:value-type="float" office:value="0.89" calcext:value-type="float">
            <text:p>0.89</text:p>
          </table:table-cell>
          <table:table-cell office:value-type="float" office:value="4296" calcext:value-type="float">
            <text:p>4296</text:p>
          </table:table-cell>
          <table:table-cell office:value-type="string" calcext:value-type="string">
            <text:p>02_NA12878_S1.chr11.bam.cram_rawstreams.DS_FC</text:p>
          </table:table-cell>
          <table:table-cell office:value-type="string" calcext:value-type="string">
            <text:p>DS_FC</text:p>
          </table:table-cell>
          <table:table-cell office:value-type="float" office:value="2" calcext:value-type="float">
            <text:p>2</text:p>
          </table:table-cell>
          <table:table-cell office:value-type="float" office:value="54.50441112" calcext:value-type="float">
            <text:p>54.50441112</text:p>
          </table:table-cell>
          <table:table-cell office:value-type="float" office:value="7.232385271" calcext:value-type="float">
            <text:p>7.2323852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39434892" calcext:value-type="float">
            <text:p>39434892</text:p>
          </table:table-cell>
          <table:table-cell office:value-type="float" office:value="6290853" calcext:value-type="float">
            <text:p>6290853</text:p>
          </table:table-cell>
          <table:table-cell table:formula="of:=[.C132]/[.B132]" office:value-type="float" office:value="0.159525047006595" calcext:value-type="float">
            <text:p>0.159525047006595</text:p>
          </table:table-cell>
          <table:table-cell office:value-type="float" office:value="0.87" calcext:value-type="float">
            <text:p>0.87</text:p>
          </table:table-cell>
          <table:table-cell office:value-type="float" office:value="3956" calcext:value-type="float">
            <text:p>3956</text:p>
          </table:table-cell>
          <table:table-cell office:value-type="float" office:value="0.92" calcext:value-type="float">
            <text:p>0.92</text:p>
          </table:table-cell>
          <table:table-cell office:value-type="float" office:value="5540" calcext:value-type="float">
            <text:p>5540</text:p>
          </table:table-cell>
          <table:table-cell office:value-type="string" calcext:value-type="string">
            <text:p>02_NA12878_S1.chr11.bam.cram_rawstreams.DS_FC</text:p>
          </table:table-cell>
          <table:table-cell office:value-type="string" calcext:value-type="string">
            <text:p>DS_FC</text:p>
          </table:table-cell>
          <table:table-cell office:value-type="float" office:value="2" calcext:value-type="float">
            <text:p>2</text:p>
          </table:table-cell>
          <table:table-cell office:value-type="float" office:value="43.2276364" calcext:value-type="float">
            <text:p>43.2276364</text:p>
          </table:table-cell>
          <table:table-cell office:value-type="float" office:value="6.521114059" calcext:value-type="float">
            <text:p>6.5211140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39434892" calcext:value-type="float">
            <text:p>39434892</text:p>
          </table:table-cell>
          <table:table-cell office:value-type="float" office:value="6091908" calcext:value-type="float">
            <text:p>6091908</text:p>
          </table:table-cell>
          <table:table-cell table:formula="of:=[.C133]/[.B133]" office:value-type="float" office:value="0.154480149203908" calcext:value-type="float">
            <text:p>0.154480149203908</text:p>
          </table:table-cell>
          <table:table-cell office:value-type="float" office:value="2.7" calcext:value-type="float">
            <text:p>2.7</text:p>
          </table:table-cell>
          <table:table-cell office:value-type="float" office:value="839188" calcext:value-type="float">
            <text:p>839188</text:p>
          </table:table-cell>
          <table:table-cell office:value-type="float" office:value="2.69" calcext:value-type="float">
            <text:p>2.69</text:p>
          </table:table-cell>
          <table:table-cell office:value-type="float" office:value="845144" calcext:value-type="float">
            <text:p>845144</text:p>
          </table:table-cell>
          <table:table-cell office:value-type="string" calcext:value-type="string">
            <text:p>02_NA12878_S1.chr11.bam.cram_rawstreams.DS_FC</text:p>
          </table:table-cell>
          <table:table-cell office:value-type="string" calcext:value-type="string">
            <text:p>DS_FC</text:p>
          </table:table-cell>
          <table:table-cell office:value-type="float" office:value="2" calcext:value-type="float">
            <text:p>2</text:p>
          </table:table-cell>
          <table:table-cell office:value-type="float" office:value="13.92890506" calcext:value-type="float">
            <text:p>13.92890506</text:p>
          </table:table-cell>
          <table:table-cell office:value-type="float" office:value="2.159738363" calcext:value-type="float">
            <text:p>2.1597383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31755737" calcext:value-type="float">
            <text:p>31755737</text:p>
          </table:table-cell>
          <table:table-cell office:value-type="float" office:value="650769" calcext:value-type="float">
            <text:p>650769</text:p>
          </table:table-cell>
          <table:table-cell table:formula="of:=[.C134]/[.B134]" office:value-type="float" office:value="0.0204929584849503" calcext:value-type="float">
            <text:p>0.02049295848495</text:p>
          </table:table-cell>
          <table:table-cell office:value-type="float" office:value="1.89" calcext:value-type="float">
            <text:p>1.89</text:p>
          </table:table-cell>
          <table:table-cell office:value-type="float" office:value="1764" calcext:value-type="float">
            <text:p>1764</text:p>
          </table:table-cell>
          <table:table-cell office:value-type="float" office:value="0.5" calcext:value-type="float">
            <text:p>0.5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02_NA12878_S1.chr11.bam.cram_rawstreams.DS_X1C</text:p>
          </table:table-cell>
          <table:table-cell office:value-type="string" calcext:value-type="string">
            <text:p>DS_X1C</text:p>
          </table:table-cell>
          <table:table-cell office:value-type="float" office:value="2" calcext:value-type="float">
            <text:p>2</text:p>
          </table:table-cell>
          <table:table-cell office:value-type="float" office:value="16.02361417" calcext:value-type="float">
            <text:p>16.02361417</text:p>
          </table:table-cell>
          <table:table-cell office:value-type="float" office:value="1.241243362" calcext:value-type="float">
            <text:p>1.2412433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31755737" calcext:value-type="float">
            <text:p>31755737</text:p>
          </table:table-cell>
          <table:table-cell office:value-type="float" office:value="516860" calcext:value-type="float">
            <text:p>516860</text:p>
          </table:table-cell>
          <table:table-cell table:formula="of:=[.C135]/[.B135]" office:value-type="float" office:value="0.0162761141396277" calcext:value-type="float">
            <text:p>0.016276114139628</text:p>
          </table:table-cell>
          <table:table-cell office:value-type="float" office:value="0.53" calcext:value-type="float">
            <text:p>0.53</text:p>
          </table:table-cell>
          <table:table-cell office:value-type="float" office:value="9732" calcext:value-type="float">
            <text:p>9732</text:p>
          </table:table-cell>
          <table:table-cell office:value-type="float" office:value="0.45" calcext:value-type="float">
            <text:p>0.45</text:p>
          </table:table-cell>
          <table:table-cell office:value-type="float" office:value="6168" calcext:value-type="float">
            <text:p>6168</text:p>
          </table:table-cell>
          <table:table-cell office:value-type="string" calcext:value-type="string">
            <text:p>02_NA12878_S1.chr11.bam.cram_rawstreams.DS_X1C</text:p>
          </table:table-cell>
          <table:table-cell office:value-type="string" calcext:value-type="string">
            <text:p>DS_X1C</text:p>
          </table:table-cell>
          <table:table-cell office:value-type="float" office:value="2" calcext:value-type="float">
            <text:p>2</text:p>
          </table:table-cell>
          <table:table-cell office:value-type="float" office:value="57.14081278" calcext:value-type="float">
            <text:p>57.14081278</text:p>
          </table:table-cell>
          <table:table-cell office:value-type="float" office:value="1.095369127" calcext:value-type="float">
            <text:p>1.0953691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31755737" calcext:value-type="float">
            <text:p>31755737</text:p>
          </table:table-cell>
          <table:table-cell office:value-type="float" office:value="538704" calcext:value-type="float">
            <text:p>538704</text:p>
          </table:table-cell>
          <table:table-cell table:formula="of:=[.C136]/[.B136]" office:value-type="float" office:value="0.0169639898453624" calcext:value-type="float">
            <text:p>0.016963989845363</text:p>
          </table:table-cell>
          <table:table-cell office:value-type="float" office:value="6.12" calcext:value-type="float">
            <text:p>6.12</text:p>
          </table:table-cell>
          <table:table-cell office:value-type="float" office:value="351264" calcext:value-type="float">
            <text:p>351264</text:p>
          </table:table-cell>
          <table:table-cell office:value-type="float" office:value="0.44" calcext:value-type="float">
            <text:p>0.44</text:p>
          </table:table-cell>
          <table:table-cell office:value-type="float" office:value="33560" calcext:value-type="float">
            <text:p>33560</text:p>
          </table:table-cell>
          <table:table-cell office:value-type="string" calcext:value-type="string">
            <text:p>02_NA12878_S1.chr11.bam.cram_rawstreams.DS_X1C</text:p>
          </table:table-cell>
          <table:table-cell office:value-type="string" calcext:value-type="string">
            <text:p>DS_X1C</text:p>
          </table:table-cell>
          <table:table-cell office:value-type="float" office:value="2" calcext:value-type="float">
            <text:p>2</text:p>
          </table:table-cell>
          <table:table-cell office:value-type="float" office:value="4.948469081" calcext:value-type="float">
            <text:p>4.948469081</text:p>
          </table:table-cell>
          <table:table-cell office:value-type="float" office:value="1.167609475" calcext:value-type="float">
            <text:p>1.1676094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31755737" calcext:value-type="float">
            <text:p>31755737</text:p>
          </table:table-cell>
          <table:table-cell office:value-type="float" office:value="1334186" calcext:value-type="float">
            <text:p>1334186</text:p>
          </table:table-cell>
          <table:table-cell table:formula="of:=[.C137]/[.B137]" office:value-type="float" office:value="0.0420140146644998" calcext:value-type="float">
            <text:p>0.0420140146645</text:p>
          </table:table-cell>
          <table:table-cell office:value-type="float" office:value="0.5" calcext:value-type="float">
            <text:p>0.5</text:p>
          </table:table-cell>
          <table:table-cell office:value-type="float" office:value="3800" calcext:value-type="float">
            <text:p>3800</text:p>
          </table:table-cell>
          <table:table-cell office:value-type="float" office:value="0.6" calcext:value-type="float">
            <text:p>0.6</text:p>
          </table:table-cell>
          <table:table-cell office:value-type="float" office:value="4444" calcext:value-type="float">
            <text:p>4444</text:p>
          </table:table-cell>
          <table:table-cell office:value-type="string" calcext:value-type="string">
            <text:p>02_NA12878_S1.chr11.bam.cram_rawstreams.DS_X1C</text:p>
          </table:table-cell>
          <table:table-cell office:value-type="string" calcext:value-type="string">
            <text:p>DS_X1C</text:p>
          </table:table-cell>
          <table:table-cell office:value-type="float" office:value="2" calcext:value-type="float">
            <text:p>2</text:p>
          </table:table-cell>
          <table:table-cell office:value-type="float" office:value="60.56926155" calcext:value-type="float">
            <text:p>60.56926155</text:p>
          </table:table-cell>
          <table:table-cell office:value-type="float" office:value="2.120631536" calcext:value-type="float">
            <text:p>2.1206315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31755737" calcext:value-type="float">
            <text:p>31755737</text:p>
          </table:table-cell>
          <table:table-cell office:value-type="float" office:value="897255" calcext:value-type="float">
            <text:p>897255</text:p>
          </table:table-cell>
          <table:table-cell table:formula="of:=[.C138]/[.B138]" office:value-type="float" office:value="0.028254894540788" calcext:value-type="float">
            <text:p>0.028254894540788</text:p>
          </table:table-cell>
          <table:table-cell office:value-type="float" office:value="0.61" calcext:value-type="float">
            <text:p>0.61</text:p>
          </table:table-cell>
          <table:table-cell office:value-type="float" office:value="4576" calcext:value-type="float">
            <text:p>4576</text:p>
          </table:table-cell>
          <table:table-cell office:value-type="float" office:value="0.64" calcext:value-type="float">
            <text:p>0.64</text:p>
          </table:table-cell>
          <table:table-cell office:value-type="float" office:value="5484" calcext:value-type="float">
            <text:p>5484</text:p>
          </table:table-cell>
          <table:table-cell office:value-type="string" calcext:value-type="string">
            <text:p>02_NA12878_S1.chr11.bam.cram_rawstreams.DS_X1C</text:p>
          </table:table-cell>
          <table:table-cell office:value-type="string" calcext:value-type="string">
            <text:p>DS_X1C</text:p>
          </table:table-cell>
          <table:table-cell office:value-type="float" office:value="2" calcext:value-type="float">
            <text:p>2</text:p>
          </table:table-cell>
          <table:table-cell office:value-type="float" office:value="49.6469357" calcext:value-type="float">
            <text:p>49.6469357</text:p>
          </table:table-cell>
          <table:table-cell office:value-type="float" office:value="1.337014139" calcext:value-type="float">
            <text:p>1.33701413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31755737" calcext:value-type="float">
            <text:p>31755737</text:p>
          </table:table-cell>
          <table:table-cell office:value-type="float" office:value="538314" calcext:value-type="float">
            <text:p>538314</text:p>
          </table:table-cell>
          <table:table-cell table:formula="of:=[.C139]/[.B139]" office:value-type="float" office:value="0.0169517085999295" calcext:value-type="float">
            <text:p>0.01695170859993</text:p>
          </table:table-cell>
          <table:table-cell office:value-type="float" office:value="0.46" calcext:value-type="float">
            <text:p>0.46</text:p>
          </table:table-cell>
          <table:table-cell office:value-type="float" office:value="284120" calcext:value-type="float">
            <text:p>284120</text:p>
          </table:table-cell>
          <table:table-cell office:value-type="float" office:value="0.76" calcext:value-type="float">
            <text:p>0.76</text:p>
          </table:table-cell>
          <table:table-cell office:value-type="float" office:value="304012" calcext:value-type="float">
            <text:p>304012</text:p>
          </table:table-cell>
          <table:table-cell office:value-type="string" calcext:value-type="string">
            <text:p>02_NA12878_S1.chr11.bam.cram_rawstreams.DS_X1C</text:p>
          </table:table-cell>
          <table:table-cell office:value-type="string" calcext:value-type="string">
            <text:p>DS_X1C</text:p>
          </table:table-cell>
          <table:table-cell office:value-type="float" office:value="2" calcext:value-type="float">
            <text:p>2</text:p>
          </table:table-cell>
          <table:table-cell office:value-type="float" office:value="65.83615386" calcext:value-type="float">
            <text:p>65.83615386</text:p>
          </table:table-cell>
          <table:table-cell office:value-type="float" office:value="0.675495047" calcext:value-type="float">
            <text:p>0.6754950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7550690" calcext:value-type="float">
            <text:p>7550690</text:p>
          </table:table-cell>
          <table:table-cell table:formula="of:=[.C140]/[.B140]" office:value-type="float" office:value="0.164129225237603" calcext:value-type="float">
            <text:p>0.164129225237603</text:p>
          </table:table-cell>
          <table:table-cell office:value-type="float" office:value="42.78" calcext:value-type="float">
            <text:p>42.78</text:p>
          </table:table-cell>
          <table:table-cell office:value-type="float" office:value="1772" calcext:value-type="float">
            <text:p>1772</text:p>
          </table:table-cell>
          <table:table-cell office:value-type="float" office:value="0.74" calcext:value-type="float">
            <text:p>0.7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02_NA12878_S1.chr11.bam.cram_rawstreams.DS_XMC</text:p>
          </table:table-cell>
          <table:table-cell office:value-type="string" calcext:value-type="string">
            <text:p>DS_XMC</text:p>
          </table:table-cell>
          <table:table-cell office:value-type="float" office:value="2" calcext:value-type="float">
            <text:p>2</text:p>
          </table:table-cell>
          <table:table-cell office:value-type="float" office:value="1.025557529" calcext:value-type="float">
            <text:p>1.025557529</text:p>
          </table:table-cell>
          <table:table-cell office:value-type="float" office:value="9.730944762" calcext:value-type="float">
            <text:p>9.73094476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7221331" calcext:value-type="float">
            <text:p>7221331</text:p>
          </table:table-cell>
          <table:table-cell table:formula="of:=[.C141]/[.B141]" office:value-type="float" office:value="0.156969954032583" calcext:value-type="float">
            <text:p>0.156969954032583</text:p>
          </table:table-cell>
          <table:table-cell office:value-type="float" office:value="2.7" calcext:value-type="float">
            <text:p>2.7</text:p>
          </table:table-cell>
          <table:table-cell office:value-type="float" office:value="9848" calcext:value-type="float">
            <text:p>9848</text:p>
          </table:table-cell>
          <table:table-cell office:value-type="float" office:value="1.7" calcext:value-type="float">
            <text:p>1.7</text:p>
          </table:table-cell>
          <table:table-cell office:value-type="float" office:value="6828" calcext:value-type="float">
            <text:p>6828</text:p>
          </table:table-cell>
          <table:table-cell office:value-type="string" calcext:value-type="string">
            <text:p>02_NA12878_S1.chr11.bam.cram_rawstreams.DS_XMC</text:p>
          </table:table-cell>
          <table:table-cell office:value-type="string" calcext:value-type="string">
            <text:p>DS_XMC</text:p>
          </table:table-cell>
          <table:table-cell office:value-type="float" office:value="2" calcext:value-type="float">
            <text:p>2</text:p>
          </table:table-cell>
          <table:table-cell office:value-type="float" office:value="16.2493893" calcext:value-type="float">
            <text:p>16.2493893</text:p>
          </table:table-cell>
          <table:table-cell office:value-type="float" office:value="4.051057591" calcext:value-type="float">
            <text:p>4.05105759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6564916" calcext:value-type="float">
            <text:p>6564916</text:p>
          </table:table-cell>
          <table:table-cell table:formula="of:=[.C142]/[.B142]" office:value-type="float" office:value="0.142701471895939" calcext:value-type="float">
            <text:p>0.142701471895939</text:p>
          </table:table-cell>
          <table:table-cell office:value-type="float" office:value="60.39" calcext:value-type="float">
            <text:p>60.39</text:p>
          </table:table-cell>
          <table:table-cell office:value-type="float" office:value="474912" calcext:value-type="float">
            <text:p>474912</text:p>
          </table:table-cell>
          <table:table-cell office:value-type="float" office:value="1.1" calcext:value-type="float">
            <text:p>1.1</text:p>
          </table:table-cell>
          <table:table-cell office:value-type="float" office:value="48520" calcext:value-type="float">
            <text:p>48520</text:p>
          </table:table-cell>
          <table:table-cell office:value-type="string" calcext:value-type="string">
            <text:p>02_NA12878_S1.chr11.bam.cram_rawstreams.DS_XMC</text:p>
          </table:table-cell>
          <table:table-cell office:value-type="string" calcext:value-type="string">
            <text:p>DS_XMC</text:p>
          </table:table-cell>
          <table:table-cell office:value-type="float" office:value="2" calcext:value-type="float">
            <text:p>2</text:p>
          </table:table-cell>
          <table:table-cell office:value-type="float" office:value="0.726500267" calcext:value-type="float">
            <text:p>0.726500267</text:p>
          </table:table-cell>
          <table:table-cell office:value-type="float" office:value="5.69162889" calcext:value-type="float">
            <text:p>5.6916288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6734951" calcext:value-type="float">
            <text:p>6734951</text:p>
          </table:table-cell>
          <table:table-cell table:formula="of:=[.C143]/[.B143]" office:value-type="float" office:value="0.146397519914501" calcext:value-type="float">
            <text:p>0.146397519914501</text:p>
          </table:table-cell>
          <table:table-cell office:value-type="float" office:value="0.86" calcext:value-type="float">
            <text:p>0.86</text:p>
          </table:table-cell>
          <table:table-cell office:value-type="float" office:value="4020" calcext:value-type="float">
            <text:p>4020</text:p>
          </table:table-cell>
          <table:table-cell office:value-type="float" office:value="0.96" calcext:value-type="float">
            <text:p>0.96</text:p>
          </table:table-cell>
          <table:table-cell office:value-type="float" office:value="4556" calcext:value-type="float">
            <text:p>4556</text:p>
          </table:table-cell>
          <table:table-cell office:value-type="string" calcext:value-type="string">
            <text:p>02_NA12878_S1.chr11.bam.cram_rawstreams.DS_XMC</text:p>
          </table:table-cell>
          <table:table-cell office:value-type="string" calcext:value-type="string">
            <text:p>DS_XMC</text:p>
          </table:table-cell>
          <table:table-cell office:value-type="float" office:value="2" calcext:value-type="float">
            <text:p>2</text:p>
          </table:table-cell>
          <table:table-cell office:value-type="float" office:value="51.01552453" calcext:value-type="float">
            <text:p>51.01552453</text:p>
          </table:table-cell>
          <table:table-cell office:value-type="float" office:value="6.690572699" calcext:value-type="float">
            <text:p>6.6905726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6017344" calcext:value-type="float">
            <text:p>6017344</text:p>
          </table:table-cell>
          <table:table-cell table:formula="of:=[.C144]/[.B144]" office:value-type="float" office:value="0.130798908273037" calcext:value-type="float">
            <text:p>0.130798908273037</text:p>
          </table:table-cell>
          <table:table-cell office:value-type="float" office:value="0.97" calcext:value-type="float">
            <text:p>0.97</text:p>
          </table:table-cell>
          <table:table-cell office:value-type="float" office:value="4080" calcext:value-type="float">
            <text:p>4080</text:p>
          </table:table-cell>
          <table:table-cell office:value-type="float" office:value="1.11" calcext:value-type="float">
            <text:p>1.11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02_NA12878_S1.chr11.bam.cram_rawstreams.DS_XMC</text:p>
          </table:table-cell>
          <table:table-cell office:value-type="string" calcext:value-type="string">
            <text:p>DS_XMC</text:p>
          </table:table-cell>
          <table:table-cell office:value-type="float" office:value="2" calcext:value-type="float">
            <text:p>2</text:p>
          </table:table-cell>
          <table:table-cell office:value-type="float" office:value="45.23025886" calcext:value-type="float">
            <text:p>45.23025886</text:p>
          </table:table-cell>
          <table:table-cell office:value-type="float" office:value="5.169897681" calcext:value-type="float">
            <text:p>5.1698976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5862340" calcext:value-type="float">
            <text:p>5862340</text:p>
          </table:table-cell>
          <table:table-cell table:formula="of:=[.C145]/[.B145]" office:value-type="float" office:value="0.12742958885604" calcext:value-type="float">
            <text:p>0.12742958885604</text:p>
          </table:table-cell>
          <table:table-cell office:value-type="float" office:value="1.76" calcext:value-type="float">
            <text:p>1.76</text:p>
          </table:table-cell>
          <table:table-cell office:value-type="float" office:value="724612" calcext:value-type="float">
            <text:p>724612</text:p>
          </table:table-cell>
          <table:table-cell office:value-type="float" office:value="2.44" calcext:value-type="float">
            <text:p>2.44</text:p>
          </table:table-cell>
          <table:table-cell office:value-type="float" office:value="730052" calcext:value-type="float">
            <text:p>730052</text:p>
          </table:table-cell>
          <table:table-cell office:value-type="string" calcext:value-type="string">
            <text:p>02_NA12878_S1.chr11.bam.cram_rawstreams.DS_XMC</text:p>
          </table:table-cell>
          <table:table-cell office:value-type="string" calcext:value-type="string">
            <text:p>DS_XMC</text:p>
          </table:table-cell>
          <table:table-cell office:value-type="float" office:value="2" calcext:value-type="float">
            <text:p>2</text:p>
          </table:table-cell>
          <table:table-cell office:value-type="float" office:value="24.9280404" calcext:value-type="float">
            <text:p>24.9280404</text:p>
          </table:table-cell>
          <table:table-cell office:value-type="float" office:value="2.291296349" calcext:value-type="float">
            <text:p>2.291296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15288203" calcext:value-type="float">
            <text:p>15288203</text:p>
          </table:table-cell>
          <table:table-cell office:value-type="float" office:value="11694785" calcext:value-type="float">
            <text:p>11694785</text:p>
          </table:table-cell>
          <table:table-cell table:formula="of:=[.C146]/[.B146]" office:value-type="float" office:value="0.764954847865377" calcext:value-type="float">
            <text:p>0.764954847865377</text:p>
          </table:table-cell>
          <table:table-cell office:value-type="float" office:value="1.17" calcext:value-type="float">
            <text:p>1.17</text:p>
          </table:table-cell>
          <table:table-cell office:value-type="float" office:value="1740" calcext:value-type="float">
            <text:p>1740</text:p>
          </table:table-cell>
          <table:table-cell office:value-type="float" office:value="0.32" calcext:value-type="float">
            <text:p>0.32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02_NA12878_S1.chr11.bam.cram_rawstreams.DS_NF</text:p>
          </table:table-cell>
          <table:table-cell office:value-type="string" calcext:value-type="string">
            <text:p>DS_NF</text:p>
          </table:table-cell>
          <table:table-cell office:value-type="float" office:value="2" calcext:value-type="float">
            <text:p>2</text:p>
          </table:table-cell>
          <table:table-cell office:value-type="float" office:value="12.46150987" calcext:value-type="float">
            <text:p>12.46150987</text:p>
          </table:table-cell>
          <table:table-cell office:value-type="float" office:value="34.85317528" calcext:value-type="float">
            <text:p>34.853175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5288203" calcext:value-type="float">
            <text:p>15288203</text:p>
          </table:table-cell>
          <table:table-cell office:value-type="float" office:value="10250721" calcext:value-type="float">
            <text:p>10250721</text:p>
          </table:table-cell>
          <table:table-cell table:formula="of:=[.C147]/[.B147]" office:value-type="float" office:value="0.670498749918483" calcext:value-type="float">
            <text:p>0.670498749918483</text:p>
          </table:table-cell>
          <table:table-cell office:value-type="float" office:value="2.14" calcext:value-type="float">
            <text:p>2.14</text:p>
          </table:table-cell>
          <table:table-cell office:value-type="float" office:value="9940" calcext:value-type="float">
            <text:p>9940</text:p>
          </table:table-cell>
          <table:table-cell office:value-type="float" office:value="1.15" calcext:value-type="float">
            <text:p>1.15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02_NA12878_S1.chr11.bam.cram_rawstreams.DS_NF</text:p>
          </table:table-cell>
          <table:table-cell office:value-type="string" calcext:value-type="string">
            <text:p>DS_NF</text:p>
          </table:table-cell>
          <table:table-cell office:value-type="float" office:value="2" calcext:value-type="float">
            <text:p>2</text:p>
          </table:table-cell>
          <table:table-cell office:value-type="float" office:value="6.813068479" calcext:value-type="float">
            <text:p>6.813068479</text:p>
          </table:table-cell>
          <table:table-cell office:value-type="float" office:value="8.500738559" calcext:value-type="float">
            <text:p>8.5007385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15288203" calcext:value-type="float">
            <text:p>15288203</text:p>
          </table:table-cell>
          <table:table-cell office:value-type="float" office:value="10012248" calcext:value-type="float">
            <text:p>10012248</text:p>
          </table:table-cell>
          <table:table-cell table:formula="of:=[.C148]/[.B148]" office:value-type="float" office:value="0.654900252174831" calcext:value-type="float">
            <text:p>0.654900252174831</text:p>
          </table:table-cell>
          <table:table-cell office:value-type="float" office:value="7.51" calcext:value-type="float">
            <text:p>7.51</text:p>
          </table:table-cell>
          <table:table-cell office:value-type="float" office:value="204704" calcext:value-type="float">
            <text:p>204704</text:p>
          </table:table-cell>
          <table:table-cell office:value-type="float" office:value="1.05" calcext:value-type="float">
            <text:p>1.05</text:p>
          </table:table-cell>
          <table:table-cell office:value-type="float" office:value="17788" calcext:value-type="float">
            <text:p>17788</text:p>
          </table:table-cell>
          <table:table-cell office:value-type="string" calcext:value-type="string">
            <text:p>02_NA12878_S1.chr11.bam.cram_rawstreams.DS_NF</text:p>
          </table:table-cell>
          <table:table-cell office:value-type="string" calcext:value-type="string">
            <text:p>DS_NF</text:p>
          </table:table-cell>
          <table:table-cell office:value-type="float" office:value="2" calcext:value-type="float">
            <text:p>2</text:p>
          </table:table-cell>
          <table:table-cell office:value-type="float" office:value="1.941406997" calcext:value-type="float">
            <text:p>1.941406997</text:p>
          </table:table-cell>
          <table:table-cell office:value-type="float" office:value="9.093736921" calcext:value-type="float">
            <text:p>9.0937369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15288203" calcext:value-type="float">
            <text:p>15288203</text:p>
          </table:table-cell>
          <table:table-cell office:value-type="float" office:value="12161748" calcext:value-type="float">
            <text:p>12161748</text:p>
          </table:table-cell>
          <table:table-cell table:formula="of:=[.C149]/[.B149]" office:value-type="float" office:value="0.795498856209589" calcext:value-type="float">
            <text:p>0.795498856209589</text:p>
          </table:table-cell>
          <table:table-cell office:value-type="float" office:value="0.38" calcext:value-type="float">
            <text:p>0.38</text:p>
          </table:table-cell>
          <table:table-cell office:value-type="float" office:value="4708" calcext:value-type="float">
            <text:p>4708</text:p>
          </table:table-cell>
          <table:table-cell office:value-type="float" office:value="0.39" calcext:value-type="float">
            <text:p>0.39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02_NA12878_S1.chr11.bam.cram_rawstreams.DS_NF</text:p>
          </table:table-cell>
          <table:table-cell office:value-type="string" calcext:value-type="string">
            <text:p>DS_NF</text:p>
          </table:table-cell>
          <table:table-cell office:value-type="float" office:value="2" calcext:value-type="float">
            <text:p>2</text:p>
          </table:table-cell>
          <table:table-cell office:value-type="float" office:value="38.36833301" calcext:value-type="float">
            <text:p>38.36833301</text:p>
          </table:table-cell>
          <table:table-cell office:value-type="float" office:value="29.73935054" calcext:value-type="float">
            <text:p>29.7393505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15288203" calcext:value-type="float">
            <text:p>15288203</text:p>
          </table:table-cell>
          <table:table-cell office:value-type="float" office:value="10818301" calcext:value-type="float">
            <text:p>10818301</text:p>
          </table:table-cell>
          <table:table-cell table:formula="of:=[.C150]/[.B150]" office:value-type="float" office:value="0.707624107293709" calcext:value-type="float">
            <text:p>0.707624107293709</text:p>
          </table:table-cell>
          <table:table-cell office:value-type="float" office:value="0.54" calcext:value-type="float">
            <text:p>0.54</text:p>
          </table:table-cell>
          <table:table-cell office:value-type="float" office:value="5956" calcext:value-type="float">
            <text:p>5956</text:p>
          </table:table-cell>
          <table:table-cell office:value-type="float" office:value="0.48" calcext:value-type="float">
            <text:p>0.48</text:p>
          </table:table-cell>
          <table:table-cell office:value-type="float" office:value="6260" calcext:value-type="float">
            <text:p>6260</text:p>
          </table:table-cell>
          <table:table-cell office:value-type="string" calcext:value-type="string">
            <text:p>02_NA12878_S1.chr11.bam.cram_rawstreams.DS_NF</text:p>
          </table:table-cell>
          <table:table-cell office:value-type="string" calcext:value-type="string">
            <text:p>DS_NF</text:p>
          </table:table-cell>
          <table:table-cell office:value-type="float" office:value="2" calcext:value-type="float">
            <text:p>2</text:p>
          </table:table-cell>
          <table:table-cell office:value-type="float" office:value="26.99993805" calcext:value-type="float">
            <text:p>26.99993805</text:p>
          </table:table-cell>
          <table:table-cell office:value-type="float" office:value="21.49403294" calcext:value-type="float">
            <text:p>21.4940329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15288203" calcext:value-type="float">
            <text:p>15288203</text:p>
          </table:table-cell>
          <table:table-cell office:value-type="float" office:value="10456034" calcext:value-type="float">
            <text:p>10456034</text:p>
          </table:table-cell>
          <table:table-cell table:formula="of:=[.C151]/[.B151]" office:value-type="float" office:value="0.683928255008126" calcext:value-type="float">
            <text:p>0.683928255008126</text:p>
          </table:table-cell>
          <table:table-cell office:value-type="float" office:value="3.29" calcext:value-type="float">
            <text:p>3.29</text:p>
          </table:table-cell>
          <table:table-cell office:value-type="float" office:value="375284" calcext:value-type="float">
            <text:p>375284</text:p>
          </table:table-cell>
          <table:table-cell office:value-type="float" office:value="2.45" calcext:value-type="float">
            <text:p>2.45</text:p>
          </table:table-cell>
          <table:table-cell office:value-type="float" office:value="361188" calcext:value-type="float">
            <text:p>361188</text:p>
          </table:table-cell>
          <table:table-cell office:value-type="string" calcext:value-type="string">
            <text:p>02_NA12878_S1.chr11.bam.cram_rawstreams.DS_NF</text:p>
          </table:table-cell>
          <table:table-cell office:value-type="string" calcext:value-type="string">
            <text:p>DS_NF</text:p>
          </table:table-cell>
          <table:table-cell office:value-type="float" office:value="2" calcext:value-type="float">
            <text:p>2</text:p>
          </table:table-cell>
          <table:table-cell office:value-type="float" office:value="4.431600774" calcext:value-type="float">
            <text:p>4.431600774</text:p>
          </table:table-cell>
          <table:table-cell office:value-type="float" office:value="4.070061664" calcext:value-type="float">
            <text:p>4.07006166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35897993" calcext:value-type="float">
            <text:p>35897993</text:p>
          </table:table-cell>
          <table:table-cell office:value-type="float" office:value="7844193" calcext:value-type="float">
            <text:p>7844193</text:p>
          </table:table-cell>
          <table:table-cell table:formula="of:=[.C152]/[.B152]" office:value-type="float" office:value="0.218513413827898" calcext:value-type="float">
            <text:p>0.218513413827898</text:p>
          </table:table-cell>
          <table:table-cell office:value-type="float" office:value="66.85" calcext:value-type="float">
            <text:p>66.85</text:p>
          </table:table-cell>
          <table:table-cell office:value-type="float" office:value="1752" calcext:value-type="float">
            <text:p>1752</text:p>
          </table:table-cell>
          <table:table-cell office:value-type="float" office:value="0.53" calcext:value-type="float">
            <text:p>0.53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02_NA12878_S1.chr11.bam.cram_rawstreams.DS_MF</text:p>
          </table:table-cell>
          <table:table-cell office:value-type="string" calcext:value-type="string">
            <text:p>DS_MF</text:p>
          </table:table-cell>
          <table:table-cell office:value-type="float" office:value="2" calcext:value-type="float">
            <text:p>2</text:p>
          </table:table-cell>
          <table:table-cell office:value-type="float" office:value="0.512116588" calcext:value-type="float">
            <text:p>0.512116588</text:p>
          </table:table-cell>
          <table:table-cell office:value-type="float" office:value="14.11472716" calcext:value-type="float">
            <text:p>14.114727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35897993" calcext:value-type="float">
            <text:p>35897993</text:p>
          </table:table-cell>
          <table:table-cell office:value-type="float" office:value="7901055" calcext:value-type="float">
            <text:p>7901055</text:p>
          </table:table-cell>
          <table:table-cell table:formula="of:=[.C153]/[.B153]" office:value-type="float" office:value="0.220097402102675" calcext:value-type="float">
            <text:p>0.220097402102675</text:p>
          </table:table-cell>
          <table:table-cell office:value-type="float" office:value="3.58" calcext:value-type="float">
            <text:p>3.58</text:p>
          </table:table-cell>
          <table:table-cell office:value-type="float" office:value="9892" calcext:value-type="float">
            <text:p>9892</text:p>
          </table:table-cell>
          <table:table-cell office:value-type="float" office:value="1.84" calcext:value-type="float">
            <text:p>1.84</text:p>
          </table:table-cell>
          <table:table-cell office:value-type="float" office:value="6752" calcext:value-type="float">
            <text:p>6752</text:p>
          </table:table-cell>
          <table:table-cell office:value-type="string" calcext:value-type="string">
            <text:p>02_NA12878_S1.chr11.bam.cram_rawstreams.DS_MF</text:p>
          </table:table-cell>
          <table:table-cell office:value-type="string" calcext:value-type="string">
            <text:p>DS_MF</text:p>
          </table:table-cell>
          <table:table-cell office:value-type="float" office:value="2" calcext:value-type="float">
            <text:p>2</text:p>
          </table:table-cell>
          <table:table-cell office:value-type="float" office:value="9.562847468" calcext:value-type="float">
            <text:p>9.562847468</text:p>
          </table:table-cell>
          <table:table-cell office:value-type="float" office:value="4.095126753" calcext:value-type="float">
            <text:p>4.09512675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35897993" calcext:value-type="float">
            <text:p>35897993</text:p>
          </table:table-cell>
          <table:table-cell office:value-type="float" office:value="7027756" calcext:value-type="float">
            <text:p>7027756</text:p>
          </table:table-cell>
          <table:table-cell table:formula="of:=[.C154]/[.B154]" office:value-type="float" office:value="0.195770164644023" calcext:value-type="float">
            <text:p>0.195770164644023</text:p>
          </table:table-cell>
          <table:table-cell office:value-type="float" office:value="49.92" calcext:value-type="float">
            <text:p>49.92</text:p>
          </table:table-cell>
          <table:table-cell office:value-type="float" office:value="387208" calcext:value-type="float">
            <text:p>387208</text:p>
          </table:table-cell>
          <table:table-cell office:value-type="float" office:value="0.77" calcext:value-type="float">
            <text:p>0.77</text:p>
          </table:table-cell>
          <table:table-cell office:value-type="float" office:value="38600" calcext:value-type="float">
            <text:p>38600</text:p>
          </table:table-cell>
          <table:table-cell office:value-type="string" calcext:value-type="string">
            <text:p>02_NA12878_S1.chr11.bam.cram_rawstreams.DS_MF</text:p>
          </table:table-cell>
          <table:table-cell office:value-type="string" calcext:value-type="string">
            <text:p>DS_MF</text:p>
          </table:table-cell>
          <table:table-cell office:value-type="float" office:value="2" calcext:value-type="float">
            <text:p>2</text:p>
          </table:table-cell>
          <table:table-cell office:value-type="float" office:value="0.685797154" calcext:value-type="float">
            <text:p>0.685797154</text:p>
          </table:table-cell>
          <table:table-cell office:value-type="float" office:value="8.704143376" calcext:value-type="float">
            <text:p>8.70414337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35897993" calcext:value-type="float">
            <text:p>35897993</text:p>
          </table:table-cell>
          <table:table-cell office:value-type="float" office:value="7154892" calcext:value-type="float">
            <text:p>7154892</text:p>
          </table:table-cell>
          <table:table-cell table:formula="of:=[.C155]/[.B155]" office:value-type="float" office:value="0.19931175539535" calcext:value-type="float">
            <text:p>0.19931175539535</text:p>
          </table:table-cell>
          <table:table-cell office:value-type="float" office:value="0.69" calcext:value-type="float">
            <text:p>0.69</text:p>
          </table:table-cell>
          <table:table-cell office:value-type="float" office:value="4088" calcext:value-type="float">
            <text:p>4088</text:p>
          </table:table-cell>
          <table:table-cell office:value-type="float" office:value="0.8" calcext:value-type="float">
            <text:p>0.8</text:p>
          </table:table-cell>
          <table:table-cell office:value-type="float" office:value="4416" calcext:value-type="float">
            <text:p>4416</text:p>
          </table:table-cell>
          <table:table-cell office:value-type="string" calcext:value-type="string">
            <text:p>02_NA12878_S1.chr11.bam.cram_rawstreams.DS_MF</text:p>
          </table:table-cell>
          <table:table-cell office:value-type="string" calcext:value-type="string">
            <text:p>DS_MF</text:p>
          </table:table-cell>
          <table:table-cell office:value-type="float" office:value="2" calcext:value-type="float">
            <text:p>2</text:p>
          </table:table-cell>
          <table:table-cell office:value-type="float" office:value="49.61593324" calcext:value-type="float">
            <text:p>49.61593324</text:p>
          </table:table-cell>
          <table:table-cell office:value-type="float" office:value="8.529295921" calcext:value-type="float">
            <text:p>8.5292959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35897993" calcext:value-type="float">
            <text:p>35897993</text:p>
          </table:table-cell>
          <table:table-cell office:value-type="float" office:value="6638148" calcext:value-type="float">
            <text:p>6638148</text:p>
          </table:table-cell>
          <table:table-cell table:formula="of:=[.C156]/[.B156]" office:value-type="float" office:value="0.184916967363607" calcext:value-type="float">
            <text:p>0.184916967363607</text:p>
          </table:table-cell>
          <table:table-cell office:value-type="float" office:value="0.75" calcext:value-type="float">
            <text:p>0.75</text:p>
          </table:table-cell>
          <table:table-cell office:value-type="float" office:value="3968" calcext:value-type="float">
            <text:p>3968</text:p>
          </table:table-cell>
          <table:table-cell office:value-type="float" office:value="0.86" calcext:value-type="float">
            <text:p>0.86</text:p>
          </table:table-cell>
          <table:table-cell office:value-type="float" office:value="5616" calcext:value-type="float">
            <text:p>5616</text:p>
          </table:table-cell>
          <table:table-cell office:value-type="string" calcext:value-type="string">
            <text:p>02_NA12878_S1.chr11.bam.cram_rawstreams.DS_MF</text:p>
          </table:table-cell>
          <table:table-cell office:value-type="string" calcext:value-type="string">
            <text:p>DS_MF</text:p>
          </table:table-cell>
          <table:table-cell office:value-type="float" office:value="2" calcext:value-type="float">
            <text:p>2</text:p>
          </table:table-cell>
          <table:table-cell office:value-type="float" office:value="45.64665858" calcext:value-type="float">
            <text:p>45.64665858</text:p>
          </table:table-cell>
          <table:table-cell office:value-type="float" office:value="7.361199135" calcext:value-type="float">
            <text:p>7.3611991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35897993" calcext:value-type="float">
            <text:p>35897993</text:p>
          </table:table-cell>
          <table:table-cell office:value-type="float" office:value="6508013" calcext:value-type="float">
            <text:p>6508013</text:p>
          </table:table-cell>
          <table:table-cell table:formula="of:=[.C157]/[.B157]" office:value-type="float" office:value="0.181291834337368" calcext:value-type="float">
            <text:p>0.181291834337368</text:p>
          </table:table-cell>
          <table:table-cell office:value-type="float" office:value="1.65" calcext:value-type="float">
            <text:p>1.65</text:p>
          </table:table-cell>
          <table:table-cell office:value-type="float" office:value="565908" calcext:value-type="float">
            <text:p>565908</text:p>
          </table:table-cell>
          <table:table-cell office:value-type="float" office:value="2.87" calcext:value-type="float">
            <text:p>2.87</text:p>
          </table:table-cell>
          <table:table-cell office:value-type="float" office:value="572456" calcext:value-type="float">
            <text:p>572456</text:p>
          </table:table-cell>
          <table:table-cell office:value-type="string" calcext:value-type="string">
            <text:p>02_NA12878_S1.chr11.bam.cram_rawstreams.DS_MF</text:p>
          </table:table-cell>
          <table:table-cell office:value-type="string" calcext:value-type="string">
            <text:p>DS_MF</text:p>
          </table:table-cell>
          <table:table-cell office:value-type="float" office:value="2" calcext:value-type="float">
            <text:p>2</text:p>
          </table:table-cell>
          <table:table-cell office:value-type="float" office:value="20.74848117" calcext:value-type="float">
            <text:p>20.74848117</text:p>
          </table:table-cell>
          <table:table-cell office:value-type="float" office:value="2.162552212" calcext:value-type="float">
            <text:p>2.1625522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1456844" calcext:value-type="float">
            <text:p>1456844</text:p>
          </table:table-cell>
          <table:table-cell office:value-type="float" office:value="283051" calcext:value-type="float">
            <text:p>283051</text:p>
          </table:table-cell>
          <table:table-cell table:formula="of:=[.C158]/[.B158]" office:value-type="float" office:value="0.194290534882252" calcext:value-type="float">
            <text:p>0.194290534882252</text:p>
          </table:table-cell>
          <table:table-cell office:value-type="float" office:value="1.79" calcext:value-type="float">
            <text:p>1.79</text:p>
          </table:table-cell>
          <table:table-cell office:value-type="float" office:value="1684" calcext:value-type="float">
            <text:p>1684</text:p>
          </table:table-cell>
          <table:table-cell office:value-type="float" office:value="0.02" calcext:value-type="float">
            <text:p>0.02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02_NA12878_S1.chr11.bam.cram_rawstreams.DS_DL</text:p>
          </table:table-cell>
          <table:table-cell office:value-type="string" calcext:value-type="string">
            <text:p>DS_DL</text:p>
          </table:table-cell>
          <table:table-cell office:value-type="float" office:value="2" calcext:value-type="float">
            <text:p>2</text:p>
          </table:table-cell>
          <table:table-cell office:value-type="float" office:value="0.776175813" calcext:value-type="float">
            <text:p>0.776175813</text:p>
          </table:table-cell>
          <table:table-cell office:value-type="float" office:value="13.49692345" calcext:value-type="float">
            <text:p>13.4969234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456844" calcext:value-type="float">
            <text:p>1456844</text:p>
          </table:table-cell>
          <table:table-cell office:value-type="float" office:value="276500" calcext:value-type="float">
            <text:p>276500</text:p>
          </table:table-cell>
          <table:table-cell table:formula="of:=[.C159]/[.B159]" office:value-type="float" office:value="0.189793828302824" calcext:value-type="float">
            <text:p>0.189793828302824</text:p>
          </table:table-cell>
          <table:table-cell office:value-type="float" office:value="0.14" calcext:value-type="float">
            <text:p>0.14</text:p>
          </table:table-cell>
          <table:table-cell office:value-type="float" office:value="9316" calcext:value-type="float">
            <text:p>9316</text:p>
          </table:table-cell>
          <table:table-cell office:value-type="float" office:value="0.06" calcext:value-type="float">
            <text:p>0.06</text:p>
          </table:table-cell>
          <table:table-cell office:value-type="float" office:value="5880" calcext:value-type="float">
            <text:p>5880</text:p>
          </table:table-cell>
          <table:table-cell office:value-type="string" calcext:value-type="string">
            <text:p>02_NA12878_S1.chr11.bam.cram_rawstreams.DS_DL</text:p>
          </table:table-cell>
          <table:table-cell office:value-type="string" calcext:value-type="string">
            <text:p>DS_DL</text:p>
          </table:table-cell>
          <table:table-cell office:value-type="float" office:value="2" calcext:value-type="float">
            <text:p>2</text:p>
          </table:table-cell>
          <table:table-cell office:value-type="float" office:value="9.923962184" calcext:value-type="float">
            <text:p>9.923962184</text:p>
          </table:table-cell>
          <table:table-cell office:value-type="float" office:value="4.394849141" calcext:value-type="float">
            <text:p>4.3948491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1456844" calcext:value-type="float">
            <text:p>1456844</text:p>
          </table:table-cell>
          <table:table-cell office:value-type="float" office:value="253208" calcext:value-type="float">
            <text:p>253208</text:p>
          </table:table-cell>
          <table:table-cell table:formula="of:=[.C160]/[.B160]" office:value-type="float" office:value="0.1738058433161" calcext:value-type="float">
            <text:p>0.1738058433161</text:p>
          </table:table-cell>
          <table:table-cell office:value-type="float" office:value="1.43" calcext:value-type="float">
            <text:p>1.43</text:p>
          </table:table-cell>
          <table:table-cell office:value-type="float" office:value="81624" calcext:value-type="float">
            <text:p>81624</text:p>
          </table:table-cell>
          <table:table-cell office:value-type="float" office:value="0.03" calcext:value-type="float">
            <text:p>0.03</text:p>
          </table:table-cell>
          <table:table-cell office:value-type="float" office:value="5444" calcext:value-type="float">
            <text:p>5444</text:p>
          </table:table-cell>
          <table:table-cell office:value-type="string" calcext:value-type="string">
            <text:p>02_NA12878_S1.chr11.bam.cram_rawstreams.DS_DL</text:p>
          </table:table-cell>
          <table:table-cell office:value-type="string" calcext:value-type="string">
            <text:p>DS_DL</text:p>
          </table:table-cell>
          <table:table-cell office:value-type="float" office:value="2" calcext:value-type="float">
            <text:p>2</text:p>
          </table:table-cell>
          <table:table-cell office:value-type="float" office:value="0.971576717" calcext:value-type="float">
            <text:p>0.971576717</text:p>
          </table:table-cell>
          <table:table-cell office:value-type="float" office:value="8.049265544" calcext:value-type="float">
            <text:p>8.0492655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1456844" calcext:value-type="float">
            <text:p>1456844</text:p>
          </table:table-cell>
          <table:table-cell office:value-type="float" office:value="276918" calcext:value-type="float">
            <text:p>276918</text:p>
          </table:table-cell>
          <table:table-cell table:formula="of:=[.C161]/[.B161]" office:value-type="float" office:value="0.190080749894978" calcext:value-type="float">
            <text:p>0.190080749894978</text:p>
          </table:table-cell>
          <table:table-cell office:value-type="float" office:value="0.02" calcext:value-type="float">
            <text:p>0.02</text:p>
          </table:table-cell>
          <table:table-cell office:value-type="float" office:value="3028" calcext:value-type="float">
            <text:p>3028</text:p>
          </table:table-cell>
          <table:table-cell office:value-type="float" office:value="0.03" calcext:value-type="float">
            <text:p>0.03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02_NA12878_S1.chr11.bam.cram_rawstreams.DS_DL</text:p>
          </table:table-cell>
          <table:table-cell office:value-type="string" calcext:value-type="string">
            <text:p>DS_DL</text:p>
          </table:table-cell>
          <table:table-cell office:value-type="float" office:value="2" calcext:value-type="float">
            <text:p>2</text:p>
          </table:table-cell>
          <table:table-cell office:value-type="float" office:value="69.46773529" calcext:value-type="float">
            <text:p>69.46773529</text:p>
          </table:table-cell>
          <table:table-cell office:value-type="float" office:value="8.802986145" calcext:value-type="float">
            <text:p>8.8029861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1456844" calcext:value-type="float">
            <text:p>1456844</text:p>
          </table:table-cell>
          <table:table-cell office:value-type="float" office:value="235271" calcext:value-type="float">
            <text:p>235271</text:p>
          </table:table-cell>
          <table:table-cell table:formula="of:=[.C162]/[.B162]" office:value-type="float" office:value="0.16149361221929" calcext:value-type="float">
            <text:p>0.16149361221929</text:p>
          </table:table-cell>
          <table:table-cell office:value-type="float" office:value="0.03" calcext:value-type="float">
            <text:p>0.03</text:p>
          </table:table-cell>
          <table:table-cell office:value-type="float" office:value="3108" calcext:value-type="float">
            <text:p>3108</text:p>
          </table:table-cell>
          <table:table-cell office:value-type="float" office:value="0.03" calcext:value-type="float">
            <text:p>0.03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02_NA12878_S1.chr11.bam.cram_rawstreams.DS_DL</text:p>
          </table:table-cell>
          <table:table-cell office:value-type="string" calcext:value-type="string">
            <text:p>DS_DL</text:p>
          </table:table-cell>
          <table:table-cell office:value-type="float" office:value="2" calcext:value-type="float">
            <text:p>2</text:p>
          </table:table-cell>
          <table:table-cell office:value-type="float" office:value="46.31182353" calcext:value-type="float">
            <text:p>46.31182353</text:p>
          </table:table-cell>
          <table:table-cell office:value-type="float" office:value="7.47906367" calcext:value-type="float">
            <text:p>7.479063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1456844" calcext:value-type="float">
            <text:p>1456844</text:p>
          </table:table-cell>
          <table:table-cell office:value-type="float" office:value="232757" calcext:value-type="float">
            <text:p>232757</text:p>
          </table:table-cell>
          <table:table-cell table:formula="of:=[.C163]/[.B163]" office:value-type="float" office:value="0.159767964174613" calcext:value-type="float">
            <text:p>0.159767964174613</text:p>
          </table:table-cell>
          <table:table-cell office:value-type="float" office:value="0.68" calcext:value-type="float">
            <text:p>0.68</text:p>
          </table:table-cell>
          <table:table-cell office:value-type="float" office:value="44456" calcext:value-type="float">
            <text:p>44456</text:p>
          </table:table-cell>
          <table:table-cell office:value-type="float" office:value="0.49" calcext:value-type="float">
            <text:p>0.49</text:p>
          </table:table-cell>
          <table:table-cell office:value-type="float" office:value="45312" calcext:value-type="float">
            <text:p>45312</text:p>
          </table:table-cell>
          <table:table-cell office:value-type="string" calcext:value-type="string">
            <text:p>02_NA12878_S1.chr11.bam.cram_rawstreams.DS_DL</text:p>
          </table:table-cell>
          <table:table-cell office:value-type="string" calcext:value-type="string">
            <text:p>DS_DL</text:p>
          </table:table-cell>
          <table:table-cell office:value-type="float" office:value="2" calcext:value-type="float">
            <text:p>2</text:p>
          </table:table-cell>
          <table:table-cell office:value-type="float" office:value="2.043168685" calcext:value-type="float">
            <text:p>2.043168685</text:p>
          </table:table-cell>
          <table:table-cell office:value-type="float" office:value="0.453008924" calcext:value-type="float">
            <text:p>0.4530089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51186400" calcext:value-type="float">
            <text:p>51186400</text:p>
          </table:table-cell>
          <table:table-cell office:value-type="float" office:value="22634332" calcext:value-type="float">
            <text:p>22634332</text:p>
          </table:table-cell>
          <table:table-cell table:formula="of:=[.C164]/[.B164]" office:value-type="float" office:value="0.442194254723911" calcext:value-type="float">
            <text:p>0.442194254723911</text:p>
          </table:table-cell>
          <table:table-cell office:value-type="float" office:value="20.74" calcext:value-type="float">
            <text:p>20.74</text:p>
          </table:table-cell>
          <table:table-cell office:value-type="float" office:value="1760" calcext:value-type="float">
            <text:p>1760</text:p>
          </table:table-cell>
          <table:table-cell office:value-type="float" office:value="1.33" calcext:value-type="float">
            <text:p>1.33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02_NA12878_S1.chr11.bam.cram_rawstreams.DS_AP</text:p>
          </table:table-cell>
          <table:table-cell office:value-type="string" calcext:value-type="string">
            <text:p>DS_AP</text:p>
          </table:table-cell>
          <table:table-cell office:value-type="float" office:value="2" calcext:value-type="float">
            <text:p>2</text:p>
          </table:table-cell>
          <table:table-cell office:value-type="float" office:value="2.353671891" calcext:value-type="float">
            <text:p>2.353671891</text:p>
          </table:table-cell>
          <table:table-cell office:value-type="float" office:value="16.2299106" calcext:value-type="float">
            <text:p>16.22991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51186400" calcext:value-type="float">
            <text:p>51186400</text:p>
          </table:table-cell>
          <table:table-cell office:value-type="float" office:value="22736079" calcext:value-type="float">
            <text:p>22736079</text:p>
          </table:table-cell>
          <table:table-cell table:formula="of:=[.C165]/[.B165]" office:value-type="float" office:value="0.444182028820155" calcext:value-type="float">
            <text:p>0.444182028820155</text:p>
          </table:table-cell>
          <table:table-cell office:value-type="float" office:value="6.71" calcext:value-type="float">
            <text:p>6.71</text:p>
          </table:table-cell>
          <table:table-cell office:value-type="float" office:value="9804" calcext:value-type="float">
            <text:p>9804</text:p>
          </table:table-cell>
          <table:table-cell office:value-type="float" office:value="4.96" calcext:value-type="float">
            <text:p>4.96</text:p>
          </table:table-cell>
          <table:table-cell office:value-type="float" office:value="7004" calcext:value-type="float">
            <text:p>7004</text:p>
          </table:table-cell>
          <table:table-cell office:value-type="string" calcext:value-type="string">
            <text:p>02_NA12878_S1.chr11.bam.cram_rawstreams.DS_AP</text:p>
          </table:table-cell>
          <table:table-cell office:value-type="string" calcext:value-type="string">
            <text:p>DS_AP</text:p>
          </table:table-cell>
          <table:table-cell office:value-type="float" office:value="2" calcext:value-type="float">
            <text:p>2</text:p>
          </table:table-cell>
          <table:table-cell office:value-type="float" office:value="7.274985846" calcext:value-type="float">
            <text:p>7.274985846</text:p>
          </table:table-cell>
          <table:table-cell office:value-type="float" office:value="4.371535201" calcext:value-type="float">
            <text:p>4.3715352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51186400" calcext:value-type="float">
            <text:p>51186400</text:p>
          </table:table-cell>
          <table:table-cell office:value-type="float" office:value="20899016" calcext:value-type="float">
            <text:p>20899016</text:p>
          </table:table-cell>
          <table:table-cell table:formula="of:=[.C166]/[.B166]" office:value-type="float" office:value="0.408292358907835" calcext:value-type="float">
            <text:p>0.408292358907835</text:p>
          </table:table-cell>
          <table:table-cell office:value-type="float" office:value="58.58" calcext:value-type="float">
            <text:p>58.58</text:p>
          </table:table-cell>
          <table:table-cell office:value-type="float" office:value="520144" calcext:value-type="float">
            <text:p>520144</text:p>
          </table:table-cell>
          <table:table-cell office:value-type="float" office:value="9.32" calcext:value-type="float">
            <text:p>9.32</text:p>
          </table:table-cell>
          <table:table-cell office:value-type="float" office:value="52836" calcext:value-type="float">
            <text:p>52836</text:p>
          </table:table-cell>
          <table:table-cell office:value-type="string" calcext:value-type="string">
            <text:p>02_NA12878_S1.chr11.bam.cram_rawstreams.DS_AP</text:p>
          </table:table-cell>
          <table:table-cell office:value-type="string" calcext:value-type="string">
            <text:p>DS_AP</text:p>
          </table:table-cell>
          <table:table-cell office:value-type="float" office:value="2" calcext:value-type="float">
            <text:p>2</text:p>
          </table:table-cell>
          <table:table-cell office:value-type="float" office:value="0.833307529" calcext:value-type="float">
            <text:p>0.833307529</text:p>
          </table:table-cell>
          <table:table-cell office:value-type="float" office:value="2.138503734" calcext:value-type="float">
            <text:p>2.13850373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51186400" calcext:value-type="float">
            <text:p>51186400</text:p>
          </table:table-cell>
          <table:table-cell office:value-type="float" office:value="19219221" calcext:value-type="float">
            <text:p>19219221</text:p>
          </table:table-cell>
          <table:table-cell table:formula="of:=[.C167]/[.B167]" office:value-type="float" office:value="0.375475145741838" calcext:value-type="float">
            <text:p>0.375475145741838</text:p>
          </table:table-cell>
          <table:table-cell office:value-type="float" office:value="1.27" calcext:value-type="float">
            <text:p>1.27</text:p>
          </table:table-cell>
          <table:table-cell office:value-type="float" office:value="4412" calcext:value-type="float">
            <text:p>4412</text:p>
          </table:table-cell>
          <table:table-cell office:value-type="float" office:value="1.73" calcext:value-type="float">
            <text:p>1.73</text:p>
          </table:table-cell>
          <table:table-cell office:value-type="float" office:value="4524" calcext:value-type="float">
            <text:p>4524</text:p>
          </table:table-cell>
          <table:table-cell office:value-type="string" calcext:value-type="string">
            <text:p>02_NA12878_S1.chr11.bam.cram_rawstreams.DS_AP</text:p>
          </table:table-cell>
          <table:table-cell office:value-type="string" calcext:value-type="string">
            <text:p>DS_AP</text:p>
          </table:table-cell>
          <table:table-cell office:value-type="float" office:value="2" calcext:value-type="float">
            <text:p>2</text:p>
          </table:table-cell>
          <table:table-cell office:value-type="float" office:value="38.43712994" calcext:value-type="float">
            <text:p>38.43712994</text:p>
          </table:table-cell>
          <table:table-cell office:value-type="float" office:value="10.59472685" calcext:value-type="float">
            <text:p>10.594726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51186400" calcext:value-type="float">
            <text:p>51186400</text:p>
          </table:table-cell>
          <table:table-cell office:value-type="float" office:value="19239166" calcext:value-type="float">
            <text:p>19239166</text:p>
          </table:table-cell>
          <table:table-cell table:formula="of:=[.C168]/[.B168]" office:value-type="float" office:value="0.375864800025007" calcext:value-type="float">
            <text:p>0.375864800025007</text:p>
          </table:table-cell>
          <table:table-cell office:value-type="float" office:value="2.18" calcext:value-type="float">
            <text:p>2.18</text:p>
          </table:table-cell>
          <table:table-cell office:value-type="float" office:value="4840" calcext:value-type="float">
            <text:p>4840</text:p>
          </table:table-cell>
          <table:table-cell office:value-type="float" office:value="5.55" calcext:value-type="float">
            <text:p>5.55</text:p>
          </table:table-cell>
          <table:table-cell office:value-type="float" office:value="5816" calcext:value-type="float">
            <text:p>5816</text:p>
          </table:table-cell>
          <table:table-cell office:value-type="string" calcext:value-type="string">
            <text:p>02_NA12878_S1.chr11.bam.cram_rawstreams.DS_AP</text:p>
          </table:table-cell>
          <table:table-cell office:value-type="string" calcext:value-type="string">
            <text:p>DS_AP</text:p>
          </table:table-cell>
          <table:table-cell office:value-type="float" office:value="2" calcext:value-type="float">
            <text:p>2</text:p>
          </table:table-cell>
          <table:table-cell office:value-type="float" office:value="22.39227295" calcext:value-type="float">
            <text:p>22.39227295</text:p>
          </table:table-cell>
          <table:table-cell office:value-type="float" office:value="3.305927655" calcext:value-type="float">
            <text:p>3.3059276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51186400" calcext:value-type="float">
            <text:p>51186400</text:p>
          </table:table-cell>
          <table:table-cell office:value-type="float" office:value="19437103" calcext:value-type="float">
            <text:p>19437103</text:p>
          </table:table-cell>
          <table:table-cell table:formula="of:=[.C169]/[.B169]" office:value-type="float" office:value="0.379731784223934" calcext:value-type="float">
            <text:p>0.379731784223934</text:p>
          </table:table-cell>
          <table:table-cell office:value-type="float" office:value="4.34" calcext:value-type="float">
            <text:p>4.34</text:p>
          </table:table-cell>
          <table:table-cell office:value-type="float" office:value="805344" calcext:value-type="float">
            <text:p>805344</text:p>
          </table:table-cell>
          <table:table-cell office:value-type="float" office:value="4.64" calcext:value-type="float">
            <text:p>4.64</text:p>
          </table:table-cell>
          <table:table-cell office:value-type="float" office:value="824040" calcext:value-type="float">
            <text:p>824040</text:p>
          </table:table-cell>
          <table:table-cell office:value-type="string" calcext:value-type="string">
            <text:p>02_NA12878_S1.chr11.bam.cram_rawstreams.DS_AP</text:p>
          </table:table-cell>
          <table:table-cell office:value-type="string" calcext:value-type="string">
            <text:p>DS_AP</text:p>
          </table:table-cell>
          <table:table-cell office:value-type="float" office:value="2" calcext:value-type="float">
            <text:p>2</text:p>
          </table:table-cell>
          <table:table-cell office:value-type="float" office:value="11.24773157" calcext:value-type="float">
            <text:p>11.24773157</text:p>
          </table:table-cell>
          <table:table-cell office:value-type="float" office:value="3.994971103" calcext:value-type="float">
            <text:p>3.9949711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31950349" calcext:value-type="float">
            <text:p>31950349</text:p>
          </table:table-cell>
          <table:table-cell office:value-type="float" office:value="435497" calcext:value-type="float">
            <text:p>435497</text:p>
          </table:table-cell>
          <table:table-cell table:formula="of:=[.C170]/[.B170]" office:value-type="float" office:value="0.0136304301402154" calcext:value-type="float">
            <text:p>0.013630430140215</text:p>
          </table:table-cell>
          <table:table-cell office:value-type="float" office:value="1.08" calcext:value-type="float">
            <text:p>1.08</text:p>
          </table:table-cell>
          <table:table-cell office:value-type="float" office:value="1776" calcext:value-type="float">
            <text:p>1776</text:p>
          </table:table-cell>
          <table:table-cell office:value-type="float" office:value="0.45" calcext:value-type="float">
            <text:p>0.45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02_NA12878_S1.chr11.bam.cram_rawstreams.DS_X0C</text:p>
          </table:table-cell>
          <table:table-cell office:value-type="string" calcext:value-type="string">
            <text:p>DS_X0C</text:p>
          </table:table-cell>
          <table:table-cell office:value-type="float" office:value="2" calcext:value-type="float">
            <text:p>2</text:p>
          </table:table-cell>
          <table:table-cell office:value-type="float" office:value="28.21317337" calcext:value-type="float">
            <text:p>28.21317337</text:p>
          </table:table-cell>
          <table:table-cell office:value-type="float" office:value="0.922938453" calcext:value-type="float">
            <text:p>0.9229384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31950349" calcext:value-type="float">
            <text:p>31950349</text:p>
          </table:table-cell>
          <table:table-cell office:value-type="float" office:value="326612" calcext:value-type="float">
            <text:p>326612</text:p>
          </table:table-cell>
          <table:table-cell table:formula="of:=[.C171]/[.B171]" office:value-type="float" office:value="0.010222486145613" calcext:value-type="float">
            <text:p>0.010222486145613</text:p>
          </table:table-cell>
          <table:table-cell office:value-type="float" office:value="0.67" calcext:value-type="float">
            <text:p>0.67</text:p>
          </table:table-cell>
          <table:table-cell office:value-type="float" office:value="9864" calcext:value-type="float">
            <text:p>9864</text:p>
          </table:table-cell>
          <table:table-cell office:value-type="float" office:value="0.45" calcext:value-type="float">
            <text:p>0.45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02_NA12878_S1.chr11.bam.cram_rawstreams.DS_X0C</text:p>
          </table:table-cell>
          <table:table-cell office:value-type="string" calcext:value-type="string">
            <text:p>DS_X0C</text:p>
          </table:table-cell>
          <table:table-cell office:value-type="float" office:value="2" calcext:value-type="float">
            <text:p>2</text:p>
          </table:table-cell>
          <table:table-cell office:value-type="float" office:value="45.47795111" calcext:value-type="float">
            <text:p>45.47795111</text:p>
          </table:table-cell>
          <table:table-cell office:value-type="float" office:value="0.692181057" calcext:value-type="float">
            <text:p>0.6921810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31950349" calcext:value-type="float">
            <text:p>31950349</text:p>
          </table:table-cell>
          <table:table-cell office:value-type="float" office:value="351984" calcext:value-type="float">
            <text:p>351984</text:p>
          </table:table-cell>
          <table:table-cell table:formula="of:=[.C172]/[.B172]" office:value-type="float" office:value="0.0110165932772753" calcext:value-type="float">
            <text:p>0.011016593277275</text:p>
          </table:table-cell>
          <table:table-cell office:value-type="float" office:value="3.08" calcext:value-type="float">
            <text:p>3.08</text:p>
          </table:table-cell>
          <table:table-cell office:value-type="float" office:value="351548" calcext:value-type="float">
            <text:p>351548</text:p>
          </table:table-cell>
          <table:table-cell office:value-type="float" office:value="0.39" calcext:value-type="float">
            <text:p>0.39</text:p>
          </table:table-cell>
          <table:table-cell office:value-type="float" office:value="35268" calcext:value-type="float">
            <text:p>35268</text:p>
          </table:table-cell>
          <table:table-cell office:value-type="string" calcext:value-type="string">
            <text:p>02_NA12878_S1.chr11.bam.cram_rawstreams.DS_X0C</text:p>
          </table:table-cell>
          <table:table-cell office:value-type="string" calcext:value-type="string">
            <text:p>DS_X0C</text:p>
          </table:table-cell>
          <table:table-cell office:value-type="float" office:value="2" calcext:value-type="float">
            <text:p>2</text:p>
          </table:table-cell>
          <table:table-cell office:value-type="float" office:value="9.892930923" calcext:value-type="float">
            <text:p>9.892930923</text:p>
          </table:table-cell>
          <table:table-cell office:value-type="float" office:value="0.860713078" calcext:value-type="float">
            <text:p>0.86071307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31950349" calcext:value-type="float">
            <text:p>31950349</text:p>
          </table:table-cell>
          <table:table-cell office:value-type="float" office:value="1199093" calcext:value-type="float">
            <text:p>1199093</text:p>
          </table:table-cell>
          <table:table-cell table:formula="of:=[.C173]/[.B173]" office:value-type="float" office:value="0.0375298873887105" calcext:value-type="float">
            <text:p>0.037529887388711</text:p>
          </table:table-cell>
          <table:table-cell office:value-type="float" office:value="0.43" calcext:value-type="float">
            <text:p>0.43</text:p>
          </table:table-cell>
          <table:table-cell office:value-type="float" office:value="3860" calcext:value-type="float">
            <text:p>3860</text:p>
          </table:table-cell>
          <table:table-cell office:value-type="float" office:value="0.57" calcext:value-type="float">
            <text:p>0.57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02_NA12878_S1.chr11.bam.cram_rawstreams.DS_X0C</text:p>
          </table:table-cell>
          <table:table-cell office:value-type="string" calcext:value-type="string">
            <text:p>DS_X0C</text:p>
          </table:table-cell>
          <table:table-cell office:value-type="float" office:value="2" calcext:value-type="float">
            <text:p>2</text:p>
          </table:table-cell>
          <table:table-cell office:value-type="float" office:value="70.86099358" calcext:value-type="float">
            <text:p>70.86099358</text:p>
          </table:table-cell>
          <table:table-cell office:value-type="float" office:value="2.00621789" calcext:value-type="float">
            <text:p>2.0062178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31950349" calcext:value-type="float">
            <text:p>31950349</text:p>
          </table:table-cell>
          <table:table-cell office:value-type="float" office:value="604911" calcext:value-type="float">
            <text:p>604911</text:p>
          </table:table-cell>
          <table:table-cell table:formula="of:=[.C174]/[.B174]" office:value-type="float" office:value="0.0189328448337137" calcext:value-type="float">
            <text:p>0.018932844833714</text:p>
          </table:table-cell>
          <table:table-cell office:value-type="float" office:value="0.53" calcext:value-type="float">
            <text:p>0.53</text:p>
          </table:table-cell>
          <table:table-cell office:value-type="float" office:value="4220" calcext:value-type="float">
            <text:p>4220</text:p>
          </table:table-cell>
          <table:table-cell office:value-type="float" office:value="0.64" calcext:value-type="float">
            <text:p>0.64</text:p>
          </table:table-cell>
          <table:table-cell office:value-type="float" office:value="5128" calcext:value-type="float">
            <text:p>5128</text:p>
          </table:table-cell>
          <table:table-cell office:value-type="string" calcext:value-type="string">
            <text:p>02_NA12878_S1.chr11.bam.cram_rawstreams.DS_X0C</text:p>
          </table:table-cell>
          <table:table-cell office:value-type="string" calcext:value-type="string">
            <text:p>DS_X0C</text:p>
          </table:table-cell>
          <table:table-cell office:value-type="float" office:value="2" calcext:value-type="float">
            <text:p>2</text:p>
          </table:table-cell>
          <table:table-cell office:value-type="float" office:value="57.4909948" calcext:value-type="float">
            <text:p>57.4909948</text:p>
          </table:table-cell>
          <table:table-cell office:value-type="float" office:value="0.901387632" calcext:value-type="float">
            <text:p>0.9013876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31950349" calcext:value-type="float">
            <text:p>31950349</text:p>
          </table:table-cell>
          <table:table-cell office:value-type="float" office:value="342322" calcext:value-type="float">
            <text:p>342322</text:p>
          </table:table-cell>
          <table:table-cell table:formula="of:=[.C175]/[.B175]" office:value-type="float" office:value="0.0107141865649104" calcext:value-type="float">
            <text:p>0.010714186564911</text:p>
          </table:table-cell>
          <table:table-cell office:value-type="float" office:value="0.44" calcext:value-type="float">
            <text:p>0.44</text:p>
          </table:table-cell>
          <table:table-cell office:value-type="float" office:value="286060" calcext:value-type="float">
            <text:p>286060</text:p>
          </table:table-cell>
          <table:table-cell office:value-type="float" office:value="0.73" calcext:value-type="float">
            <text:p>0.73</text:p>
          </table:table-cell>
          <table:table-cell office:value-type="float" office:value="306144" calcext:value-type="float">
            <text:p>306144</text:p>
          </table:table-cell>
          <table:table-cell office:value-type="string" calcext:value-type="string">
            <text:p>02_NA12878_S1.chr11.bam.cram_rawstreams.DS_X0C</text:p>
          </table:table-cell>
          <table:table-cell office:value-type="string" calcext:value-type="string">
            <text:p>DS_X0C</text:p>
          </table:table-cell>
          <table:table-cell office:value-type="float" office:value="2" calcext:value-type="float">
            <text:p>2</text:p>
          </table:table-cell>
          <table:table-cell office:value-type="float" office:value="69.25051646" calcext:value-type="float">
            <text:p>69.25051646</text:p>
          </table:table-cell>
          <table:table-cell office:value-type="float" office:value="0.447210547" calcext:value-type="float">
            <text:p>0.4472105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6340310" calcext:value-type="float">
            <text:p>6340310</text:p>
          </table:table-cell>
          <table:table-cell table:formula="of:=[.C176]/[.B176]" office:value-type="float" office:value="0.137819214941446" calcext:value-type="float">
            <text:p>0.137819214941446</text:p>
          </table:table-cell>
          <table:table-cell office:value-type="float" office:value="113.91" calcext:value-type="float">
            <text:p>113.91</text:p>
          </table:table-cell>
          <table:table-cell office:value-type="float" office:value="1688" calcext:value-type="float">
            <text:p>1688</text:p>
          </table:table-cell>
          <table:table-cell office:value-type="float" office:value="0.72" calcext:value-type="float">
            <text:p>0.72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02_NA12878_S1.chr11.bam.cram_rawstreams.DS_XTA</text:p>
          </table:table-cell>
          <table:table-cell office:value-type="string" calcext:value-type="string">
            <text:p>DS_XTA</text:p>
          </table:table-cell>
          <table:table-cell office:value-type="float" office:value="2" calcext:value-type="float">
            <text:p>2</text:p>
          </table:table-cell>
          <table:table-cell office:value-type="float" office:value="0.385158029" calcext:value-type="float">
            <text:p>0.385158029</text:p>
          </table:table-cell>
          <table:table-cell office:value-type="float" office:value="8.398042785" calcext:value-type="float">
            <text:p>8.39804278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6245533" calcext:value-type="float">
            <text:p>6245533</text:p>
          </table:table-cell>
          <table:table-cell table:formula="of:=[.C177]/[.B177]" office:value-type="float" office:value="0.135759048840024" calcext:value-type="float">
            <text:p>0.135759048840024</text:p>
          </table:table-cell>
          <table:table-cell office:value-type="float" office:value="3.82" calcext:value-type="float">
            <text:p>3.82</text:p>
          </table:table-cell>
          <table:table-cell office:value-type="float" office:value="10528" calcext:value-type="float">
            <text:p>10528</text:p>
          </table:table-cell>
          <table:table-cell office:value-type="float" office:value="1.94" calcext:value-type="float">
            <text:p>1.94</text:p>
          </table:table-cell>
          <table:table-cell office:value-type="float" office:value="6848" calcext:value-type="float">
            <text:p>6848</text:p>
          </table:table-cell>
          <table:table-cell office:value-type="string" calcext:value-type="string">
            <text:p>02_NA12878_S1.chr11.bam.cram_rawstreams.DS_XTA</text:p>
          </table:table-cell>
          <table:table-cell office:value-type="string" calcext:value-type="string">
            <text:p>DS_XTA</text:p>
          </table:table-cell>
          <table:table-cell office:value-type="float" office:value="2" calcext:value-type="float">
            <text:p>2</text:p>
          </table:table-cell>
          <table:table-cell office:value-type="float" office:value="11.48517044" calcext:value-type="float">
            <text:p>11.48517044</text:p>
          </table:table-cell>
          <table:table-cell office:value-type="float" office:value="3.070208461" calcext:value-type="float">
            <text:p>3.07020846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5464112" calcext:value-type="float">
            <text:p>5464112</text:p>
          </table:table-cell>
          <table:table-cell table:formula="of:=[.C178]/[.B178]" office:value-type="float" office:value="0.118773313322556" calcext:value-type="float">
            <text:p>0.118773313322556</text:p>
          </table:table-cell>
          <table:table-cell office:value-type="float" office:value="77.77" calcext:value-type="float">
            <text:p>77.77</text:p>
          </table:table-cell>
          <table:table-cell office:value-type="float" office:value="473872" calcext:value-type="float">
            <text:p>473872</text:p>
          </table:table-cell>
          <table:table-cell office:value-type="float" office:value="0.82" calcext:value-type="float">
            <text:p>0.82</text:p>
          </table:table-cell>
          <table:table-cell office:value-type="float" office:value="47132" calcext:value-type="float">
            <text:p>47132</text:p>
          </table:table-cell>
          <table:table-cell office:value-type="string" calcext:value-type="string">
            <text:p>02_NA12878_S1.chr11.bam.cram_rawstreams.DS_XTA</text:p>
          </table:table-cell>
          <table:table-cell office:value-type="string" calcext:value-type="string">
            <text:p>DS_XTA</text:p>
          </table:table-cell>
          <table:table-cell office:value-type="float" office:value="2" calcext:value-type="float">
            <text:p>2</text:p>
          </table:table-cell>
          <table:table-cell office:value-type="float" office:value="0.564142357" calcext:value-type="float">
            <text:p>0.564142357</text:p>
          </table:table-cell>
          <table:table-cell office:value-type="float" office:value="6.354857654" calcext:value-type="float">
            <text:p>6.35485765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5713862" calcext:value-type="float">
            <text:p>5713862</text:p>
          </table:table-cell>
          <table:table-cell table:formula="of:=[.C179]/[.B179]" office:value-type="float" office:value="0.124202124994482" calcext:value-type="float">
            <text:p>0.124202124994482</text:p>
          </table:table-cell>
          <table:table-cell office:value-type="float" office:value="0.84" calcext:value-type="float">
            <text:p>0.84</text:p>
          </table:table-cell>
          <table:table-cell office:value-type="float" office:value="3872" calcext:value-type="float">
            <text:p>3872</text:p>
          </table:table-cell>
          <table:table-cell office:value-type="float" office:value="0.94" calcext:value-type="float">
            <text:p>0.94</text:p>
          </table:table-cell>
          <table:table-cell office:value-type="float" office:value="4244" calcext:value-type="float">
            <text:p>4244</text:p>
          </table:table-cell>
          <table:table-cell office:value-type="string" calcext:value-type="string">
            <text:p>02_NA12878_S1.chr11.bam.cram_rawstreams.DS_XTA</text:p>
          </table:table-cell>
          <table:table-cell office:value-type="string" calcext:value-type="string">
            <text:p>DS_XTA</text:p>
          </table:table-cell>
          <table:table-cell office:value-type="float" office:value="2" calcext:value-type="float">
            <text:p>2</text:p>
          </table:table-cell>
          <table:table-cell office:value-type="float" office:value="52.23017988" calcext:value-type="float">
            <text:p>52.23017988</text:p>
          </table:table-cell>
          <table:table-cell office:value-type="float" office:value="5.79698238" calcext:value-type="float">
            <text:p>5.796982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5010683" calcext:value-type="float">
            <text:p>5010683</text:p>
          </table:table-cell>
          <table:table-cell table:formula="of:=[.C180]/[.B180]" office:value-type="float" office:value="0.108917134553429" calcext:value-type="float">
            <text:p>0.108917134553429</text:p>
          </table:table-cell>
          <table:table-cell office:value-type="float" office:value="0.94" calcext:value-type="float">
            <text:p>0.94</text:p>
          </table:table-cell>
          <table:table-cell office:value-type="float" office:value="3780" calcext:value-type="float">
            <text:p>3780</text:p>
          </table:table-cell>
          <table:table-cell office:value-type="float" office:value="1.02" calcext:value-type="float">
            <text:p>1.02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02_NA12878_S1.chr11.bam.cram_rawstreams.DS_XTA</text:p>
          </table:table-cell>
          <table:table-cell office:value-type="string" calcext:value-type="string">
            <text:p>DS_XTA</text:p>
          </table:table-cell>
          <table:table-cell office:value-type="float" office:value="2" calcext:value-type="float">
            <text:p>2</text:p>
          </table:table-cell>
          <table:table-cell office:value-type="float" office:value="46.67377776" calcext:value-type="float">
            <text:p>46.67377776</text:p>
          </table:table-cell>
          <table:table-cell office:value-type="float" office:value="4.684862436" calcext:value-type="float">
            <text:p>4.6848624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5008656" calcext:value-type="float">
            <text:p>5008656</text:p>
          </table:table-cell>
          <table:table-cell table:formula="of:=[.C181]/[.B181]" office:value-type="float" office:value="0.108873073687527" calcext:value-type="float">
            <text:p>0.108873073687527</text:p>
          </table:table-cell>
          <table:table-cell office:value-type="float" office:value="3.29" calcext:value-type="float">
            <text:p>3.29</text:p>
          </table:table-cell>
          <table:table-cell office:value-type="float" office:value="891264" calcext:value-type="float">
            <text:p>891264</text:p>
          </table:table-cell>
          <table:table-cell office:value-type="float" office:value="2.55" calcext:value-type="float">
            <text:p>2.55</text:p>
          </table:table-cell>
          <table:table-cell office:value-type="float" office:value="894680" calcext:value-type="float">
            <text:p>894680</text:p>
          </table:table-cell>
          <table:table-cell office:value-type="string" calcext:value-type="string">
            <text:p>02_NA12878_S1.chr11.bam.cram_rawstreams.DS_XTA</text:p>
          </table:table-cell>
          <table:table-cell office:value-type="string" calcext:value-type="string">
            <text:p>DS_XTA</text:p>
          </table:table-cell>
          <table:table-cell office:value-type="float" office:value="2" calcext:value-type="float">
            <text:p>2</text:p>
          </table:table-cell>
          <table:table-cell office:value-type="float" office:value="13.33536508" calcext:value-type="float">
            <text:p>13.33536508</text:p>
          </table:table-cell>
          <table:table-cell office:value-type="float" office:value="1.873186897" calcext:value-type="float">
            <text:p>1.8731868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MacOSX_X86_64 LibreOffice_project/23edc44b61b830b7d749943e020e96f5a7df63bf</meta:generator>
    <dc:date>2019-11-01T21:19:09.817246697</dc:date>
    <meta:editing-duration>PT8M22S</meta:editing-duration>
    <meta:editing-cycles>3</meta:editing-cycles>
    <meta:document-statistic meta:table-count="1" meta:cell-count="2896" meta:object-count="0"/>
  </office:meta>
</office:document-meta>
</file>